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5.662cm"/>
    </style:style>
    <style:style style:name="co6" style:family="table-column">
      <style:table-column-properties fo:break-before="auto" style:column-width="2.395cm"/>
    </style:style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2.626cm"/>
    </style:style>
    <style:style style:name="co10" style:family="table-column">
      <style:table-column-properties fo:break-before="auto" style:column-width="7.842cm"/>
    </style:style>
    <style:style style:name="co11" style:family="table-column">
      <style:table-column-properties fo:break-before="auto" style:column-width="7.7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7">
      <style:table-cell-properties fo:background-color="#e6e6e6"/>
    </style:style>
    <style:style style:name="ce26" style:family="table-cell" style:parent-style-name="Default" style:data-style-name="N107">
      <style:text-properties fo:font-style="italic" style:font-style-asian="italic" style:font-style-complex="italic"/>
    </style:style>
    <style:style style:name="ce27" style:family="table-cell" style:parent-style-name="Default" style:data-style-name="N107"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ackground-color="#e6e6e6"/>
    </style:style>
    <style:style style:name="ce7" style:family="table-cell" style:parent-style-name="Default" style:data-style-name="N107"/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5cm solid #000000" fo:background-color="#e6e6e6" fo:border-left="none" fo:border-right="0.035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5cm solid #000000" fo:background-color="#e6e6e6" fo:border-left="none" fo:border-right="0.035cm solid #000000" fo:border-top="0.035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32" style:family="table-cell" style:parent-style-name="Default">
      <style:table-cell-properties fo:border-bottom="0.035cm solid #000000" fo:background-color="#ff950e" fo:border-left="none" fo:border-right="0.035cm solid #000000" fo:border-top="0.035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35cm solid #000000" fo:border-top="0.035cm solid #000000"/>
    </style:style>
    <style:style style:name="ce34" style:family="table-cell" style:parent-style-name="Default" style:data-style-name="N107">
      <style:table-cell-properties fo:border-bottom="0.035cm solid #000000" fo:background-color="#e6e6e6" fo:border-left="0.035cm solid #000000" fo:border-right="none" fo:border-top="none"/>
    </style:style>
    <style:style style:name="ce35" style:family="table-cell" style:parent-style-name="Default" style:data-style-name="N107">
      <style:table-cell-properties fo:border-bottom="0.035cm solid #000000" fo:background-color="#e6e6e6" fo:border-left="0.035cm solid #000000" fo:border-right="none" fo:border-top="0.035cm solid #000000"/>
    </style:style>
    <style:style style:name="ce36" style:family="table-cell" style:parent-style-name="Default" style:data-style-name="N107">
      <style:table-cell-properties fo:border-bottom="0.035cm solid #000000" fo:border-left="0.035cm solid #000000" fo:border-right="none" fo:border-top="0.035cm solid #000000"/>
    </style:style>
    <style:style style:name="ce37" style:family="table-cell" style:parent-style-name="Default" style:data-style-name="N107">
      <style:table-cell-properties fo:border-bottom="0.035cm solid #000000" fo:background-color="#ff950e" fo:border-left="0.035cm solid #000000" fo:border-right="none" fo:border-top="0.035cm solid #000000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none" fo:border-left="0.035cm solid #000000" fo:border-right="none" fo:border-top="0.035cm solid #000000"/>
    </style:style>
    <style:style style:name="ce3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order-bottom="0.035cm solid #000000" fo:background-color="#e6e6e6" fo:border-left="0.035cm solid #000000" fo:border-right="0.035cm solid #000000" fo:border-top="none"/>
    </style:style>
    <style:style style:name="ce41" style:family="table-cell" style:parent-style-name="Default" style:data-style-name="N107">
      <style:table-cell-properties fo:background-color="#e6e6e6" fo:border="0.035cm solid #000000"/>
    </style:style>
    <style:style style:name="ce42" style:family="table-cell" style:parent-style-name="Default" style:data-style-name="N107">
      <style:table-cell-properties fo:border="0.035cm solid #000000"/>
    </style:style>
    <style:style style:name="ce43" style:family="table-cell" style:parent-style-name="Default" style:data-style-name="N107">
      <style:table-cell-properties fo:background-color="#ff950e" fo:border="0.035cm solid #000000"/>
      <style:text-properties fo:font-weight="bold" style:font-weight-asian="bold" style:font-weight-complex="bold"/>
    </style:style>
    <style:style style:name="ce44" style:family="table-cell" style:parent-style-name="Default" style:data-style-name="N107">
      <style:table-cell-properties fo:border-bottom="none" fo:border-left="0.035cm solid #000000" fo:border-right="0.035cm solid #000000" fo:border-top="0.035cm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Rentabilitätsvorschau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ce7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>
            <text:p>Aufstellung der monatlichen Fixkosten</text:p>
          </table:table-cell>
          <table:table-cell table:style-name="Default"/>
          <table:table-cell/>
          <table:table-cell table:style-name="ce15" office:value-type="string">
            <text:p>Beispielrechnung für Semina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9" office:value-type="string" table:number-columns-spanned="1" table:number-rows-spanned="7">
            <text:p>Firmenseminar</text:p>
          </table:table-cell>
          <table:table-cell table:style-name="ce39" office:value-type="string" table:number-columns-spanned="1" table:number-rows-spanned="7">
            <text:p>Hochschulseminar</text:p>
          </table:table-cell>
          <table:table-cell table:style-name="ce39" office:value-type="string" table:number-columns-spanned="1" table:number-rows-spanned="7">
            <text:p>Offenes Seminar</text:p>
          </table:table-cell>
        </table:table-row>
        <table:table-row table:style-name="ro1">
          <table:table-cell/>
          <table:table-cell table:style-name="ce16" office:value-type="string">
            <text:p>Firmenausgaben</text:p>
          </table:table-cell>
          <table:table-cell table:style-name="ce34" table:formula="of:=[.C9]" office:value-type="currency" office:currency="EUR" office:value="250">
            <text:p>250,00 €</text:p>
          </table:table-cell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17" office:value-type="string">
            <text:p>Abgaben und Versicherungen</text:p>
          </table:table-cell>
          <table:table-cell table:style-name="ce35" table:formula="of:=[.C15]" office:value-type="currency" office:currency="EUR" office:value="901.333333333333">
            <text:p>901,33 €</text:p>
          </table:table-cell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17" office:value-type="string">
            <text:p>Lebensunterhalt</text:p>
          </table:table-cell>
          <table:table-cell table:style-name="ce35" table:formula="of:=[.C23]" office:value-type="currency" office:currency="EUR" office:value="2105">
            <text:p>2.105,00 €</text:p>
          </table:table-cell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17" office:value-type="string">
            <text:p>Rücklagen</text:p>
          </table:table-cell>
          <table:table-cell table:style-name="ce35" table:formula="of:=[.C33]" office:value-type="currency" office:currency="EUR" office:value="260">
            <text:p>260,00 €</text:p>
          </table:table-cell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31"/>
          <table:table-cell table:style-name="ce36"/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32" office:value-type="string">
            <text:p>Firmenausgaben</text:p>
          </table:table-cell>
          <table:table-cell table:style-name="ce37" table:formula="of:=SUM([.C10:.C13])" office:value-type="currency" office:currency="EUR" office:value="250">
            <text:p>250,00 €</text:p>
          </table:table-cell>
          <table:table-cell table:number-columns-repeated="2"/>
          <table:covered-table-cell table:number-columns-repeated="3" table:style-name="ce15"/>
        </table:table-row>
        <table:table-row table:style-name="ro1">
          <table:table-cell/>
          <table:table-cell table:style-name="ce31" office:value-type="string">
            <text:p>HVV Monatskarte</text:p>
          </table:table-cell>
          <table:table-cell table:style-name="ce36" office:value-type="currency" office:currency="EUR" office:value="75">
            <text:p>75,00 €</text:p>
          </table:table-cell>
          <table:table-cell/>
          <table:table-cell table:style-name="ce16" office:value-type="string">
            <text:p>Fixkosten</text:p>
          </table:table-cell>
          <table:table-cell table:style-name="ce40" table:formula="of:=[.F14]" office:value-type="currency" office:currency="EUR" office:value="100">
            <text:p>100,00 €</text:p>
          </table:table-cell>
          <table:table-cell table:style-name="ce40" table:formula="of:=[.G14]" office:value-type="currency" office:currency="EUR" office:value="200">
            <text:p>200,00 €</text:p>
          </table:table-cell>
          <table:table-cell table:style-name="ce34" table:formula="of:=[.H14]" office:value-type="currency" office:currency="EUR" office:value="750">
            <text:p>750,00 €</text:p>
          </table:table-cell>
        </table:table-row>
        <table:table-row table:style-name="ro1">
          <table:table-cell/>
          <table:table-cell table:style-name="ce31" office:value-type="string">
            <text:p>Telefon</text:p>
          </table:table-cell>
          <table:table-cell table:style-name="ce36" office:value-type="currency" office:currency="EUR" office:value="40">
            <text:p>40,00 €</text:p>
          </table:table-cell>
          <table:table-cell/>
          <table:table-cell table:style-name="ce17" office:value-type="string">
            <text:p>Seminargebühren</text:p>
          </table:table-cell>
          <table:table-cell table:style-name="ce41" table:formula="of:=[.F20]" office:value-type="currency" office:currency="EUR" office:value="1200">
            <text:p>1.200,00 €</text:p>
          </table:table-cell>
          <table:table-cell table:style-name="ce41" table:formula="of:=[.G20]" office:value-type="currency" office:currency="EUR" office:value="1000">
            <text:p>1.000,00 €</text:p>
          </table:table-cell>
          <table:table-cell table:style-name="ce35" table:formula="of:=[.H20]" office:value-type="currency" office:currency="EUR" office:value="5000">
            <text:p>5.000,00 €</text:p>
          </table:table-cell>
        </table:table-row>
        <table:table-row table:style-name="ro1">
          <table:table-cell/>
          <table:table-cell table:style-name="ce31" office:value-type="string">
            <text:p>Webserver</text:p>
          </table:table-cell>
          <table:table-cell table:style-name="ce36" office:value-type="currency" office:currency="EUR" office:value="15">
            <text:p>15,00 €</text:p>
          </table:table-cell>
          <table:table-cell/>
          <table:table-cell table:style-name="ce17" office:value-type="string">
            <text:p>Umsatz</text:p>
          </table:table-cell>
          <table:table-cell table:style-name="ce41" table:formula="of:=[.F11]-[.F10]" office:value-type="currency" office:currency="EUR" office:value="1100">
            <text:p>1.100,00 €</text:p>
          </table:table-cell>
          <table:table-cell table:style-name="ce41" table:formula="of:=[.G11]-[.G10]" office:value-type="currency" office:currency="EUR" office:value="800">
            <text:p>800,00 €</text:p>
          </table:table-cell>
          <table:table-cell table:style-name="ce35" table:formula="of:=[.H11]-[.H10]" office:value-type="currency" office:currency="EUR" office:value="4250">
            <text:p>4.250,00 €</text:p>
          </table:table-cell>
        </table:table-row>
        <table:table-row table:style-name="ro1">
          <table:table-cell/>
          <table:table-cell table:style-name="ce31" office:value-type="string">
            <text:p>Büroartikel</text:p>
          </table:table-cell>
          <table:table-cell table:style-name="ce36" office:value-type="currency" office:currency="EUR" office:value="120">
            <text:p>120,00 €</text:p>
          </table:table-cell>
          <table:table-cell/>
          <table:table-cell table:style-name="ce31"/>
          <table:table-cell table:style-name="ce42" table:number-columns-repeated="2"/>
          <table:table-cell table:style-name="ce36"/>
        </table:table-row>
        <table:table-row table:style-name="ro1">
          <table:table-cell/>
          <table:table-cell table:style-name="ce31"/>
          <table:table-cell table:style-name="ce36"/>
          <table:table-cell/>
          <table:table-cell table:style-name="ce32" office:value-type="string">
            <text:p>Fixkosten</text:p>
          </table:table-cell>
          <table:table-cell table:style-name="ce43" table:formula="of:=SUM([.F15:.F17])" office:value-type="currency" office:currency="EUR" office:value="100">
            <text:p>100,00 €</text:p>
          </table:table-cell>
          <table:table-cell table:style-name="ce43" table:formula="of:=SUM([.G15:.G17])" office:value-type="currency" office:currency="EUR" office:value="200">
            <text:p>200,00 €</text:p>
          </table:table-cell>
          <table:table-cell table:style-name="ce37" table:formula="of:=SUM([.H15:.H17])" office:value-type="currency" office:currency="EUR" office:value="750">
            <text:p>750,00 €</text:p>
          </table:table-cell>
        </table:table-row>
        <table:table-row table:style-name="ro1">
          <table:table-cell/>
          <table:table-cell table:style-name="ce32" office:value-type="string">
            <text:p>Abgaben und Versicherungen</text:p>
          </table:table-cell>
          <table:table-cell table:style-name="ce37" table:formula="of:=SUM([.C16:.C21])" office:value-type="currency" office:currency="EUR" office:value="901.333333333333">
            <text:p>901,33 €</text:p>
          </table:table-cell>
          <table:table-cell/>
          <table:table-cell table:style-name="ce31" office:value-type="string">
            <text:p>Seminarraum</text:p>
          </table:table-cell>
          <table:table-cell table:style-name="ce42" office:value-type="currency" office:currency="EUR" office:value="0">
            <text:p>0,00 €</text:p>
          </table:table-cell>
          <table:table-cell table:style-name="ce42" office:value-type="currency" office:currency="EUR" office:value="100">
            <text:p>100,00 €</text:p>
          </table:table-cell>
          <table:table-cell table:style-name="ce36" office:value-type="currency" office:currency="EUR" office:value="500">
            <text:p>500,00 €</text:p>
          </table:table-cell>
        </table:table-row>
        <table:table-row table:style-name="ro1">
          <table:table-cell/>
          <table:table-cell table:style-name="ce31" office:value-type="string">
            <text:p>Krankenversicherung (Barmer GEK)</text:p>
          </table:table-cell>
          <table:table-cell table:style-name="ce36" office:value-type="currency" office:currency="EUR" office:value="575.44">
            <text:p>575,44 €</text:p>
          </table:table-cell>
          <table:table-cell/>
          <table:table-cell table:style-name="ce31" office:value-type="string">
            <text:p>Catering</text:p>
          </table:table-cell>
          <table:table-cell table:number-columns-repeated="2" table:style-name="ce42" office:value-type="currency" office:currency="EUR" office:value="0">
            <text:p>0,00 €</text:p>
          </table:table-cell>
          <table:table-cell table:style-name="ce36" office:value-type="currency" office:currency="EUR" office:value="150">
            <text:p>150,00 €</text:p>
          </table:table-cell>
        </table:table-row>
        <table:table-row table:style-name="ro1">
          <table:table-cell/>
          <table:table-cell table:style-name="ce31" office:value-type="string">
            <text:p>Pflegeversicherung</text:p>
          </table:table-cell>
          <table:table-cell table:style-name="ce36" office:value-type="currency" office:currency="EUR" office:value="81.68">
            <text:p>81,68 €</text:p>
          </table:table-cell>
          <table:table-cell/>
          <table:table-cell table:style-name="ce31" office:value-type="string">
            <text:p>Arbeitsmaterialien</text:p>
          </table:table-cell>
          <table:table-cell table:number-columns-repeated="2" table:style-name="ce42" office:value-type="currency" office:currency="EUR" office:value="100">
            <text:p>100,00 €</text:p>
          </table:table-cell>
          <table:table-cell table:style-name="ce36" office:value-type="currency" office:currency="EUR" office:value="100">
            <text:p>100,00 €</text:p>
          </table:table-cell>
        </table:table-row>
        <table:table-row table:style-name="ro1">
          <table:table-cell/>
          <table:table-cell table:style-name="ce31" office:value-type="string">
            <text:p>Arbeitslosenversicherung (freiw.)</text:p>
          </table:table-cell>
          <table:table-cell table:style-name="ce36" office:value-type="currency" office:currency="EUR" office:value="37.5">
            <text:p>37,50 €</text:p>
          </table:table-cell>
          <table:table-cell/>
          <table:table-cell table:style-name="ce31" office:value-type="string">
            <text:p>Reisekosten (ggf. Mietwagen)</text:p>
          </table:table-cell>
          <table:table-cell table:number-columns-repeated="2" table:style-name="ce42" office:value-type="currency" office:currency="EUR" office:value="150">
            <text:p>150,00 €</text:p>
          </table:table-cell>
          <table:table-cell table:style-name="ce36" office:value-type="currency" office:currency="EUR" office:value="150">
            <text:p>150,00 €</text:p>
          </table:table-cell>
        </table:table-row>
        <table:table-row table:style-name="ro1">
          <table:table-cell/>
          <table:table-cell table:style-name="ce31" office:value-type="string">
            <text:p>Berufsunfähigkeitsversicherung</text:p>
          </table:table-cell>
          <table:table-cell table:style-name="ce36" office:value-type="currency" office:currency="EUR" office:value="98.64">
            <text:p>98,64 €</text:p>
          </table:table-cell>
          <table:table-cell/>
          <table:table-cell table:style-name="ce31"/>
          <table:table-cell table:style-name="ce42" table:number-columns-repeated="2"/>
          <table:table-cell table:style-name="ce36"/>
        </table:table-row>
        <table:table-row table:style-name="ro1">
          <table:table-cell/>
          <table:table-cell table:style-name="ce31" office:value-type="string">
            <text:p>Firmen-Rechtsschutzversicherung (511,30€ p.a.)</text:p>
          </table:table-cell>
          <table:table-cell table:style-name="ce36" table:formula="of:=511.3/12" office:value-type="currency" office:currency="EUR" office:value="42.6083333333333">
            <text:p>42,61 €</text:p>
          </table:table-cell>
          <table:table-cell/>
          <table:table-cell table:style-name="ce32" office:value-type="string">
            <text:p>Seminargebühren</text:p>
          </table:table-cell>
          <table:table-cell table:style-name="ce43" table:formula="of:=SUM([.F21:.F23])" office:value-type="currency" office:currency="EUR" office:value="1200">
            <text:p>1.200,00 €</text:p>
          </table:table-cell>
          <table:table-cell table:style-name="ce43" table:formula="of:=SUM([.G21:.G23])" office:value-type="currency" office:currency="EUR" office:value="1000">
            <text:p>1.000,00 €</text:p>
          </table:table-cell>
          <table:table-cell table:style-name="ce37" table:formula="of:=SUM([.H21:.H23])" office:value-type="currency" office:currency="EUR" office:value="5000">
            <text:p>5.000,00 €</text:p>
          </table:table-cell>
        </table:table-row>
        <table:table-row table:style-name="ro1">
          <table:table-cell/>
          <table:table-cell table:style-name="ce31" office:value-type="string">
            <text:p>Berufshaftpflicht (785,85€ p.a.)</text:p>
          </table:table-cell>
          <table:table-cell table:style-name="ce36" table:formula="of:=785.58/12" office:value-type="currency" office:currency="EUR" office:value="65.465">
            <text:p>65,47 €</text:p>
          </table:table-cell>
          <table:table-cell/>
          <table:table-cell table:style-name="ce31" office:value-type="string">
            <text:p>Firmenseminar: <text:s text:c="6"/>Tagessatz 1.200€</text:p>
          </table:table-cell>
          <table:table-cell table:style-name="ce42" office:value-type="currency" office:currency="EUR" office:value="1200">
            <text:p>1.200,00 €</text:p>
          </table:table-cell>
          <table:table-cell table:style-name="ce42"/>
          <table:table-cell table:style-name="ce36"/>
        </table:table-row>
        <table:table-row table:style-name="ro1">
          <table:table-cell/>
          <table:table-cell table:style-name="ce31"/>
          <table:table-cell table:style-name="ce36"/>
          <table:table-cell/>
          <table:table-cell table:style-name="ce31" office:value-type="string">
            <text:p>Hochschulseminar: 20 Teilnehmer / 50€</text:p>
          </table:table-cell>
          <table:table-cell table:style-name="ce42"/>
          <table:table-cell table:style-name="ce42" table:formula="of:=20*50" office:value-type="currency" office:currency="EUR" office:value="1000">
            <text:p>1.000,00 €</text:p>
          </table:table-cell>
          <table:table-cell table:style-name="ce36"/>
        </table:table-row>
        <table:table-row table:style-name="ro1">
          <table:table-cell/>
          <table:table-cell table:style-name="ce32" office:value-type="string">
            <text:p>Lebensunterhalt</text:p>
          </table:table-cell>
          <table:table-cell table:style-name="ce37" table:formula="of:=SUM([.C24:.C31])" office:value-type="currency" office:currency="EUR" office:value="2105">
            <text:p>2.105,00 €</text:p>
          </table:table-cell>
          <table:table-cell/>
          <table:table-cell table:style-name="ce33" office:value-type="string">
            <text:p>Offenes Seminar: <text:s/>10 Teilnehmer / 500€</text:p>
          </table:table-cell>
          <table:table-cell table:style-name="ce44" table:number-columns-repeated="2"/>
          <table:table-cell table:style-name="ce38" table:formula="of:=10*500" office:value-type="currency" office:currency="EUR" office:value="5000">
            <text:p>5.000,00 €</text:p>
          </table:table-cell>
        </table:table-row>
        <table:table-row table:style-name="ro1">
          <table:table-cell/>
          <table:table-cell table:style-name="ce31" office:value-type="string">
            <text:p>Miete inkl. Betriebskosten</text:p>
          </table:table-cell>
          <table:table-cell table:style-name="ce36" office:value-type="currency" office:currency="EUR" office:value="975">
            <text:p>975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Strom</text:p>
          </table:table-cell>
          <table:table-cell table:style-name="ce36" office:value-type="currency" office:currency="EUR" office:value="55">
            <text:p>55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Wasser</text:p>
          </table:table-cell>
          <table:table-cell table:style-name="ce36" office:value-type="currency" office:currency="EUR" office:value="25">
            <text:p>25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Telefon, Internet</text:p>
          </table:table-cell>
          <table:table-cell table:style-name="ce36" office:value-type="currency" office:currency="EUR" office:value="100">
            <text:p>100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Lebensmittel</text:p>
          </table:table-cell>
          <table:table-cell table:style-name="ce36" office:value-type="currency" office:currency="EUR" office:value="400">
            <text:p>400,00 €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>
            <text:p>Versicherungen <text:span text:style-name="T1">(Hausrat, Haftpflicht, …)</text:span></text:p>
          </table:table-cell>
          <table:table-cell table:style-name="ce36" office:value-type="currency" office:currency="EUR" office:value="50">
            <text:p>50,00 €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>
            <text:p>Regelmäßige Ausgaben<text:span text:style-name="T1"> (Vereine, Ärzte, …)</text:span></text:p>
          </table:table-cell>
          <table:table-cell table:style-name="ce36" office:value-type="currency" office:currency="EUR" office:value="200">
            <text:p>200,00 €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>
            <text:p>Weitere Ausgaben <text:span text:style-name="T1">(Kleidung, Kultur, Leben,…)</text:span></text:p>
          </table:table-cell>
          <table:table-cell table:style-name="ce36" office:value-type="currency" office:currency="EUR" office:value="300">
            <text:p>300,00 €</text:p>
          </table:table-cell>
          <table:table-cell table:number-columns-repeated="5"/>
        </table:table-row>
        <table:table-row table:style-name="ro1">
          <table:table-cell/>
          <table:table-cell table:style-name="ce31"/>
          <table:table-cell table:style-name="ce36"/>
          <table:table-cell table:number-columns-repeated="5"/>
        </table:table-row>
        <table:table-row table:style-name="ro1">
          <table:table-cell/>
          <table:table-cell table:style-name="ce32" office:value-type="string">
            <text:p>Rücklagen</text:p>
          </table:table-cell>
          <table:table-cell table:style-name="ce37" table:formula="of:=SUM([.C34:.C35])" office:value-type="currency" office:currency="EUR" office:value="260">
            <text:p>260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Bausparen LBS</text:p>
          </table:table-cell>
          <table:table-cell table:style-name="ce36" office:value-type="currency" office:currency="EUR" office:value="200">
            <text:p>200,00 €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>
            <text:p>Bausparen Debeka</text:p>
          </table:table-cell>
          <table:table-cell table:style-name="ce36" office:value-type="currency" office:currency="EUR" office:value="60">
            <text:p>60,00 €</text:p>
          </table:table-cell>
          <table:table-cell table:number-columns-repeated="5"/>
        </table:table-row>
        <table:table-row table:style-name="ro1">
          <table:table-cell/>
          <table:table-cell table:style-name="ce33"/>
          <table:table-cell table:style-name="ce38"/>
          <table:table-cell table:number-columns-repeated="5"/>
        </table:table-row>
        <table:table-row table:style-name="ro1" table:number-rows-repeated="655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quiditätspla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ce26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table:style-name="ce18" office:value-type="float" office:value="2011" table:number-columns-spanned="1" table:number-rows-spanned="23">
            <text:p>2011</text:p>
          </table:table-cell>
          <table:table-cell table:style-name="ce21"/>
          <table:table-cell table:style-name="ce24" office:value-type="string">
            <text:p>Januar</text:p>
          </table:table-cell>
          <table:table-cell table:style-name="ce24" office:value-type="string">
            <text:p>Februar</text:p>
          </table:table-cell>
          <table:table-cell table:style-name="ce24" office:value-type="string">
            <text:p>März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i</text:p>
          </table:table-cell>
          <table:table-cell table:style-name="ce24" office:value-type="string">
            <text:p>Juni</text:p>
          </table:table-cell>
          <table:table-cell table:style-name="ce24" office:value-type="string">
            <text:p>Juli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k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zember</text:p>
          </table:table-cell>
          <table:table-cell table:style-name="ce19" table:number-columns-repeated="1009"/>
        </table:table-row>
        <table:table-row table:style-name="ro1">
          <table:covered-table-cell table:style-name="ce19"/>
          <table:table-cell table:style-name="ce22" office:value-type="string">
            <text:p>Einnahmen</text:p>
          </table:table-cell>
          <table:table-cell table:style-name="ce25" table:formula="of:=SUM([.C4:.C7])" office:value-type="currency" office:currency="EUR" office:value="0">
            <text:p>0,00 €</text:p>
          </table:table-cell>
          <table:table-cell table:style-name="ce25" table:formula="of:=SUM([.D4:.D7])" office:value-type="currency" office:currency="EUR" office:value="0">
            <text:p>0,00 €</text:p>
          </table:table-cell>
          <table:table-cell table:style-name="ce25" table:formula="of:=SUM([.E4:.E7])" office:value-type="currency" office:currency="EUR" office:value="0">
            <text:p>0,00 €</text:p>
          </table:table-cell>
          <table:table-cell table:style-name="ce25" table:formula="of:=SUM([.F4:.F7])" office:value-type="currency" office:currency="EUR" office:value="0">
            <text:p>0,00 €</text:p>
          </table:table-cell>
          <table:table-cell table:style-name="ce25" table:formula="of:=SUM([.G4:.G7])" office:value-type="currency" office:currency="EUR" office:value="0">
            <text:p>0,00 €</text:p>
          </table:table-cell>
          <table:table-cell table:style-name="ce25" table:formula="of:=SUM([.H4:.H7])" office:value-type="currency" office:currency="EUR" office:value="0">
            <text:p>0,00 €</text:p>
          </table:table-cell>
          <table:table-cell table:style-name="ce25" table:formula="of:=SUM([.I4:.I7])" office:value-type="currency" office:currency="EUR" office:value="0">
            <text:p>0,00 €</text:p>
          </table:table-cell>
          <table:table-cell table:style-name="ce25" table:formula="of:=SUM([.J4:.J7])" office:value-type="currency" office:currency="EUR" office:value="0">
            <text:p>0,00 €</text:p>
          </table:table-cell>
          <table:table-cell table:style-name="ce25" table:formula="of:=SUM([.K4:.K7])" office:value-type="currency" office:currency="EUR" office:value="0">
            <text:p>0,00 €</text:p>
          </table:table-cell>
          <table:table-cell table:style-name="ce25" table:formula="of:=SUM([.L4:.L7])" office:value-type="currency" office:currency="EUR" office:value="800">
            <text:p>800,00 €</text:p>
          </table:table-cell>
          <table:table-cell table:style-name="ce25" table:formula="of:=SUM([.M4:.M7])" office:value-type="currency" office:currency="EUR" office:value="1600">
            <text:p>1.600,00 €</text:p>
          </table:table-cell>
          <table:table-cell table:style-name="ce25" table:formula="of:=SUM([.N4:.N7])" office:value-type="currency" office:currency="EUR" office:value="2400">
            <text:p>2.400,00 €</text:p>
          </table:table-cell>
          <table:table-cell table:style-name="ce19" table:number-columns-repeated="1009"/>
        </table:table-row>
        <table:table-row table:style-name="ro1">
          <table:covered-table-cell table:style-name="ce19"/>
          <table:table-cell office:value-type="string">
            <text:p>Seminare</text:p>
          </table:table-cell>
          <table:table-cell office:value-type="currency" office:currency="EUR" office:value="0">
            <text:p>0,00 €</text:p>
          </table:table-cell>
          <table:table-cell table:formula="of:=[.C4]" office:value-type="currency" office:currency="EUR" office:value="0">
            <text:p>0,00 €</text:p>
          </table:table-cell>
          <table:table-cell table:formula="of:=[.D4]" office:value-type="currency" office:currency="EUR" office:value="0">
            <text:p>0,00 €</text:p>
          </table:table-cell>
          <table:table-cell table:formula="of:=[.E4]" office:value-type="currency" office:currency="EUR" office:value="0">
            <text:p>0,00 €</text:p>
          </table:table-cell>
          <table:table-cell table:formula="of:=[.F4]" office:value-type="currency" office:currency="EUR" office:value="0">
            <text:p>0,00 €</text:p>
          </table:table-cell>
          <table:table-cell table:formula="of:=[.G4]" office:value-type="currency" office:currency="EUR" office:value="0">
            <text:p>0,00 €</text:p>
          </table:table-cell>
          <table:table-cell table:formula="of:=[.H4]" office:value-type="currency" office:currency="EUR" office:value="0">
            <text:p>0,00 €</text:p>
          </table:table-cell>
          <table:table-cell table:formula="of:=[.I4]" office:value-type="currency" office:currency="EUR" office:value="0">
            <text:p>0,00 €</text:p>
          </table:table-cell>
          <table:table-cell table:formula="of:=[.J4]" office:value-type="currency" office:currency="EUR" office:value="0">
            <text:p>0,00 €</text:p>
          </table:table-cell>
          <table:table-cell office:value-type="currency" office:currency="EUR" office:value="800">
            <text:p>800,00 €</text:p>
          </table:table-cell>
          <table:table-cell office:value-type="currency" office:currency="EUR" office:value="1600">
            <text:p>1.600,00 €</text:p>
          </table:table-cell>
          <table:table-cell office:value-type="currency" office:currency="EUR" office:value="2400">
            <text:p>2.400,00 €</text:p>
          </table:table-cell>
          <table:table-cell table:style-name="ce19"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Lizenzen</text:span></text:p>
          </table:table-cell>
          <table:table-cell office:value-type="currency" office:currency="EUR" office:value="0">
            <text:p>0,00 €</text:p>
          </table:table-cell>
          <table:table-cell table:formula="of:=[.C5]" office:value-type="currency" office:currency="EUR" office:value="0">
            <text:p>0,00 €</text:p>
          </table:table-cell>
          <table:table-cell table:formula="of:=[.D5]" office:value-type="currency" office:currency="EUR" office:value="0">
            <text:p>0,00 €</text:p>
          </table:table-cell>
          <table:table-cell table:formula="of:=[.E5]" office:value-type="currency" office:currency="EUR" office:value="0">
            <text:p>0,00 €</text:p>
          </table:table-cell>
          <table:table-cell table:formula="of:=[.F5]" office:value-type="currency" office:currency="EUR" office:value="0">
            <text:p>0,00 €</text:p>
          </table:table-cell>
          <table:table-cell table:formula="of:=[.G5]" office:value-type="currency" office:currency="EUR" office:value="0">
            <text:p>0,00 €</text:p>
          </table:table-cell>
          <table:table-cell table:formula="of:=[.H5]" office:value-type="currency" office:currency="EUR" office:value="0">
            <text:p>0,00 €</text:p>
          </table:table-cell>
          <table:table-cell table:formula="of:=[.I5]" office:value-type="currency" office:currency="EUR" office:value="0">
            <text:p>0,00 €</text:p>
          </table:table-cell>
          <table:table-cell table:formula="of:=[.J5]" office:value-type="currency" office:currency="EUR" office:value="0">
            <text:p>0,00 €</text:p>
          </table:table-cell>
          <table:table-cell table:formula="of:=[.K5]" office:value-type="currency" office:currency="EUR" office:value="0">
            <text:p>0,00 €</text:p>
          </table:table-cell>
          <table:table-cell table:formula="of:=[.L5]" office:value-type="currency" office:currency="EUR" office:value="0">
            <text:p>0,00 €</text:p>
          </table:table-cell>
          <table:table-cell office:value-type="currency" office:currency="EUR" office:value="0">
            <text:p>0,00 €</text:p>
          </table:table-cell>
          <table:table-cell table:style-name="ce19"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Dienstleistungen</text:span></text:p>
          </table:table-cell>
          <table:table-cell office:value-type="currency" office:currency="EUR" office:value="0">
            <text:p>0,00 €</text:p>
          </table:table-cell>
          <table:table-cell table:formula="of:=[.C6]" office:value-type="currency" office:currency="EUR" office:value="0">
            <text:p>0,00 €</text:p>
          </table:table-cell>
          <table:table-cell table:formula="of:=[.D6]" office:value-type="currency" office:currency="EUR" office:value="0">
            <text:p>0,00 €</text:p>
          </table:table-cell>
          <table:table-cell table:formula="of:=[.E6]" office:value-type="currency" office:currency="EUR" office:value="0">
            <text:p>0,00 €</text:p>
          </table:table-cell>
          <table:table-cell table:formula="of:=[.F6]" office:value-type="currency" office:currency="EUR" office:value="0">
            <text:p>0,00 €</text:p>
          </table:table-cell>
          <table:table-cell table:formula="of:=[.G6]" office:value-type="currency" office:currency="EUR" office:value="0">
            <text:p>0,00 €</text:p>
          </table:table-cell>
          <table:table-cell table:formula="of:=[.H6]" office:value-type="currency" office:currency="EUR" office:value="0">
            <text:p>0,00 €</text:p>
          </table:table-cell>
          <table:table-cell table:formula="of:=[.I6]" office:value-type="currency" office:currency="EUR" office:value="0">
            <text:p>0,00 €</text:p>
          </table:table-cell>
          <table:table-cell table:formula="of:=[.J6]" office:value-type="currency" office:currency="EUR" office:value="0">
            <text:p>0,00 €</text:p>
          </table:table-cell>
          <table:table-cell table:formula="of:=[.K6]" office:value-type="currency" office:currency="EUR" office:value="0">
            <text:p>0,00 €</text:p>
          </table:table-cell>
          <table:table-cell table:formula="of:=[.L6]" office:value-type="currency" office:currency="EUR" office:value="0">
            <text:p>0,00 €</text:p>
          </table:table-cell>
          <table:table-cell office:value-type="currency" office:currency="EUR" office:value="0">
            <text:p>0,00 €</text:p>
          </table:table-cell>
          <table:table-cell table:style-name="ce19"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Werbeeinnahmen</text:span></text:p>
          </table:table-cell>
          <table:table-cell office:value-type="currency" office:currency="EUR" office:value="0">
            <text:p>0,00 €</text:p>
          </table:table-cell>
          <table:table-cell table:formula="of:=[.C7]" office:value-type="currency" office:currency="EUR" office:value="0">
            <text:p>0,00 €</text:p>
          </table:table-cell>
          <table:table-cell table:formula="of:=[.D7]" office:value-type="currency" office:currency="EUR" office:value="0">
            <text:p>0,00 €</text:p>
          </table:table-cell>
          <table:table-cell table:formula="of:=[.E7]" office:value-type="currency" office:currency="EUR" office:value="0">
            <text:p>0,00 €</text:p>
          </table:table-cell>
          <table:table-cell table:formula="of:=[.F7]" office:value-type="currency" office:currency="EUR" office:value="0">
            <text:p>0,00 €</text:p>
          </table:table-cell>
          <table:table-cell table:formula="of:=[.G7]" office:value-type="currency" office:currency="EUR" office:value="0">
            <text:p>0,00 €</text:p>
          </table:table-cell>
          <table:table-cell table:formula="of:=[.H7]" office:value-type="currency" office:currency="EUR" office:value="0">
            <text:p>0,00 €</text:p>
          </table:table-cell>
          <table:table-cell table:formula="of:=[.I7]" office:value-type="currency" office:currency="EUR" office:value="0">
            <text:p>0,00 €</text:p>
          </table:table-cell>
          <table:table-cell table:formula="of:=[.J7]" office:value-type="currency" office:currency="EUR" office:value="0">
            <text:p>0,00 €</text:p>
          </table:table-cell>
          <table:table-cell table:formula="of:=[.K7]" office:value-type="currency" office:currency="EUR" office:value="0">
            <text:p>0,00 €</text:p>
          </table:table-cell>
          <table:table-cell table:formula="of:=[.L7]" office:value-type="currency" office:currency="EUR" office:value="0">
            <text:p>0,00 €</text:p>
          </table:table-cell>
          <table:table-cell office:value-type="currency" office:currency="EUR" office:value="0">
            <text:p>0,00 €</text:p>
          </table:table-cell>
          <table:table-cell table:style-name="ce19" table:number-columns-repeated="1009"/>
        </table:table-row>
        <table:table-row table:style-name="ro1">
          <table:covered-table-cell table:style-name="ce19"/>
          <table:table-cell/>
          <table:table-cell table:style-name="ce7" table:number-columns-repeated="12"/>
          <table:table-cell table:style-name="ce19" table:number-columns-repeated="1009"/>
        </table:table-row>
        <table:table-row table:style-name="ro1">
          <table:covered-table-cell table:style-name="ce19"/>
          <table:table-cell table:style-name="ce22" office:value-type="string">
            <text:p>Privateinlagen / Kredite</text:p>
          </table:table-cell>
          <table:table-cell table:style-name="ce25" office:value-type="currency" office:currency="EUR" office:value="300">
            <text:p>300,00 €</text:p>
          </table:table-cell>
          <table:table-cell table:style-name="ce25" office:value-type="currency" office:currency="EUR" office:value="0">
            <text:p>0,00 €</text:p>
          </table:table-cell>
          <table:table-cell table:style-name="ce25" table:formula="of:=[.D9]" office:value-type="currency" office:currency="EUR" office:value="0">
            <text:p>0,00 €</text:p>
          </table:table-cell>
          <table:table-cell table:style-name="ce25" table:formula="of:=[.E9]" office:value-type="currency" office:currency="EUR" office:value="0">
            <text:p>0,00 €</text:p>
          </table:table-cell>
          <table:table-cell table:style-name="ce25" table:formula="of:=[.F9]" office:value-type="currency" office:currency="EUR" office:value="0">
            <text:p>0,00 €</text:p>
          </table:table-cell>
          <table:table-cell table:style-name="ce25" table:formula="of:=[.G9]" office:value-type="currency" office:currency="EUR" office:value="0">
            <text:p>0,00 €</text:p>
          </table:table-cell>
          <table:table-cell table:style-name="ce25" table:formula="of:=[.H9]" office:value-type="currency" office:currency="EUR" office:value="0">
            <text:p>0,00 €</text:p>
          </table:table-cell>
          <table:table-cell table:style-name="ce25" table:formula="of:=[.I9]" office:value-type="currency" office:currency="EUR" office:value="0">
            <text:p>0,00 €</text:p>
          </table:table-cell>
          <table:table-cell table:style-name="ce25" table:formula="of:=[.J9]" office:value-type="currency" office:currency="EUR" office:value="0">
            <text:p>0,00 €</text:p>
          </table:table-cell>
          <table:table-cell table:style-name="ce25" office:value-type="currency" office:currency="EUR" office:value="20000">
            <text:p>20.000,00 €</text:p>
          </table:table-cell>
          <table:table-cell table:style-name="ce25" office:value-type="currency" office:currency="EUR" office:value="0">
            <text:p>0,00 €</text:p>
          </table:table-cell>
          <table:table-cell table:style-name="ce25" table:formula="of:=[.M9]" office:value-type="currency" office:currency="EUR" office:value="0">
            <text:p>0,00 €</text:p>
          </table:table-cell>
          <table:table-cell table:style-name="ce19" table:number-columns-repeated="1009"/>
        </table:table-row>
        <table:table-row table:style-name="ro1">
          <table:covered-table-cell table:style-name="ce19"/>
          <table:table-cell/>
          <table:table-cell table:style-name="ce7" table:number-columns-repeated="12"/>
          <table:table-cell table:style-name="ce19" table:number-columns-repeated="1009"/>
        </table:table-row>
        <table:table-row table:style-name="ro1">
          <table:covered-table-cell table:style-name="ce20"/>
          <table:table-cell table:style-name="ce22" office:value-type="string">
            <text:p>Ausgaben</text:p>
          </table:table-cell>
          <table:table-cell table:style-name="ce25" table:formula="of:=SUM([.C12:.C15])" office:value-type="currency" office:currency="EUR" office:value="100">
            <text:p>100,00 €</text:p>
          </table:table-cell>
          <table:table-cell table:style-name="ce25" table:formula="of:=SUM([.D12:.D15])" office:value-type="currency" office:currency="EUR" office:value="20">
            <text:p>20,00 €</text:p>
          </table:table-cell>
          <table:table-cell table:style-name="ce25" table:formula="of:=SUM([.E12:.E15])" office:value-type="currency" office:currency="EUR" office:value="20">
            <text:p>20,00 €</text:p>
          </table:table-cell>
          <table:table-cell table:style-name="ce25" table:formula="of:=SUM([.F12:.F15])" office:value-type="currency" office:currency="EUR" office:value="20">
            <text:p>20,00 €</text:p>
          </table:table-cell>
          <table:table-cell table:style-name="ce25" table:formula="of:=SUM([.G12:.G15])" office:value-type="currency" office:currency="EUR" office:value="20">
            <text:p>20,00 €</text:p>
          </table:table-cell>
          <table:table-cell table:style-name="ce25" table:formula="of:=SUM([.H12:.H15])" office:value-type="currency" office:currency="EUR" office:value="20">
            <text:p>20,00 €</text:p>
          </table:table-cell>
          <table:table-cell table:style-name="ce25" table:formula="of:=SUM([.I12:.I15])" office:value-type="currency" office:currency="EUR" office:value="20">
            <text:p>20,00 €</text:p>
          </table:table-cell>
          <table:table-cell table:style-name="ce25" table:formula="of:=SUM([.J12:.J15])" office:value-type="currency" office:currency="EUR" office:value="20">
            <text:p>20,00 €</text:p>
          </table:table-cell>
          <table:table-cell table:style-name="ce25" table:formula="of:=SUM([.K12:.K15])" office:value-type="currency" office:currency="EUR" office:value="20">
            <text:p>20,00 €</text:p>
          </table:table-cell>
          <table:table-cell table:style-name="ce25" table:formula="of:=SUM([.L12:.L15])" office:value-type="currency" office:currency="EUR" office:value="3660">
            <text:p>3.660,00 €</text:p>
          </table:table-cell>
          <table:table-cell table:style-name="ce25" table:formula="of:=SUM([.M12:.M15])" office:value-type="currency" office:currency="EUR" office:value="3660">
            <text:p>3.660,00 €</text:p>
          </table:table-cell>
          <table:table-cell table:style-name="ce25" table:formula="of:=SUM([.N12:.N15])" office:value-type="currency" office:currency="EUR" office:value="3660">
            <text:p>3.66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Firmenausgaben</text:p>
          </table:table-cell>
          <table:table-cell table:style-name="ce27" office:value-type="currency" office:currency="EUR" office:value="100">
            <text:p>100,00 €</text:p>
          </table:table-cell>
          <table:table-cell table:style-name="ce27" office:value-type="currency" office:currency="EUR" office:value="20">
            <text:p>20,00 €</text:p>
          </table:table-cell>
          <table:table-cell table:style-name="ce27" table:formula="of:=[.D12]" office:value-type="currency" office:currency="EUR" office:value="20">
            <text:p>20,00 €</text:p>
          </table:table-cell>
          <table:table-cell table:style-name="ce27" table:formula="of:=[.E12]" office:value-type="currency" office:currency="EUR" office:value="20">
            <text:p>20,00 €</text:p>
          </table:table-cell>
          <table:table-cell table:style-name="ce27" table:formula="of:=[.F12]" office:value-type="currency" office:currency="EUR" office:value="20">
            <text:p>20,00 €</text:p>
          </table:table-cell>
          <table:table-cell table:style-name="ce27" table:formula="of:=[.G12]" office:value-type="currency" office:currency="EUR" office:value="20">
            <text:p>20,00 €</text:p>
          </table:table-cell>
          <table:table-cell table:style-name="ce27" table:formula="of:=[.H12]" office:value-type="currency" office:currency="EUR" office:value="20">
            <text:p>20,00 €</text:p>
          </table:table-cell>
          <table:table-cell table:style-name="ce27" table:formula="of:=[.I12]" office:value-type="currency" office:currency="EUR" office:value="20">
            <text:p>20,00 €</text:p>
          </table:table-cell>
          <table:table-cell table:style-name="ce27" table:formula="of:=[.J12]" office:value-type="currency" office:currency="EUR" office:value="20">
            <text:p>20,00 €</text:p>
          </table:table-cell>
          <table:table-cell table:style-name="ce27" office:value-type="currency" office:currency="EUR" office:value="250">
            <text:p>250,00 €</text:p>
          </table:table-cell>
          <table:table-cell table:style-name="ce27" table:formula="of:=[.L12]" office:value-type="currency" office:currency="EUR" office:value="250">
            <text:p>250,00 €</text:p>
          </table:table-cell>
          <table:table-cell table:style-name="ce27" table:formula="of:=[.M12]" office:value-type="currency" office:currency="EUR" office:value="250">
            <text:p>2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Versicherungen</text:p>
          </table:table-cell>
          <table:table-cell table:style-name="ce27" office:value-type="currency" office:currency="EUR" office:value="0">
            <text:p>0,00 €</text:p>
          </table:table-cell>
          <table:table-cell table:style-name="ce27" table:formula="of:=[.C13]" office:value-type="currency" office:currency="EUR" office:value="0">
            <text:p>0,00 €</text:p>
          </table:table-cell>
          <table:table-cell table:style-name="ce27" table:formula="of:=[.D13]" office:value-type="currency" office:currency="EUR" office:value="0">
            <text:p>0,00 €</text:p>
          </table:table-cell>
          <table:table-cell table:style-name="ce27" table:formula="of:=[.E13]" office:value-type="currency" office:currency="EUR" office:value="0">
            <text:p>0,00 €</text:p>
          </table:table-cell>
          <table:table-cell table:style-name="ce27" table:formula="of:=[.F13]" office:value-type="currency" office:currency="EUR" office:value="0">
            <text:p>0,00 €</text:p>
          </table:table-cell>
          <table:table-cell table:style-name="ce27" table:formula="of:=[.G13]" office:value-type="currency" office:currency="EUR" office:value="0">
            <text:p>0,00 €</text:p>
          </table:table-cell>
          <table:table-cell table:style-name="ce27" table:formula="of:=[.H13]" office:value-type="currency" office:currency="EUR" office:value="0">
            <text:p>0,00 €</text:p>
          </table:table-cell>
          <table:table-cell table:style-name="ce27" table:formula="of:=[.I13]" office:value-type="currency" office:currency="EUR" office:value="0">
            <text:p>0,00 €</text:p>
          </table:table-cell>
          <table:table-cell table:style-name="ce27" table:formula="of:=[.J13]" office:value-type="currency" office:currency="EUR" office:value="0">
            <text:p>0,00 €</text:p>
          </table:table-cell>
          <table:table-cell table:style-name="ce27" office:value-type="currency" office:currency="EUR" office:value="900">
            <text:p>900,00 €</text:p>
          </table:table-cell>
          <table:table-cell table:style-name="ce27" table:formula="of:=[.L13]" office:value-type="currency" office:currency="EUR" office:value="900">
            <text:p>900,00 €</text:p>
          </table:table-cell>
          <table:table-cell table:style-name="ce27" table:formula="of:=[.M13]" office:value-type="currency" office:currency="EUR" office:value="900">
            <text:p>9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Lebensunterhalt</text:p>
          </table:table-cell>
          <table:table-cell table:style-name="ce27" office:value-type="currency" office:currency="EUR" office:value="0">
            <text:p>0,00 €</text:p>
          </table:table-cell>
          <table:table-cell table:style-name="ce27" table:formula="of:=[.C14]" office:value-type="currency" office:currency="EUR" office:value="0">
            <text:p>0,00 €</text:p>
          </table:table-cell>
          <table:table-cell table:style-name="ce27" table:formula="of:=[.D14]" office:value-type="currency" office:currency="EUR" office:value="0">
            <text:p>0,00 €</text:p>
          </table:table-cell>
          <table:table-cell table:style-name="ce27" table:formula="of:=[.E14]" office:value-type="currency" office:currency="EUR" office:value="0">
            <text:p>0,00 €</text:p>
          </table:table-cell>
          <table:table-cell table:style-name="ce27" table:formula="of:=[.F14]" office:value-type="currency" office:currency="EUR" office:value="0">
            <text:p>0,00 €</text:p>
          </table:table-cell>
          <table:table-cell table:style-name="ce27" table:formula="of:=[.G14]" office:value-type="currency" office:currency="EUR" office:value="0">
            <text:p>0,00 €</text:p>
          </table:table-cell>
          <table:table-cell table:style-name="ce27" table:formula="of:=[.H14]" office:value-type="currency" office:currency="EUR" office:value="0">
            <text:p>0,00 €</text:p>
          </table:table-cell>
          <table:table-cell table:style-name="ce27" table:formula="of:=[.I14]" office:value-type="currency" office:currency="EUR" office:value="0">
            <text:p>0,00 €</text:p>
          </table:table-cell>
          <table:table-cell table:style-name="ce27" table:formula="of:=[.J14]" office:value-type="currency" office:currency="EUR" office:value="0">
            <text:p>0,00 €</text:p>
          </table:table-cell>
          <table:table-cell table:style-name="ce27" office:value-type="currency" office:currency="EUR" office:value="2400">
            <text:p>2.400,00 €</text:p>
          </table:table-cell>
          <table:table-cell table:style-name="ce27" table:formula="of:=[.L14]" office:value-type="currency" office:currency="EUR" office:value="2400">
            <text:p>2.400,00 €</text:p>
          </table:table-cell>
          <table:table-cell table:style-name="ce27" table:formula="of:=[.M14]" office:value-type="currency" office:currency="EUR" office:value="2400">
            <text:p>2.4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Kredite und Zinsen</text:p>
          </table:table-cell>
          <table:table-cell table:style-name="ce27" office:value-type="currency" office:currency="EUR" office:value="0">
            <text:p>0,00 €</text:p>
          </table:table-cell>
          <table:table-cell table:style-name="ce27" table:formula="of:=[.C15]" office:value-type="currency" office:currency="EUR" office:value="0">
            <text:p>0,00 €</text:p>
          </table:table-cell>
          <table:table-cell table:style-name="ce27" table:formula="of:=[.D15]" office:value-type="currency" office:currency="EUR" office:value="0">
            <text:p>0,00 €</text:p>
          </table:table-cell>
          <table:table-cell table:style-name="ce27" table:formula="of:=[.E15]" office:value-type="currency" office:currency="EUR" office:value="0">
            <text:p>0,00 €</text:p>
          </table:table-cell>
          <table:table-cell table:style-name="ce27" table:formula="of:=[.F15]" office:value-type="currency" office:currency="EUR" office:value="0">
            <text:p>0,00 €</text:p>
          </table:table-cell>
          <table:table-cell table:style-name="ce27" table:formula="of:=[.G15]" office:value-type="currency" office:currency="EUR" office:value="0">
            <text:p>0,00 €</text:p>
          </table:table-cell>
          <table:table-cell table:style-name="ce27" table:formula="of:=[.H15]" office:value-type="currency" office:currency="EUR" office:value="0">
            <text:p>0,00 €</text:p>
          </table:table-cell>
          <table:table-cell table:style-name="ce27" table:formula="of:=[.I15]" office:value-type="currency" office:currency="EUR" office:value="0">
            <text:p>0,00 €</text:p>
          </table:table-cell>
          <table:table-cell table:style-name="ce27" table:formula="of:=[.J15]" office:value-type="currency" office:currency="EUR" office:value="0">
            <text:p>0,00 €</text:p>
          </table:table-cell>
          <table:table-cell table:style-name="ce27" office:value-type="currency" office:currency="EUR" office:value="110">
            <text:p>110,00 €</text:p>
          </table:table-cell>
          <table:table-cell table:style-name="ce27" table:formula="of:=[.L15]" office:value-type="currency" office:currency="EUR" office:value="110">
            <text:p>110,00 €</text:p>
          </table:table-cell>
          <table:table-cell table:style-name="ce27" table:formula="of:=[.M15]" office:value-type="currency" office:currency="EUR" office:value="110">
            <text:p>11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Steuern und Abgaben</text:p>
          </table:table-cell>
          <table:table-cell table:style-name="ce25" table:formula="of:=SUM([.C18:.C21])" office:value-type="currency" office:currency="EUR" office:value="0">
            <text:p>0,00 €</text:p>
          </table:table-cell>
          <table:table-cell table:style-name="ce25" table:formula="of:=SUM([.D18:.D21])" office:value-type="currency" office:currency="EUR" office:value="0">
            <text:p>0,00 €</text:p>
          </table:table-cell>
          <table:table-cell table:style-name="ce25" table:formula="of:=SUM([.E18:.E21])" office:value-type="currency" office:currency="EUR" office:value="0">
            <text:p>0,00 €</text:p>
          </table:table-cell>
          <table:table-cell table:style-name="ce25" table:formula="of:=SUM([.F18:.F21])" office:value-type="currency" office:currency="EUR" office:value="0">
            <text:p>0,00 €</text:p>
          </table:table-cell>
          <table:table-cell table:style-name="ce25" table:formula="of:=SUM([.G18:.G21])" office:value-type="currency" office:currency="EUR" office:value="0">
            <text:p>0,00 €</text:p>
          </table:table-cell>
          <table:table-cell table:style-name="ce25" table:formula="of:=SUM([.H18:.H21])" office:value-type="currency" office:currency="EUR" office:value="0">
            <text:p>0,00 €</text:p>
          </table:table-cell>
          <table:table-cell table:style-name="ce25" table:formula="of:=SUM([.I18:.I21])" office:value-type="currency" office:currency="EUR" office:value="0">
            <text:p>0,00 €</text:p>
          </table:table-cell>
          <table:table-cell table:style-name="ce25" table:formula="of:=SUM([.J18:.J21])" office:value-type="currency" office:currency="EUR" office:value="0">
            <text:p>0,00 €</text:p>
          </table:table-cell>
          <table:table-cell table:style-name="ce25" table:formula="of:=SUM([.K18:.K21])" office:value-type="currency" office:currency="EUR" office:value="0">
            <text:p>0,00 €</text:p>
          </table:table-cell>
          <table:table-cell table:style-name="ce25" table:formula="of:=SUM([.L18:.L21])" office:value-type="currency" office:currency="EUR" office:value="0">
            <text:p>0,00 €</text:p>
          </table:table-cell>
          <table:table-cell table:style-name="ce25" table:formula="of:=SUM([.M18:.M21])" office:value-type="currency" office:currency="EUR" office:value="0">
            <text:p>0,00 €</text:p>
          </table:table-cell>
          <table:table-cell table:style-name="ce25" table:formula="of:=SUM([.N18:.N21])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Gewerbesteuer</text:p>
          </table:table-cell>
          <table:table-cell office:value-type="currency" office:currency="EUR" office:value="0">
            <text:p>0,00 €</text:p>
          </table:table-cell>
          <table:table-cell table:formula="of:=[.C18]" office:value-type="currency" office:currency="EUR" office:value="0">
            <text:p>0,00 €</text:p>
          </table:table-cell>
          <table:table-cell table:formula="of:=[.D18]" office:value-type="currency" office:currency="EUR" office:value="0">
            <text:p>0,00 €</text:p>
          </table:table-cell>
          <table:table-cell table:formula="of:=[.E18]" office:value-type="currency" office:currency="EUR" office:value="0">
            <text:p>0,00 €</text:p>
          </table:table-cell>
          <table:table-cell table:formula="of:=[.F18]" office:value-type="currency" office:currency="EUR" office:value="0">
            <text:p>0,00 €</text:p>
          </table:table-cell>
          <table:table-cell table:formula="of:=[.G18]" office:value-type="currency" office:currency="EUR" office:value="0">
            <text:p>0,00 €</text:p>
          </table:table-cell>
          <table:table-cell table:formula="of:=[.H18]" office:value-type="currency" office:currency="EUR" office:value="0">
            <text:p>0,00 €</text:p>
          </table:table-cell>
          <table:table-cell table:formula="of:=[.I18]" office:value-type="currency" office:currency="EUR" office:value="0">
            <text:p>0,00 €</text:p>
          </table:table-cell>
          <table:table-cell table:formula="of:=[.J18]" office:value-type="currency" office:currency="EUR" office:value="0">
            <text:p>0,00 €</text:p>
          </table:table-cell>
          <table:table-cell table:formula="of:=[.K18]" office:value-type="currency" office:currency="EUR" office:value="0">
            <text:p>0,00 €</text:p>
          </table:table-cell>
          <table:table-cell table:formula="of:=[.L18]" office:value-type="currency" office:currency="EUR" office:value="0">
            <text:p>0,00 €</text:p>
          </table:table-cell>
          <table:table-cell table:formula="of:=[.M18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Einkommensteuer</text:p>
          </table:table-cell>
          <table:table-cell office:value-type="currency" office:currency="EUR" office:value="0">
            <text:p>0,00 €</text:p>
          </table:table-cell>
          <table:table-cell table:formula="of:=[.C19]" office:value-type="currency" office:currency="EUR" office:value="0">
            <text:p>0,00 €</text:p>
          </table:table-cell>
          <table:table-cell table:formula="of:=[.D19]" office:value-type="currency" office:currency="EUR" office:value="0">
            <text:p>0,00 €</text:p>
          </table:table-cell>
          <table:table-cell table:formula="of:=[.E19]" office:value-type="currency" office:currency="EUR" office:value="0">
            <text:p>0,00 €</text:p>
          </table:table-cell>
          <table:table-cell table:formula="of:=[.F19]" office:value-type="currency" office:currency="EUR" office:value="0">
            <text:p>0,00 €</text:p>
          </table:table-cell>
          <table:table-cell table:formula="of:=[.G19]" office:value-type="currency" office:currency="EUR" office:value="0">
            <text:p>0,00 €</text:p>
          </table:table-cell>
          <table:table-cell table:formula="of:=[.H19]" office:value-type="currency" office:currency="EUR" office:value="0">
            <text:p>0,00 €</text:p>
          </table:table-cell>
          <table:table-cell table:formula="of:=[.I19]" office:value-type="currency" office:currency="EUR" office:value="0">
            <text:p>0,00 €</text:p>
          </table:table-cell>
          <table:table-cell table:formula="of:=[.J19]" office:value-type="currency" office:currency="EUR" office:value="0">
            <text:p>0,00 €</text:p>
          </table:table-cell>
          <table:table-cell table:formula="of:=[.K19]" office:value-type="currency" office:currency="EUR" office:value="0">
            <text:p>0,00 €</text:p>
          </table:table-cell>
          <table:table-cell table:formula="of:=[.L19]" office:value-type="currency" office:currency="EUR" office:value="0">
            <text:p>0,00 €</text:p>
          </table:table-cell>
          <table:table-cell table:formula="of:=[.M19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Solidaritätszuschlag</text:p>
          </table:table-cell>
          <table:table-cell office:value-type="currency" office:currency="EUR" office:value="0">
            <text:p>0,00 €</text:p>
          </table:table-cell>
          <table:table-cell table:formula="of:=[.C20]" office:value-type="currency" office:currency="EUR" office:value="0">
            <text:p>0,00 €</text:p>
          </table:table-cell>
          <table:table-cell table:formula="of:=[.D20]" office:value-type="currency" office:currency="EUR" office:value="0">
            <text:p>0,00 €</text:p>
          </table:table-cell>
          <table:table-cell table:formula="of:=[.E20]" office:value-type="currency" office:currency="EUR" office:value="0">
            <text:p>0,00 €</text:p>
          </table:table-cell>
          <table:table-cell table:formula="of:=[.F20]" office:value-type="currency" office:currency="EUR" office:value="0">
            <text:p>0,00 €</text:p>
          </table:table-cell>
          <table:table-cell table:formula="of:=[.G20]" office:value-type="currency" office:currency="EUR" office:value="0">
            <text:p>0,00 €</text:p>
          </table:table-cell>
          <table:table-cell table:formula="of:=[.H20]" office:value-type="currency" office:currency="EUR" office:value="0">
            <text:p>0,00 €</text:p>
          </table:table-cell>
          <table:table-cell table:formula="of:=[.I20]" office:value-type="currency" office:currency="EUR" office:value="0">
            <text:p>0,00 €</text:p>
          </table:table-cell>
          <table:table-cell table:formula="of:=[.J20]" office:value-type="currency" office:currency="EUR" office:value="0">
            <text:p>0,00 €</text:p>
          </table:table-cell>
          <table:table-cell table:formula="of:=[.K20]" office:value-type="currency" office:currency="EUR" office:value="0">
            <text:p>0,00 €</text:p>
          </table:table-cell>
          <table:table-cell table:formula="of:=[.L20]" office:value-type="currency" office:currency="EUR" office:value="0">
            <text:p>0,00 €</text:p>
          </table:table-cell>
          <table:table-cell table:formula="of:=[.M20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Kirchensteuer</text:p>
          </table:table-cell>
          <table:table-cell office:value-type="currency" office:currency="EUR" office:value="0">
            <text:p>0,00 €</text:p>
          </table:table-cell>
          <table:table-cell table:formula="of:=[.C21]" office:value-type="currency" office:currency="EUR" office:value="0">
            <text:p>0,00 €</text:p>
          </table:table-cell>
          <table:table-cell table:formula="of:=[.D21]" office:value-type="currency" office:currency="EUR" office:value="0">
            <text:p>0,00 €</text:p>
          </table:table-cell>
          <table:table-cell table:formula="of:=[.E21]" office:value-type="currency" office:currency="EUR" office:value="0">
            <text:p>0,00 €</text:p>
          </table:table-cell>
          <table:table-cell table:formula="of:=[.F21]" office:value-type="currency" office:currency="EUR" office:value="0">
            <text:p>0,00 €</text:p>
          </table:table-cell>
          <table:table-cell table:formula="of:=[.G21]" office:value-type="currency" office:currency="EUR" office:value="0">
            <text:p>0,00 €</text:p>
          </table:table-cell>
          <table:table-cell table:formula="of:=[.H21]" office:value-type="currency" office:currency="EUR" office:value="0">
            <text:p>0,00 €</text:p>
          </table:table-cell>
          <table:table-cell table:formula="of:=[.I21]" office:value-type="currency" office:currency="EUR" office:value="0">
            <text:p>0,00 €</text:p>
          </table:table-cell>
          <table:table-cell table:formula="of:=[.J21]" office:value-type="currency" office:currency="EUR" office:value="0">
            <text:p>0,00 €</text:p>
          </table:table-cell>
          <table:table-cell table:formula="of:=[.K21]" office:value-type="currency" office:currency="EUR" office:value="0">
            <text:p>0,00 €</text:p>
          </table:table-cell>
          <table:table-cell table:formula="of:=[.L21]" office:value-type="currency" office:currency="EUR" office:value="0">
            <text:p>0,00 €</text:p>
          </table:table-cell>
          <table:table-cell table:formula="of:=[.M21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Monatssaldo</text:p>
          </table:table-cell>
          <table:table-cell table:style-name="ce25" table:formula="of:=[.C3]+[.C9]-[.C17]-[.C11]" office:value-type="currency" office:currency="EUR" office:value="200">
            <text:p>200,00 €</text:p>
          </table:table-cell>
          <table:table-cell table:style-name="ce25" table:formula="of:=[.D3]+[.D9]-[.D17]-[.D11]" office:value-type="currency" office:currency="EUR" office:value="-20">
            <text:p>-20,00 €</text:p>
          </table:table-cell>
          <table:table-cell table:style-name="ce25" table:formula="of:=[.E3]+[.E9]-[.E17]-[.E11]" office:value-type="currency" office:currency="EUR" office:value="-20">
            <text:p>-20,00 €</text:p>
          </table:table-cell>
          <table:table-cell table:style-name="ce25" table:formula="of:=[.F3]+[.F9]-[.F17]-[.F11]" office:value-type="currency" office:currency="EUR" office:value="-20">
            <text:p>-20,00 €</text:p>
          </table:table-cell>
          <table:table-cell table:style-name="ce25" table:formula="of:=[.G3]+[.G9]-[.G17]-[.G11]" office:value-type="currency" office:currency="EUR" office:value="-20">
            <text:p>-20,00 €</text:p>
          </table:table-cell>
          <table:table-cell table:style-name="ce25" table:formula="of:=[.H3]+[.H9]-[.H17]-[.H11]" office:value-type="currency" office:currency="EUR" office:value="-20">
            <text:p>-20,00 €</text:p>
          </table:table-cell>
          <table:table-cell table:style-name="ce25" table:formula="of:=[.I3]+[.I9]-[.I17]-[.I11]" office:value-type="currency" office:currency="EUR" office:value="-20">
            <text:p>-20,00 €</text:p>
          </table:table-cell>
          <table:table-cell table:style-name="ce25" table:formula="of:=[.J3]+[.J9]-[.J17]-[.J11]" office:value-type="currency" office:currency="EUR" office:value="-20">
            <text:p>-20,00 €</text:p>
          </table:table-cell>
          <table:table-cell table:style-name="ce25" table:formula="of:=[.K3]+[.K9]-[.K17]-[.K11]" office:value-type="currency" office:currency="EUR" office:value="-20">
            <text:p>-20,00 €</text:p>
          </table:table-cell>
          <table:table-cell table:style-name="ce25" table:formula="of:=[.L3]-[.L17]-[.L11]" office:value-type="currency" office:currency="EUR" office:value="-2860">
            <text:p>-2.860,00 €</text:p>
          </table:table-cell>
          <table:table-cell table:style-name="ce25" table:formula="of:=[.M3]+[.M9]-[.M17]-[.M11]" office:value-type="currency" office:currency="EUR" office:value="-2060">
            <text:p>-2.060,00 €</text:p>
          </table:table-cell>
          <table:table-cell table:style-name="ce25" table:formula="of:=[.N3]+[.N9]-[.N17]-[.N11]" office:value-type="currency" office:currency="EUR" office:value="-1260">
            <text:p>-1.260,00 €</text:p>
          </table:table-cell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Liquidität</text:p>
          </table:table-cell>
          <table:table-cell table:style-name="ce28" table:formula="of:=[.C23]" office:value-type="currency" office:currency="EUR" office:value="200">
            <text:p>200,00 €</text:p>
          </table:table-cell>
          <table:table-cell table:style-name="ce28" table:formula="of:=[.D23]+[.C24]" office:value-type="currency" office:currency="EUR" office:value="180">
            <text:p>180,00 €</text:p>
          </table:table-cell>
          <table:table-cell table:style-name="ce28" table:formula="of:=[.E23]+[.D24]" office:value-type="currency" office:currency="EUR" office:value="160">
            <text:p>160,00 €</text:p>
          </table:table-cell>
          <table:table-cell table:style-name="ce28" table:formula="of:=[.F23]+[.E24]" office:value-type="currency" office:currency="EUR" office:value="140">
            <text:p>140,00 €</text:p>
          </table:table-cell>
          <table:table-cell table:style-name="ce28" table:formula="of:=[.G23]+[.F24]" office:value-type="currency" office:currency="EUR" office:value="120">
            <text:p>120,00 €</text:p>
          </table:table-cell>
          <table:table-cell table:style-name="ce28" table:formula="of:=[.H23]+[.G24]" office:value-type="currency" office:currency="EUR" office:value="100">
            <text:p>100,00 €</text:p>
          </table:table-cell>
          <table:table-cell table:style-name="ce28" table:formula="of:=[.I23]+[.H24]" office:value-type="currency" office:currency="EUR" office:value="80">
            <text:p>80,00 €</text:p>
          </table:table-cell>
          <table:table-cell table:style-name="ce28" table:formula="of:=[.J23]+[.I24]" office:value-type="currency" office:currency="EUR" office:value="60">
            <text:p>60,00 €</text:p>
          </table:table-cell>
          <table:table-cell table:style-name="ce28" table:formula="of:=[.K23]+[.J24]+[.K9]" office:value-type="currency" office:currency="EUR" office:value="40">
            <text:p>40,00 €</text:p>
          </table:table-cell>
          <table:table-cell table:style-name="ce28" table:formula="of:=[.L23]+[.K24]+[.L9]" office:value-type="currency" office:currency="EUR" office:value="17180">
            <text:p>17.180,00 €</text:p>
          </table:table-cell>
          <table:table-cell table:style-name="ce28" table:formula="of:=[.M23]+[.L24]+[.M9]" office:value-type="currency" office:currency="EUR" office:value="15120">
            <text:p>15.120,00 €</text:p>
          </table:table-cell>
          <table:table-cell table:style-name="ce28" table:formula="of:=[.N23]+[.M24]+[.N9]" office:value-type="currency" office:currency="EUR" office:value="13860">
            <text:p>13.860,00 €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table:style-name="ce18" office:value-type="float" office:value="2012" table:number-columns-spanned="1" table:number-rows-spanned="23">
            <text:p>2012</text:p>
          </table:table-cell>
          <table:table-cell table:style-name="ce21"/>
          <table:table-cell table:style-name="ce24" office:value-type="string">
            <text:p>Januar</text:p>
          </table:table-cell>
          <table:table-cell table:style-name="ce24" office:value-type="string">
            <text:p>Februar</text:p>
          </table:table-cell>
          <table:table-cell table:style-name="ce24" office:value-type="string">
            <text:p>März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i</text:p>
          </table:table-cell>
          <table:table-cell table:style-name="ce24" office:value-type="string">
            <text:p>Juni</text:p>
          </table:table-cell>
          <table:table-cell table:style-name="ce24" office:value-type="string">
            <text:p>Juli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k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zember</text:p>
          </table:table-cell>
          <table:table-cell table:number-columns-repeated="1009"/>
        </table:table-row>
        <table:table-row table:style-name="ro1">
          <table:covered-table-cell table:style-name="ce19"/>
          <table:table-cell table:style-name="ce22" office:value-type="string">
            <text:p>Einnahmen</text:p>
          </table:table-cell>
          <table:table-cell table:style-name="ce25" table:formula="of:=SUM([.C29:.C32])" office:value-type="currency" office:currency="EUR" office:value="3250">
            <text:p>3.250,00 €</text:p>
          </table:table-cell>
          <table:table-cell table:style-name="ce25" table:formula="of:=SUM([.D29:.D32])" office:value-type="currency" office:currency="EUR" office:value="4850">
            <text:p>4.850,00 €</text:p>
          </table:table-cell>
          <table:table-cell table:style-name="ce25" table:formula="of:=SUM([.E29:.E32])" office:value-type="currency" office:currency="EUR" office:value="5250">
            <text:p>5.250,00 €</text:p>
          </table:table-cell>
          <table:table-cell table:style-name="ce25" table:formula="of:=SUM([.F29:.F32])" office:value-type="currency" office:currency="EUR" office:value="5500">
            <text:p>5.500,00 €</text:p>
          </table:table-cell>
          <table:table-cell table:style-name="ce25" table:formula="of:=SUM([.G29:.G32])" office:value-type="currency" office:currency="EUR" office:value="5750">
            <text:p>5.750,00 €</text:p>
          </table:table-cell>
          <table:table-cell table:style-name="ce25" table:formula="of:=SUM([.H29:.H32])" office:value-type="currency" office:currency="EUR" office:value="7250">
            <text:p>7.250,00 €</text:p>
          </table:table-cell>
          <table:table-cell table:style-name="ce25" table:formula="of:=SUM([.I29:.I32])" office:value-type="currency" office:currency="EUR" office:value="7500">
            <text:p>7.500,00 €</text:p>
          </table:table-cell>
          <table:table-cell table:style-name="ce25" table:formula="of:=SUM([.J29:.J32])" office:value-type="currency" office:currency="EUR" office:value="7750">
            <text:p>7.750,00 €</text:p>
          </table:table-cell>
          <table:table-cell table:style-name="ce25" table:formula="of:=SUM([.K29:.K32])" office:value-type="currency" office:currency="EUR" office:value="9000">
            <text:p>9.000,00 €</text:p>
          </table:table-cell>
          <table:table-cell table:style-name="ce25" table:formula="of:=SUM([.L29:.L32])" office:value-type="currency" office:currency="EUR" office:value="9250">
            <text:p>9.250,00 €</text:p>
          </table:table-cell>
          <table:table-cell table:style-name="ce25" table:formula="of:=SUM([.M29:.M32])" office:value-type="currency" office:currency="EUR" office:value="10500">
            <text:p>10.500,00 €</text:p>
          </table:table-cell>
          <table:table-cell table:style-name="ce25" table:formula="of:=SUM([.N29:.N32])" office:value-type="currency" office:currency="EUR" office:value="10750">
            <text:p>10.75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office:value-type="string">
            <text:p>Seminare</text:p>
          </table:table-cell>
          <table:table-cell office:value-type="currency" office:currency="EUR" office:value="3000">
            <text:p>3.000,00 €</text:p>
          </table:table-cell>
          <table:table-cell office:value-type="currency" office:currency="EUR" office:value="4000">
            <text:p>4.000,00 €</text:p>
          </table:table-cell>
          <table:table-cell table:formula="of:=[.D29]" office:value-type="currency" office:currency="EUR" office:value="4000">
            <text:p>4.000,00 €</text:p>
          </table:table-cell>
          <table:table-cell table:formula="of:=[.E29]" office:value-type="currency" office:currency="EUR" office:value="4000">
            <text:p>4.000,00 €</text:p>
          </table:table-cell>
          <table:table-cell table:formula="of:=[.F29]" office:value-type="currency" office:currency="EUR" office:value="4000">
            <text:p>4.000,00 €</text:p>
          </table:table-cell>
          <table:table-cell office:value-type="currency" office:currency="EUR" office:value="5000">
            <text:p>5.000,00 €</text:p>
          </table:table-cell>
          <table:table-cell table:formula="of:=[.H29]" office:value-type="currency" office:currency="EUR" office:value="5000">
            <text:p>5.000,00 €</text:p>
          </table:table-cell>
          <table:table-cell table:formula="of:=[.I29]" office:value-type="currency" office:currency="EUR" office:value="5000">
            <text:p>5.000,00 €</text:p>
          </table:table-cell>
          <table:table-cell office:value-type="currency" office:currency="EUR" office:value="6000">
            <text:p>6.000,00 €</text:p>
          </table:table-cell>
          <table:table-cell table:formula="of:=[.K29]" office:value-type="currency" office:currency="EUR" office:value="6000">
            <text:p>6.000,00 €</text:p>
          </table:table-cell>
          <table:table-cell table:number-columns-repeated="2" office:value-type="currency" office:currency="EUR" office:value="7000">
            <text:p>7.0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Lizenzen</text:span></text:p>
          </table:table-cell>
          <table:table-cell office:value-type="currency" office:currency="EUR" office:value="250">
            <text:p>250,00 €</text:p>
          </table:table-cell>
          <table:table-cell office:value-type="currency" office:currency="EUR" office:value="500">
            <text:p>500,00 €</text:p>
          </table:table-cell>
          <table:table-cell table:number-columns-repeated="2" office:value-type="currency" office:currency="EUR" office:value="750">
            <text:p>750,00 €</text:p>
          </table:table-cell>
          <table:table-cell table:formula="of:=[.F30]" office:value-type="currency" office:currency="EUR" office:value="750">
            <text:p>750,00 €</text:p>
          </table:table-cell>
          <table:table-cell table:formula="of:=[.G30]" office:value-type="currency" office:currency="EUR" office:value="750">
            <text:p>750,00 €</text:p>
          </table:table-cell>
          <table:table-cell table:formula="of:=[.H30]" office:value-type="currency" office:currency="EUR" office:value="750">
            <text:p>750,00 €</text:p>
          </table:table-cell>
          <table:table-cell table:formula="of:=[.I30]" office:value-type="currency" office:currency="EUR" office:value="750">
            <text:p>750,00 €</text:p>
          </table:table-cell>
          <table:table-cell table:formula="of:=[.J30]" office:value-type="currency" office:currency="EUR" office:value="750">
            <text:p>750,00 €</text:p>
          </table:table-cell>
          <table:table-cell table:formula="of:=[.K30]" office:value-type="currency" office:currency="EUR" office:value="750">
            <text:p>750,00 €</text:p>
          </table:table-cell>
          <table:table-cell table:formula="of:=[.L30]" office:value-type="currency" office:currency="EUR" office:value="750">
            <text:p>750,00 €</text:p>
          </table:table-cell>
          <table:table-cell table:formula="of:=[.M30]" office:value-type="currency" office:currency="EUR" office:value="750">
            <text:p>75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Dienstleistungen</text:span></text:p>
          </table:table-cell>
          <table:table-cell office:value-type="currency" office:currency="EUR" office:value="0">
            <text:p>0,00 €</text:p>
          </table:table-cell>
          <table:table-cell office:value-type="currency" office:currency="EUR" office:value="100">
            <text:p>100,00 €</text:p>
          </table:table-cell>
          <table:table-cell office:value-type="currency" office:currency="EUR" office:value="250">
            <text:p>250,00 €</text:p>
          </table:table-cell>
          <table:table-cell office:value-type="currency" office:currency="EUR" office:value="500">
            <text:p>500,00 €</text:p>
          </table:table-cell>
          <table:table-cell office:value-type="currency" office:currency="EUR" office:value="750">
            <text:p>750,00 €</text:p>
          </table:table-cell>
          <table:table-cell office:value-type="currency" office:currency="EUR" office:value="1000">
            <text:p>1.000,00 €</text:p>
          </table:table-cell>
          <table:table-cell office:value-type="currency" office:currency="EUR" office:value="1250">
            <text:p>1.250,00 €</text:p>
          </table:table-cell>
          <table:table-cell office:value-type="currency" office:currency="EUR" office:value="1500">
            <text:p>1.500,00 €</text:p>
          </table:table-cell>
          <table:table-cell office:value-type="currency" office:currency="EUR" office:value="1750">
            <text:p>1.750,00 €</text:p>
          </table:table-cell>
          <table:table-cell office:value-type="currency" office:currency="EUR" office:value="2000">
            <text:p>2.000,00 €</text:p>
          </table:table-cell>
          <table:table-cell office:value-type="currency" office:currency="EUR" office:value="2250">
            <text:p>2.250,00 €</text:p>
          </table:table-cell>
          <table:table-cell office:value-type="currency" office:currency="EUR" office:value="2500">
            <text:p>2.5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Werbeeinnahmen</text:span></text:p>
          </table:table-cell>
          <table:table-cell office:value-type="currency" office:currency="EUR" office:value="0">
            <text:p>0,00 €</text:p>
          </table:table-cell>
          <table:table-cell office:value-type="currency" office:currency="EUR" office:value="250">
            <text:p>250,00 €</text:p>
          </table:table-cell>
          <table:table-cell table:formula="of:=[.D32]" office:value-type="currency" office:currency="EUR" office:value="250">
            <text:p>250,00 €</text:p>
          </table:table-cell>
          <table:table-cell table:formula="of:=[.E32]" office:value-type="currency" office:currency="EUR" office:value="250">
            <text:p>250,00 €</text:p>
          </table:table-cell>
          <table:table-cell table:formula="of:=[.F32]" office:value-type="currency" office:currency="EUR" office:value="250">
            <text:p>250,00 €</text:p>
          </table:table-cell>
          <table:table-cell office:value-type="currency" office:currency="EUR" office:value="500">
            <text:p>500,00 €</text:p>
          </table:table-cell>
          <table:table-cell table:formula="of:=[.H32]" office:value-type="currency" office:currency="EUR" office:value="500">
            <text:p>500,00 €</text:p>
          </table:table-cell>
          <table:table-cell table:formula="of:=[.I32]" office:value-type="currency" office:currency="EUR" office:value="500">
            <text:p>500,00 €</text:p>
          </table:table-cell>
          <table:table-cell table:formula="of:=[.J32]" office:value-type="currency" office:currency="EUR" office:value="500">
            <text:p>500,00 €</text:p>
          </table:table-cell>
          <table:table-cell table:formula="of:=[.K32]" office:value-type="currency" office:currency="EUR" office:value="500">
            <text:p>500,00 €</text:p>
          </table:table-cell>
          <table:table-cell table:formula="of:=[.L32]" office:value-type="currency" office:currency="EUR" office:value="500">
            <text:p>500,00 €</text:p>
          </table:table-cell>
          <table:table-cell table:formula="of:=[.M32]" office:value-type="currency" office:currency="EUR" office:value="500">
            <text:p>50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table:number-columns-repeated="1022"/>
        </table:table-row>
        <table:table-row table:style-name="ro1">
          <table:covered-table-cell table:style-name="ce19"/>
          <table:table-cell table:style-name="ce22" office:value-type="string">
            <text:p>Privateinlagen / Kredite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D34]" office:value-type="currency" office:currency="EUR" office:value="0">
            <text:p>0,00 €</text:p>
          </table:table-cell>
          <table:table-cell table:style-name="ce25" table:formula="of:=[.E34]" office:value-type="currency" office:currency="EUR" office:value="0">
            <text:p>0,00 €</text:p>
          </table:table-cell>
          <table:table-cell table:style-name="ce25" table:formula="of:=[.F34]" office:value-type="currency" office:currency="EUR" office:value="0">
            <text:p>0,00 €</text:p>
          </table:table-cell>
          <table:table-cell table:style-name="ce25" table:formula="of:=[.G34]" office:value-type="currency" office:currency="EUR" office:value="0">
            <text:p>0,00 €</text:p>
          </table:table-cell>
          <table:table-cell table:style-name="ce25" table:formula="of:=[.H34]" office:value-type="currency" office:currency="EUR" office:value="0">
            <text:p>0,00 €</text:p>
          </table:table-cell>
          <table:table-cell table:style-name="ce25" table:formula="of:=[.I34]" office:value-type="currency" office:currency="EUR" office:value="0">
            <text:p>0,00 €</text:p>
          </table:table-cell>
          <table:table-cell table:style-name="ce25" table:formula="of:=[.J34]" office:value-type="currency" office:currency="EUR" office:value="0">
            <text:p>0,00 €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M34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 table:style-name="ce20"/>
          <table:table-cell table:style-name="ce22" office:value-type="string">
            <text:p>Ausgaben</text:p>
          </table:table-cell>
          <table:table-cell table:style-name="ce25" table:formula="of:=SUM([.C37:.C40])" office:value-type="currency" office:currency="EUR" office:value="3660">
            <text:p>3.660,00 €</text:p>
          </table:table-cell>
          <table:table-cell table:style-name="ce25" table:formula="of:=SUM([.D37:.D40])" office:value-type="currency" office:currency="EUR" office:value="3660">
            <text:p>3.660,00 €</text:p>
          </table:table-cell>
          <table:table-cell table:style-name="ce25" table:formula="of:=SUM([.E37:.E40])" office:value-type="currency" office:currency="EUR" office:value="3660">
            <text:p>3.660,00 €</text:p>
          </table:table-cell>
          <table:table-cell table:style-name="ce25" table:formula="of:=SUM([.F37:.F40])" office:value-type="currency" office:currency="EUR" office:value="1760">
            <text:p>1.760,00 €</text:p>
          </table:table-cell>
          <table:table-cell table:style-name="ce25" table:formula="of:=SUM([.G37:.G40])" office:value-type="currency" office:currency="EUR" office:value="1760">
            <text:p>1.760,00 €</text:p>
          </table:table-cell>
          <table:table-cell table:style-name="ce25" table:formula="of:=SUM([.H37:.H40])" office:value-type="currency" office:currency="EUR" office:value="1760">
            <text:p>1.760,00 €</text:p>
          </table:table-cell>
          <table:table-cell table:style-name="ce25" table:formula="of:=SUM([.I37:.I40])" office:value-type="currency" office:currency="EUR" office:value="1760">
            <text:p>1.760,00 €</text:p>
          </table:table-cell>
          <table:table-cell table:style-name="ce25" table:formula="of:=SUM([.J37:.J40])" office:value-type="currency" office:currency="EUR" office:value="1760">
            <text:p>1.760,00 €</text:p>
          </table:table-cell>
          <table:table-cell table:style-name="ce25" table:formula="of:=SUM([.K37:.K40])" office:value-type="currency" office:currency="EUR" office:value="1760">
            <text:p>1.760,00 €</text:p>
          </table:table-cell>
          <table:table-cell table:style-name="ce25" table:formula="of:=SUM([.L37:.L40])" office:value-type="currency" office:currency="EUR" office:value="2050">
            <text:p>2.050,00 €</text:p>
          </table:table-cell>
          <table:table-cell table:style-name="ce25" table:formula="of:=SUM([.M37:.M40])" office:value-type="currency" office:currency="EUR" office:value="2050">
            <text:p>2.050,00 €</text:p>
          </table:table-cell>
          <table:table-cell table:style-name="ce25" table:formula="of:=SUM([.N37:.N40])" office:value-type="currency" office:currency="EUR" office:value="2050">
            <text:p>2.0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Firmenausgaben</text:p>
          </table:table-cell>
          <table:table-cell table:formula="of:=[.N12]" office:value-type="currency" office:currency="EUR" office:value="250">
            <text:p>250,00 €</text:p>
          </table:table-cell>
          <table:table-cell table:style-name="ce27" table:formula="of:=[.C37]" office:value-type="currency" office:currency="EUR" office:value="250">
            <text:p>250,00 €</text:p>
          </table:table-cell>
          <table:table-cell table:style-name="ce27" table:formula="of:=[.D37]" office:value-type="currency" office:currency="EUR" office:value="250">
            <text:p>250,00 €</text:p>
          </table:table-cell>
          <table:table-cell table:style-name="ce27" table:formula="of:=[.E37]" office:value-type="currency" office:currency="EUR" office:value="250">
            <text:p>250,00 €</text:p>
          </table:table-cell>
          <table:table-cell table:style-name="ce27" table:formula="of:=[.F37]" office:value-type="currency" office:currency="EUR" office:value="250">
            <text:p>250,00 €</text:p>
          </table:table-cell>
          <table:table-cell table:style-name="ce27" table:formula="of:=[.G37]" office:value-type="currency" office:currency="EUR" office:value="250">
            <text:p>250,00 €</text:p>
          </table:table-cell>
          <table:table-cell table:style-name="ce27" table:formula="of:=[.H37]" office:value-type="currency" office:currency="EUR" office:value="250">
            <text:p>250,00 €</text:p>
          </table:table-cell>
          <table:table-cell table:style-name="ce27" table:formula="of:=[.I37]" office:value-type="currency" office:currency="EUR" office:value="250">
            <text:p>250,00 €</text:p>
          </table:table-cell>
          <table:table-cell table:style-name="ce27" table:formula="of:=[.J37]" office:value-type="currency" office:currency="EUR" office:value="250">
            <text:p>250,00 €</text:p>
          </table:table-cell>
          <table:table-cell table:style-name="ce27" table:formula="of:=[.K37]" office:value-type="currency" office:currency="EUR" office:value="250">
            <text:p>250,00 €</text:p>
          </table:table-cell>
          <table:table-cell table:style-name="ce27" table:formula="of:=[.L37]" office:value-type="currency" office:currency="EUR" office:value="250">
            <text:p>250,00 €</text:p>
          </table:table-cell>
          <table:table-cell table:style-name="ce27" table:formula="of:=[.M37]" office:value-type="currency" office:currency="EUR" office:value="250">
            <text:p>2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Versicherungen</text:p>
          </table:table-cell>
          <table:table-cell table:formula="of:=[.N13]" office:value-type="currency" office:currency="EUR" office:value="900">
            <text:p>900,00 €</text:p>
          </table:table-cell>
          <table:table-cell table:style-name="ce27" table:formula="of:=[.C38]" office:value-type="currency" office:currency="EUR" office:value="900">
            <text:p>900,00 €</text:p>
          </table:table-cell>
          <table:table-cell table:style-name="ce27" table:formula="of:=[.D38]" office:value-type="currency" office:currency="EUR" office:value="900">
            <text:p>900,00 €</text:p>
          </table:table-cell>
          <table:table-cell table:style-name="ce27" table:formula="of:=[.E38]" office:value-type="currency" office:currency="EUR" office:value="900">
            <text:p>900,00 €</text:p>
          </table:table-cell>
          <table:table-cell table:style-name="ce27" table:formula="of:=[.F38]" office:value-type="currency" office:currency="EUR" office:value="900">
            <text:p>900,00 €</text:p>
          </table:table-cell>
          <table:table-cell table:style-name="ce27" table:formula="of:=[.G38]" office:value-type="currency" office:currency="EUR" office:value="900">
            <text:p>900,00 €</text:p>
          </table:table-cell>
          <table:table-cell table:style-name="ce27" table:formula="of:=[.H38]" office:value-type="currency" office:currency="EUR" office:value="900">
            <text:p>900,00 €</text:p>
          </table:table-cell>
          <table:table-cell table:style-name="ce27" table:formula="of:=[.I38]" office:value-type="currency" office:currency="EUR" office:value="900">
            <text:p>900,00 €</text:p>
          </table:table-cell>
          <table:table-cell table:style-name="ce27" table:formula="of:=[.J38]" office:value-type="currency" office:currency="EUR" office:value="900">
            <text:p>900,00 €</text:p>
          </table:table-cell>
          <table:table-cell table:style-name="ce27" table:formula="of:=[.K38]" office:value-type="currency" office:currency="EUR" office:value="900">
            <text:p>900,00 €</text:p>
          </table:table-cell>
          <table:table-cell table:style-name="ce27" table:formula="of:=[.L38]" office:value-type="currency" office:currency="EUR" office:value="900">
            <text:p>900,00 €</text:p>
          </table:table-cell>
          <table:table-cell table:style-name="ce27" table:formula="of:=[.M38]" office:value-type="currency" office:currency="EUR" office:value="900">
            <text:p>9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Lebensunterhalt</text:p>
          </table:table-cell>
          <table:table-cell table:formula="of:=[.N14]" office:value-type="currency" office:currency="EUR" office:value="2400">
            <text:p>2.400,00 €</text:p>
          </table:table-cell>
          <table:table-cell table:style-name="ce27" table:formula="of:=[.C39]" office:value-type="currency" office:currency="EUR" office:value="2400">
            <text:p>2.400,00 €</text:p>
          </table:table-cell>
          <table:table-cell table:style-name="ce27" table:formula="of:=[.D39]" office:value-type="currency" office:currency="EUR" office:value="2400">
            <text:p>2.400,00 €</text:p>
          </table:table-cell>
          <table:table-cell table:style-name="ce27" office:value-type="currency" office:currency="EUR" office:value="500">
            <text:p>500,00 €</text:p>
          </table:table-cell>
          <table:table-cell table:style-name="ce27" table:formula="of:=[.F39]" office:value-type="currency" office:currency="EUR" office:value="500">
            <text:p>500,00 €</text:p>
          </table:table-cell>
          <table:table-cell table:style-name="ce27" table:formula="of:=[.G39]" office:value-type="currency" office:currency="EUR" office:value="500">
            <text:p>500,00 €</text:p>
          </table:table-cell>
          <table:table-cell table:style-name="ce27" table:formula="of:=[.H39]" office:value-type="currency" office:currency="EUR" office:value="500">
            <text:p>500,00 €</text:p>
          </table:table-cell>
          <table:table-cell table:style-name="ce27" table:formula="of:=[.I39]" office:value-type="currency" office:currency="EUR" office:value="500">
            <text:p>500,00 €</text:p>
          </table:table-cell>
          <table:table-cell table:style-name="ce27" table:formula="of:=[.J39]" office:value-type="currency" office:currency="EUR" office:value="500">
            <text:p>500,00 €</text:p>
          </table:table-cell>
          <table:table-cell table:style-name="ce27" table:formula="of:=[.K39]" office:value-type="currency" office:currency="EUR" office:value="500">
            <text:p>500,00 €</text:p>
          </table:table-cell>
          <table:table-cell table:style-name="ce27" table:formula="of:=[.L39]" office:value-type="currency" office:currency="EUR" office:value="500">
            <text:p>500,00 €</text:p>
          </table:table-cell>
          <table:table-cell table:style-name="ce27" table:formula="of:=[.M39]" office:value-type="currency" office:currency="EUR" office:value="500">
            <text:p>5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Kredite und Zinsen</text:p>
          </table:table-cell>
          <table:table-cell table:formula="of:=[.N15]" office:value-type="currency" office:currency="EUR" office:value="110">
            <text:p>110,00 €</text:p>
          </table:table-cell>
          <table:table-cell table:style-name="ce27" table:formula="of:=[.C40]" office:value-type="currency" office:currency="EUR" office:value="110">
            <text:p>110,00 €</text:p>
          </table:table-cell>
          <table:table-cell table:style-name="ce27" table:formula="of:=[.D40]" office:value-type="currency" office:currency="EUR" office:value="110">
            <text:p>110,00 €</text:p>
          </table:table-cell>
          <table:table-cell table:style-name="ce27" table:formula="of:=[.E40]" office:value-type="currency" office:currency="EUR" office:value="110">
            <text:p>110,00 €</text:p>
          </table:table-cell>
          <table:table-cell table:style-name="ce27" table:formula="of:=[.F40]" office:value-type="currency" office:currency="EUR" office:value="110">
            <text:p>110,00 €</text:p>
          </table:table-cell>
          <table:table-cell table:style-name="ce27" table:formula="of:=[.G40]" office:value-type="currency" office:currency="EUR" office:value="110">
            <text:p>110,00 €</text:p>
          </table:table-cell>
          <table:table-cell table:style-name="ce27" table:formula="of:=[.H40]" office:value-type="currency" office:currency="EUR" office:value="110">
            <text:p>110,00 €</text:p>
          </table:table-cell>
          <table:table-cell table:style-name="ce27" table:formula="of:=[.I40]" office:value-type="currency" office:currency="EUR" office:value="110">
            <text:p>110,00 €</text:p>
          </table:table-cell>
          <table:table-cell table:style-name="ce27" table:formula="of:=[.J40]" office:value-type="currency" office:currency="EUR" office:value="110">
            <text:p>110,00 €</text:p>
          </table:table-cell>
          <table:table-cell table:style-name="ce27" office:value-type="currency" office:currency="EUR" office:value="400">
            <text:p>400,00 €</text:p>
          </table:table-cell>
          <table:table-cell table:style-name="ce27" table:formula="of:=[.L40]" office:value-type="currency" office:currency="EUR" office:value="400">
            <text:p>400,00 €</text:p>
          </table:table-cell>
          <table:table-cell table:style-name="ce27" table:formula="of:=[.M40]" office:value-type="currency" office:currency="EUR" office:value="400">
            <text:p>40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Steuern und Abgaben</text:p>
          </table:table-cell>
          <table:table-cell table:style-name="ce25" table:formula="of:=SUM([.C43:.C46])" office:value-type="currency" office:currency="EUR" office:value="2240">
            <text:p>2.240,00 €</text:p>
          </table:table-cell>
          <table:table-cell table:style-name="ce25" table:formula="of:=SUM([.D43:.D46])" office:value-type="currency" office:currency="EUR" office:value="2240">
            <text:p>2.240,00 €</text:p>
          </table:table-cell>
          <table:table-cell table:style-name="ce25" table:formula="of:=SUM([.E43:.E46])" office:value-type="currency" office:currency="EUR" office:value="2240">
            <text:p>2.240,00 €</text:p>
          </table:table-cell>
          <table:table-cell table:style-name="ce25" table:formula="of:=SUM([.F43:.F46])" office:value-type="currency" office:currency="EUR" office:value="2240">
            <text:p>2.240,00 €</text:p>
          </table:table-cell>
          <table:table-cell table:style-name="ce25" table:formula="of:=SUM([.G43:.G46])" office:value-type="currency" office:currency="EUR" office:value="2240">
            <text:p>2.240,00 €</text:p>
          </table:table-cell>
          <table:table-cell table:style-name="ce25" table:formula="of:=SUM([.H43:.H46])" office:value-type="currency" office:currency="EUR" office:value="2240">
            <text:p>2.240,00 €</text:p>
          </table:table-cell>
          <table:table-cell table:style-name="ce25" table:formula="of:=SUM([.I43:.I46])" office:value-type="currency" office:currency="EUR" office:value="2240">
            <text:p>2.240,00 €</text:p>
          </table:table-cell>
          <table:table-cell table:style-name="ce25" table:formula="of:=SUM([.J43:.J46])" office:value-type="currency" office:currency="EUR" office:value="2240">
            <text:p>2.240,00 €</text:p>
          </table:table-cell>
          <table:table-cell table:style-name="ce25" table:formula="of:=SUM([.K43:.K46])" office:value-type="currency" office:currency="EUR" office:value="2240">
            <text:p>2.240,00 €</text:p>
          </table:table-cell>
          <table:table-cell table:style-name="ce25" table:formula="of:=SUM([.L43:.L46])" office:value-type="currency" office:currency="EUR" office:value="2240">
            <text:p>2.240,00 €</text:p>
          </table:table-cell>
          <table:table-cell table:style-name="ce25" table:formula="of:=SUM([.M43:.M46])" office:value-type="currency" office:currency="EUR" office:value="2240">
            <text:p>2.240,00 €</text:p>
          </table:table-cell>
          <table:table-cell table:style-name="ce25" table:formula="of:=SUM([.N43:.N46])" office:value-type="currency" office:currency="EUR" office:value="2240">
            <text:p>2.24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Gewerbesteuer (Jahresmittel)</text:p>
          </table:table-cell>
          <table:table-cell office:value-type="currency" office:currency="EUR" office:value="180">
            <text:p>180,00 €</text:p>
          </table:table-cell>
          <table:table-cell table:formula="of:=[.C43]" office:value-type="currency" office:currency="EUR" office:value="180">
            <text:p>180,00 €</text:p>
          </table:table-cell>
          <table:table-cell table:formula="of:=[.D43]" office:value-type="currency" office:currency="EUR" office:value="180">
            <text:p>180,00 €</text:p>
          </table:table-cell>
          <table:table-cell table:formula="of:=[.E43]" office:value-type="currency" office:currency="EUR" office:value="180">
            <text:p>180,00 €</text:p>
          </table:table-cell>
          <table:table-cell table:formula="of:=[.F43]" office:value-type="currency" office:currency="EUR" office:value="180">
            <text:p>180,00 €</text:p>
          </table:table-cell>
          <table:table-cell table:formula="of:=[.G43]" office:value-type="currency" office:currency="EUR" office:value="180">
            <text:p>180,00 €</text:p>
          </table:table-cell>
          <table:table-cell table:formula="of:=[.H43]" office:value-type="currency" office:currency="EUR" office:value="180">
            <text:p>180,00 €</text:p>
          </table:table-cell>
          <table:table-cell table:formula="of:=[.I43]" office:value-type="currency" office:currency="EUR" office:value="180">
            <text:p>180,00 €</text:p>
          </table:table-cell>
          <table:table-cell table:formula="of:=[.J43]" office:value-type="currency" office:currency="EUR" office:value="180">
            <text:p>180,00 €</text:p>
          </table:table-cell>
          <table:table-cell table:formula="of:=[.K43]" office:value-type="currency" office:currency="EUR" office:value="180">
            <text:p>180,00 €</text:p>
          </table:table-cell>
          <table:table-cell table:formula="of:=[.L43]" office:value-type="currency" office:currency="EUR" office:value="180">
            <text:p>180,00 €</text:p>
          </table:table-cell>
          <table:table-cell table:formula="of:=[.M43]" office:value-type="currency" office:currency="EUR" office:value="180">
            <text:p>18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Einkommensteuer (Jahresmittel)</text:p>
          </table:table-cell>
          <table:table-cell office:value-type="currency" office:currency="EUR" office:value="1800">
            <text:p>1.800,00 €</text:p>
          </table:table-cell>
          <table:table-cell table:formula="of:=[.C44]" office:value-type="currency" office:currency="EUR" office:value="1800">
            <text:p>1.800,00 €</text:p>
          </table:table-cell>
          <table:table-cell table:formula="of:=[.D44]" office:value-type="currency" office:currency="EUR" office:value="1800">
            <text:p>1.800,00 €</text:p>
          </table:table-cell>
          <table:table-cell table:formula="of:=[.E44]" office:value-type="currency" office:currency="EUR" office:value="1800">
            <text:p>1.800,00 €</text:p>
          </table:table-cell>
          <table:table-cell table:formula="of:=[.F44]" office:value-type="currency" office:currency="EUR" office:value="1800">
            <text:p>1.800,00 €</text:p>
          </table:table-cell>
          <table:table-cell table:formula="of:=[.G44]" office:value-type="currency" office:currency="EUR" office:value="1800">
            <text:p>1.800,00 €</text:p>
          </table:table-cell>
          <table:table-cell table:formula="of:=[.H44]" office:value-type="currency" office:currency="EUR" office:value="1800">
            <text:p>1.800,00 €</text:p>
          </table:table-cell>
          <table:table-cell table:formula="of:=[.I44]" office:value-type="currency" office:currency="EUR" office:value="1800">
            <text:p>1.800,00 €</text:p>
          </table:table-cell>
          <table:table-cell table:formula="of:=[.J44]" office:value-type="currency" office:currency="EUR" office:value="1800">
            <text:p>1.800,00 €</text:p>
          </table:table-cell>
          <table:table-cell table:formula="of:=[.K44]" office:value-type="currency" office:currency="EUR" office:value="1800">
            <text:p>1.800,00 €</text:p>
          </table:table-cell>
          <table:table-cell table:formula="of:=[.L44]" office:value-type="currency" office:currency="EUR" office:value="1800">
            <text:p>1.800,00 €</text:p>
          </table:table-cell>
          <table:table-cell table:formula="of:=[.M44]" office:value-type="currency" office:currency="EUR" office:value="1800">
            <text:p>1.80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Solidaritätszuschlag (Jahresmittel)</text:p>
          </table:table-cell>
          <table:table-cell office:value-type="currency" office:currency="EUR" office:value="100">
            <text:p>100,00 €</text:p>
          </table:table-cell>
          <table:table-cell table:formula="of:=[.C45]" office:value-type="currency" office:currency="EUR" office:value="100">
            <text:p>100,00 €</text:p>
          </table:table-cell>
          <table:table-cell table:formula="of:=[.D45]" office:value-type="currency" office:currency="EUR" office:value="100">
            <text:p>100,00 €</text:p>
          </table:table-cell>
          <table:table-cell table:formula="of:=[.E45]" office:value-type="currency" office:currency="EUR" office:value="100">
            <text:p>100,00 €</text:p>
          </table:table-cell>
          <table:table-cell table:formula="of:=[.F45]" office:value-type="currency" office:currency="EUR" office:value="100">
            <text:p>100,00 €</text:p>
          </table:table-cell>
          <table:table-cell table:formula="of:=[.G45]" office:value-type="currency" office:currency="EUR" office:value="100">
            <text:p>100,00 €</text:p>
          </table:table-cell>
          <table:table-cell table:formula="of:=[.H45]" office:value-type="currency" office:currency="EUR" office:value="100">
            <text:p>100,00 €</text:p>
          </table:table-cell>
          <table:table-cell table:formula="of:=[.I45]" office:value-type="currency" office:currency="EUR" office:value="100">
            <text:p>100,00 €</text:p>
          </table:table-cell>
          <table:table-cell table:formula="of:=[.J45]" office:value-type="currency" office:currency="EUR" office:value="100">
            <text:p>100,00 €</text:p>
          </table:table-cell>
          <table:table-cell table:formula="of:=[.K45]" office:value-type="currency" office:currency="EUR" office:value="100">
            <text:p>100,00 €</text:p>
          </table:table-cell>
          <table:table-cell table:formula="of:=[.L45]" office:value-type="currency" office:currency="EUR" office:value="100">
            <text:p>100,00 €</text:p>
          </table:table-cell>
          <table:table-cell table:formula="of:=[.M45]" office:value-type="currency" office:currency="EUR" office:value="100">
            <text:p>10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Kirchensteuer (Jahresmittel)</text:p>
          </table:table-cell>
          <table:table-cell office:value-type="currency" office:currency="EUR" office:value="160">
            <text:p>160,00 €</text:p>
          </table:table-cell>
          <table:table-cell table:formula="of:=[.C46]" office:value-type="currency" office:currency="EUR" office:value="160">
            <text:p>160,00 €</text:p>
          </table:table-cell>
          <table:table-cell table:formula="of:=[.D46]" office:value-type="currency" office:currency="EUR" office:value="160">
            <text:p>160,00 €</text:p>
          </table:table-cell>
          <table:table-cell table:formula="of:=[.E46]" office:value-type="currency" office:currency="EUR" office:value="160">
            <text:p>160,00 €</text:p>
          </table:table-cell>
          <table:table-cell table:formula="of:=[.F46]" office:value-type="currency" office:currency="EUR" office:value="160">
            <text:p>160,00 €</text:p>
          </table:table-cell>
          <table:table-cell table:formula="of:=[.G46]" office:value-type="currency" office:currency="EUR" office:value="160">
            <text:p>160,00 €</text:p>
          </table:table-cell>
          <table:table-cell table:formula="of:=[.H46]" office:value-type="currency" office:currency="EUR" office:value="160">
            <text:p>160,00 €</text:p>
          </table:table-cell>
          <table:table-cell table:formula="of:=[.I46]" office:value-type="currency" office:currency="EUR" office:value="160">
            <text:p>160,00 €</text:p>
          </table:table-cell>
          <table:table-cell table:formula="of:=[.J46]" office:value-type="currency" office:currency="EUR" office:value="160">
            <text:p>160,00 €</text:p>
          </table:table-cell>
          <table:table-cell table:formula="of:=[.K46]" office:value-type="currency" office:currency="EUR" office:value="160">
            <text:p>160,00 €</text:p>
          </table:table-cell>
          <table:table-cell table:formula="of:=[.L46]" office:value-type="currency" office:currency="EUR" office:value="160">
            <text:p>160,00 €</text:p>
          </table:table-cell>
          <table:table-cell table:formula="of:=[.M46]" office:value-type="currency" office:currency="EUR" office:value="160">
            <text:p>16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Monatssaldo</text:p>
          </table:table-cell>
          <table:table-cell table:style-name="ce25" table:formula="of:=[.C28]+[.C34]-[.C42]-[.C36]" office:value-type="currency" office:currency="EUR" office:value="-2650">
            <text:p>-2.650,00 €</text:p>
          </table:table-cell>
          <table:table-cell table:style-name="ce25" table:formula="of:=[.D28]+[.D34]-[.D42]-[.D36]" office:value-type="currency" office:currency="EUR" office:value="-1050">
            <text:p>-1.050,00 €</text:p>
          </table:table-cell>
          <table:table-cell table:style-name="ce25" table:formula="of:=[.E28]+[.E34]-[.E42]-[.E36]" office:value-type="currency" office:currency="EUR" office:value="-650">
            <text:p>-650,00 €</text:p>
          </table:table-cell>
          <table:table-cell table:style-name="ce25" table:formula="of:=[.F28]+[.F34]-[.F42]-[.F36]" office:value-type="currency" office:currency="EUR" office:value="1500">
            <text:p>1.500,00 €</text:p>
          </table:table-cell>
          <table:table-cell table:style-name="ce25" table:formula="of:=[.G28]+[.G34]-[.G42]-[.G36]" office:value-type="currency" office:currency="EUR" office:value="1750">
            <text:p>1.750,00 €</text:p>
          </table:table-cell>
          <table:table-cell table:style-name="ce25" table:formula="of:=[.H28]+[.H34]-[.H42]-[.H36]" office:value-type="currency" office:currency="EUR" office:value="3250">
            <text:p>3.250,00 €</text:p>
          </table:table-cell>
          <table:table-cell table:style-name="ce25" table:formula="of:=[.I28]+[.I34]-[.I42]-[.I36]" office:value-type="currency" office:currency="EUR" office:value="3500">
            <text:p>3.500,00 €</text:p>
          </table:table-cell>
          <table:table-cell table:style-name="ce25" table:formula="of:=[.J28]+[.J34]-[.J42]-[.J36]" office:value-type="currency" office:currency="EUR" office:value="3750">
            <text:p>3.750,00 €</text:p>
          </table:table-cell>
          <table:table-cell table:style-name="ce25" table:formula="of:=[.K28]+[.K34]-[.K42]-[.K36]" office:value-type="currency" office:currency="EUR" office:value="5000">
            <text:p>5.000,00 €</text:p>
          </table:table-cell>
          <table:table-cell table:style-name="ce25" table:formula="of:=[.L28]+[.L34]-[.L42]-[.L36]" office:value-type="currency" office:currency="EUR" office:value="4960">
            <text:p>4.960,00 €</text:p>
          </table:table-cell>
          <table:table-cell table:style-name="ce25" table:formula="of:=[.M28]+[.M34]-[.M42]-[.M36]" office:value-type="currency" office:currency="EUR" office:value="6210">
            <text:p>6.210,00 €</text:p>
          </table:table-cell>
          <table:table-cell table:style-name="ce25" table:formula="of:=[.N28]+[.N34]-[.N42]-[.N36]" office:value-type="currency" office:currency="EUR" office:value="6460">
            <text:p>6.460,00 €</text:p>
          </table:table-cell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Liquidität</text:p>
          </table:table-cell>
          <table:table-cell table:style-name="ce28" table:formula="of:=[.C48]+[.N24]" office:value-type="currency" office:currency="EUR" office:value="11210">
            <text:p>11.210,00 €</text:p>
          </table:table-cell>
          <table:table-cell table:style-name="ce28" table:formula="of:=[.D48]+[.C49]" office:value-type="currency" office:currency="EUR" office:value="10160">
            <text:p>10.160,00 €</text:p>
          </table:table-cell>
          <table:table-cell table:style-name="ce28" table:formula="of:=[.E48]+[.D49]" office:value-type="currency" office:currency="EUR" office:value="9510">
            <text:p>9.510,00 €</text:p>
          </table:table-cell>
          <table:table-cell table:style-name="ce28" table:formula="of:=[.F48]+[.E49]" office:value-type="currency" office:currency="EUR" office:value="11010">
            <text:p>11.010,00 €</text:p>
          </table:table-cell>
          <table:table-cell table:style-name="ce28" table:formula="of:=[.G48]+[.F49]" office:value-type="currency" office:currency="EUR" office:value="12760">
            <text:p>12.760,00 €</text:p>
          </table:table-cell>
          <table:table-cell table:style-name="ce28" table:formula="of:=[.H48]+[.G49]" office:value-type="currency" office:currency="EUR" office:value="16010">
            <text:p>16.010,00 €</text:p>
          </table:table-cell>
          <table:table-cell table:style-name="ce28" table:formula="of:=[.I48]+[.H49]" office:value-type="currency" office:currency="EUR" office:value="19510">
            <text:p>19.510,00 €</text:p>
          </table:table-cell>
          <table:table-cell table:style-name="ce28" table:formula="of:=[.J48]+[.I49]" office:value-type="currency" office:currency="EUR" office:value="23260">
            <text:p>23.260,00 €</text:p>
          </table:table-cell>
          <table:table-cell table:style-name="ce28" table:formula="of:=[.K48]+[.J49]" office:value-type="currency" office:currency="EUR" office:value="28260">
            <text:p>28.260,00 €</text:p>
          </table:table-cell>
          <table:table-cell table:style-name="ce28" table:formula="of:=[.L48]+[.K49]" office:value-type="currency" office:currency="EUR" office:value="33220">
            <text:p>33.220,00 €</text:p>
          </table:table-cell>
          <table:table-cell table:style-name="ce28" table:formula="of:=[.M48]+[.L49]" office:value-type="currency" office:currency="EUR" office:value="39430">
            <text:p>39.430,00 €</text:p>
          </table:table-cell>
          <table:table-cell table:style-name="ce28" table:formula="of:=[.N48]+[.M49]" office:value-type="currency" office:currency="EUR" office:value="45890">
            <text:p>45.890,00 €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table:style-name="ce18" office:value-type="float" office:value="2013" table:number-columns-spanned="1" table:number-rows-spanned="23">
            <text:p>2013</text:p>
          </table:table-cell>
          <table:table-cell table:style-name="ce21"/>
          <table:table-cell table:style-name="ce24" office:value-type="string">
            <text:p>Januar</text:p>
          </table:table-cell>
          <table:table-cell table:style-name="ce24" office:value-type="string">
            <text:p>Februar</text:p>
          </table:table-cell>
          <table:table-cell table:style-name="ce24" office:value-type="string">
            <text:p>März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i</text:p>
          </table:table-cell>
          <table:table-cell table:style-name="ce24" office:value-type="string">
            <text:p>Juni</text:p>
          </table:table-cell>
          <table:table-cell table:style-name="ce24" office:value-type="string">
            <text:p>Juli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k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zember</text:p>
          </table:table-cell>
          <table:table-cell table:number-columns-repeated="1009"/>
        </table:table-row>
        <table:table-row table:style-name="ro1">
          <table:covered-table-cell table:style-name="ce19"/>
          <table:table-cell table:style-name="ce22" office:value-type="string">
            <text:p>Einnahmen</text:p>
          </table:table-cell>
          <table:table-cell table:style-name="ce25" table:formula="of:=SUM([.C58:.C61])" office:value-type="currency" office:currency="EUR" office:value="10750">
            <text:p>10.750,00 €</text:p>
          </table:table-cell>
          <table:table-cell table:style-name="ce25" table:formula="of:=SUM([.D58:.D61])" office:value-type="currency" office:currency="EUR" office:value="10750">
            <text:p>10.750,00 €</text:p>
          </table:table-cell>
          <table:table-cell table:style-name="ce25" table:formula="of:=SUM([.E58:.E61])" office:value-type="currency" office:currency="EUR" office:value="10750">
            <text:p>10.750,00 €</text:p>
          </table:table-cell>
          <table:table-cell table:style-name="ce25" table:formula="of:=SUM([.F58:.F61])" office:value-type="currency" office:currency="EUR" office:value="10750">
            <text:p>10.750,00 €</text:p>
          </table:table-cell>
          <table:table-cell table:style-name="ce25" table:formula="of:=SUM([.G58:.G61])" office:value-type="currency" office:currency="EUR" office:value="10750">
            <text:p>10.750,00 €</text:p>
          </table:table-cell>
          <table:table-cell table:style-name="ce25" table:formula="of:=SUM([.H58:.H61])" office:value-type="currency" office:currency="EUR" office:value="10750">
            <text:p>10.750,00 €</text:p>
          </table:table-cell>
          <table:table-cell table:style-name="ce25" table:formula="of:=SUM([.I58:.I61])" office:value-type="currency" office:currency="EUR" office:value="10750">
            <text:p>10.750,00 €</text:p>
          </table:table-cell>
          <table:table-cell table:style-name="ce25" table:formula="of:=SUM([.J58:.J61])" office:value-type="currency" office:currency="EUR" office:value="10750">
            <text:p>10.750,00 €</text:p>
          </table:table-cell>
          <table:table-cell table:style-name="ce25" table:formula="of:=SUM([.K58:.K61])" office:value-type="currency" office:currency="EUR" office:value="10750">
            <text:p>10.750,00 €</text:p>
          </table:table-cell>
          <table:table-cell table:style-name="ce25" table:formula="of:=SUM([.L58:.L61])" office:value-type="currency" office:currency="EUR" office:value="10750">
            <text:p>10.750,00 €</text:p>
          </table:table-cell>
          <table:table-cell table:style-name="ce25" table:formula="of:=SUM([.M58:.M61])" office:value-type="currency" office:currency="EUR" office:value="10750">
            <text:p>10.750,00 €</text:p>
          </table:table-cell>
          <table:table-cell table:style-name="ce25" table:formula="of:=SUM([.N58:.N61])" office:value-type="currency" office:currency="EUR" office:value="10750">
            <text:p>10.75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office:value-type="string">
            <text:p>Seminare</text:p>
          </table:table-cell>
          <table:table-cell table:formula="of:=[.N29]" office:value-type="currency" office:currency="EUR" office:value="7000">
            <text:p>7.000,00 €</text:p>
          </table:table-cell>
          <table:table-cell table:formula="of:=[.C58]" office:value-type="currency" office:currency="EUR" office:value="7000">
            <text:p>7.000,00 €</text:p>
          </table:table-cell>
          <table:table-cell table:formula="of:=[.D58]" office:value-type="currency" office:currency="EUR" office:value="7000">
            <text:p>7.000,00 €</text:p>
          </table:table-cell>
          <table:table-cell table:formula="of:=[.E58]" office:value-type="currency" office:currency="EUR" office:value="7000">
            <text:p>7.000,00 €</text:p>
          </table:table-cell>
          <table:table-cell table:formula="of:=[.F58]" office:value-type="currency" office:currency="EUR" office:value="7000">
            <text:p>7.000,00 €</text:p>
          </table:table-cell>
          <table:table-cell table:formula="of:=[.G58]" office:value-type="currency" office:currency="EUR" office:value="7000">
            <text:p>7.000,00 €</text:p>
          </table:table-cell>
          <table:table-cell table:formula="of:=[.H58]" office:value-type="currency" office:currency="EUR" office:value="7000">
            <text:p>7.000,00 €</text:p>
          </table:table-cell>
          <table:table-cell table:formula="of:=[.I58]" office:value-type="currency" office:currency="EUR" office:value="7000">
            <text:p>7.000,00 €</text:p>
          </table:table-cell>
          <table:table-cell table:formula="of:=[.J58]" office:value-type="currency" office:currency="EUR" office:value="7000">
            <text:p>7.000,00 €</text:p>
          </table:table-cell>
          <table:table-cell table:formula="of:=[.K58]" office:value-type="currency" office:currency="EUR" office:value="7000">
            <text:p>7.000,00 €</text:p>
          </table:table-cell>
          <table:table-cell table:formula="of:=[.L58]" office:value-type="currency" office:currency="EUR" office:value="7000">
            <text:p>7.000,00 €</text:p>
          </table:table-cell>
          <table:table-cell table:formula="of:=[.M58]" office:value-type="currency" office:currency="EUR" office:value="7000">
            <text:p>7.0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Lizenzen</text:span></text:p>
          </table:table-cell>
          <table:table-cell table:formula="of:=[.N30]" office:value-type="currency" office:currency="EUR" office:value="750">
            <text:p>750,00 €</text:p>
          </table:table-cell>
          <table:table-cell table:formula="of:=[.C59]" office:value-type="currency" office:currency="EUR" office:value="750">
            <text:p>750,00 €</text:p>
          </table:table-cell>
          <table:table-cell table:formula="of:=[.D59]" office:value-type="currency" office:currency="EUR" office:value="750">
            <text:p>750,00 €</text:p>
          </table:table-cell>
          <table:table-cell table:formula="of:=[.E59]" office:value-type="currency" office:currency="EUR" office:value="750">
            <text:p>750,00 €</text:p>
          </table:table-cell>
          <table:table-cell table:formula="of:=[.F59]" office:value-type="currency" office:currency="EUR" office:value="750">
            <text:p>750,00 €</text:p>
          </table:table-cell>
          <table:table-cell table:formula="of:=[.G59]" office:value-type="currency" office:currency="EUR" office:value="750">
            <text:p>750,00 €</text:p>
          </table:table-cell>
          <table:table-cell table:formula="of:=[.H59]" office:value-type="currency" office:currency="EUR" office:value="750">
            <text:p>750,00 €</text:p>
          </table:table-cell>
          <table:table-cell table:formula="of:=[.I59]" office:value-type="currency" office:currency="EUR" office:value="750">
            <text:p>750,00 €</text:p>
          </table:table-cell>
          <table:table-cell table:formula="of:=[.J59]" office:value-type="currency" office:currency="EUR" office:value="750">
            <text:p>750,00 €</text:p>
          </table:table-cell>
          <table:table-cell table:formula="of:=[.K59]" office:value-type="currency" office:currency="EUR" office:value="750">
            <text:p>750,00 €</text:p>
          </table:table-cell>
          <table:table-cell table:formula="of:=[.L59]" office:value-type="currency" office:currency="EUR" office:value="750">
            <text:p>750,00 €</text:p>
          </table:table-cell>
          <table:table-cell table:formula="of:=[.M59]" office:value-type="currency" office:currency="EUR" office:value="750">
            <text:p>75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Dienstleistungen</text:span></text:p>
          </table:table-cell>
          <table:table-cell table:formula="of:=[.N31]" office:value-type="currency" office:currency="EUR" office:value="2500">
            <text:p>2.500,00 €</text:p>
          </table:table-cell>
          <table:table-cell table:formula="of:=[.C60]" office:value-type="currency" office:currency="EUR" office:value="2500">
            <text:p>2.500,00 €</text:p>
          </table:table-cell>
          <table:table-cell table:formula="of:=[.D60]" office:value-type="currency" office:currency="EUR" office:value="2500">
            <text:p>2.500,00 €</text:p>
          </table:table-cell>
          <table:table-cell table:formula="of:=[.E60]" office:value-type="currency" office:currency="EUR" office:value="2500">
            <text:p>2.500,00 €</text:p>
          </table:table-cell>
          <table:table-cell table:formula="of:=[.F60]" office:value-type="currency" office:currency="EUR" office:value="2500">
            <text:p>2.500,00 €</text:p>
          </table:table-cell>
          <table:table-cell table:formula="of:=[.G60]" office:value-type="currency" office:currency="EUR" office:value="2500">
            <text:p>2.500,00 €</text:p>
          </table:table-cell>
          <table:table-cell table:formula="of:=[.H60]" office:value-type="currency" office:currency="EUR" office:value="2500">
            <text:p>2.500,00 €</text:p>
          </table:table-cell>
          <table:table-cell table:formula="of:=[.I60]" office:value-type="currency" office:currency="EUR" office:value="2500">
            <text:p>2.500,00 €</text:p>
          </table:table-cell>
          <table:table-cell table:formula="of:=[.J60]" office:value-type="currency" office:currency="EUR" office:value="2500">
            <text:p>2.500,00 €</text:p>
          </table:table-cell>
          <table:table-cell table:formula="of:=[.K60]" office:value-type="currency" office:currency="EUR" office:value="2500">
            <text:p>2.500,00 €</text:p>
          </table:table-cell>
          <table:table-cell table:formula="of:=[.L60]" office:value-type="currency" office:currency="EUR" office:value="2500">
            <text:p>2.500,00 €</text:p>
          </table:table-cell>
          <table:table-cell table:formula="of:=[.M60]" office:value-type="currency" office:currency="EUR" office:value="2500">
            <text:p>2.5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Werbeeinnahmen</text:span></text:p>
          </table:table-cell>
          <table:table-cell table:formula="of:=[.N32]" office:value-type="currency" office:currency="EUR" office:value="500">
            <text:p>500,00 €</text:p>
          </table:table-cell>
          <table:table-cell table:formula="of:=[.C61]" office:value-type="currency" office:currency="EUR" office:value="500">
            <text:p>500,00 €</text:p>
          </table:table-cell>
          <table:table-cell table:formula="of:=[.D61]" office:value-type="currency" office:currency="EUR" office:value="500">
            <text:p>500,00 €</text:p>
          </table:table-cell>
          <table:table-cell table:formula="of:=[.E61]" office:value-type="currency" office:currency="EUR" office:value="500">
            <text:p>500,00 €</text:p>
          </table:table-cell>
          <table:table-cell table:formula="of:=[.F61]" office:value-type="currency" office:currency="EUR" office:value="500">
            <text:p>500,00 €</text:p>
          </table:table-cell>
          <table:table-cell table:formula="of:=[.G61]" office:value-type="currency" office:currency="EUR" office:value="500">
            <text:p>500,00 €</text:p>
          </table:table-cell>
          <table:table-cell table:formula="of:=[.H61]" office:value-type="currency" office:currency="EUR" office:value="500">
            <text:p>500,00 €</text:p>
          </table:table-cell>
          <table:table-cell table:formula="of:=[.I61]" office:value-type="currency" office:currency="EUR" office:value="500">
            <text:p>500,00 €</text:p>
          </table:table-cell>
          <table:table-cell table:formula="of:=[.J61]" office:value-type="currency" office:currency="EUR" office:value="500">
            <text:p>500,00 €</text:p>
          </table:table-cell>
          <table:table-cell table:formula="of:=[.K61]" office:value-type="currency" office:currency="EUR" office:value="500">
            <text:p>500,00 €</text:p>
          </table:table-cell>
          <table:table-cell table:formula="of:=[.L61]" office:value-type="currency" office:currency="EUR" office:value="500">
            <text:p>500,00 €</text:p>
          </table:table-cell>
          <table:table-cell table:formula="of:=[.M61]" office:value-type="currency" office:currency="EUR" office:value="500">
            <text:p>50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table:number-columns-repeated="1022"/>
        </table:table-row>
        <table:table-row table:style-name="ro1">
          <table:covered-table-cell table:style-name="ce19"/>
          <table:table-cell table:style-name="ce22" office:value-type="string">
            <text:p>Privateinlagen / Kredite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D63]" office:value-type="currency" office:currency="EUR" office:value="0">
            <text:p>0,00 €</text:p>
          </table:table-cell>
          <table:table-cell table:style-name="ce25" table:formula="of:=[.E63]" office:value-type="currency" office:currency="EUR" office:value="0">
            <text:p>0,00 €</text:p>
          </table:table-cell>
          <table:table-cell table:style-name="ce25" table:formula="of:=[.F63]" office:value-type="currency" office:currency="EUR" office:value="0">
            <text:p>0,00 €</text:p>
          </table:table-cell>
          <table:table-cell table:style-name="ce25" table:formula="of:=[.G63]" office:value-type="currency" office:currency="EUR" office:value="0">
            <text:p>0,00 €</text:p>
          </table:table-cell>
          <table:table-cell table:style-name="ce25" table:formula="of:=[.H63]" office:value-type="currency" office:currency="EUR" office:value="0">
            <text:p>0,00 €</text:p>
          </table:table-cell>
          <table:table-cell table:style-name="ce25" table:formula="of:=[.I63]" office:value-type="currency" office:currency="EUR" office:value="0">
            <text:p>0,00 €</text:p>
          </table:table-cell>
          <table:table-cell table:style-name="ce25" table:formula="of:=[.J63]" office:value-type="currency" office:currency="EUR" office:value="0">
            <text:p>0,00 €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M63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 table:style-name="ce20"/>
          <table:table-cell table:style-name="ce22" office:value-type="string">
            <text:p>Ausgaben</text:p>
          </table:table-cell>
          <table:table-cell table:style-name="ce25" table:formula="of:=SUM([.C66:.C69])" office:value-type="currency" office:currency="EUR" office:value="2050">
            <text:p>2.050,00 €</text:p>
          </table:table-cell>
          <table:table-cell table:style-name="ce25" table:formula="of:=SUM([.D66:.D69])" office:value-type="currency" office:currency="EUR" office:value="2050">
            <text:p>2.050,00 €</text:p>
          </table:table-cell>
          <table:table-cell table:style-name="ce25" table:formula="of:=SUM([.E66:.E69])" office:value-type="currency" office:currency="EUR" office:value="2050">
            <text:p>2.050,00 €</text:p>
          </table:table-cell>
          <table:table-cell table:style-name="ce25" table:formula="of:=SUM([.F66:.F69])" office:value-type="currency" office:currency="EUR" office:value="2050">
            <text:p>2.050,00 €</text:p>
          </table:table-cell>
          <table:table-cell table:style-name="ce25" table:formula="of:=SUM([.G66:.G69])" office:value-type="currency" office:currency="EUR" office:value="2050">
            <text:p>2.050,00 €</text:p>
          </table:table-cell>
          <table:table-cell table:style-name="ce25" table:formula="of:=SUM([.H66:.H69])" office:value-type="currency" office:currency="EUR" office:value="2050">
            <text:p>2.050,00 €</text:p>
          </table:table-cell>
          <table:table-cell table:style-name="ce25" table:formula="of:=SUM([.I66:.I69])" office:value-type="currency" office:currency="EUR" office:value="2050">
            <text:p>2.050,00 €</text:p>
          </table:table-cell>
          <table:table-cell table:style-name="ce25" table:formula="of:=SUM([.J66:.J69])" office:value-type="currency" office:currency="EUR" office:value="2050">
            <text:p>2.050,00 €</text:p>
          </table:table-cell>
          <table:table-cell table:style-name="ce25" table:formula="of:=SUM([.K66:.K69])" office:value-type="currency" office:currency="EUR" office:value="2050">
            <text:p>2.050,00 €</text:p>
          </table:table-cell>
          <table:table-cell table:style-name="ce25" table:formula="of:=SUM([.L66:.L69])" office:value-type="currency" office:currency="EUR" office:value="2050">
            <text:p>2.050,00 €</text:p>
          </table:table-cell>
          <table:table-cell table:style-name="ce25" table:formula="of:=SUM([.M66:.M69])" office:value-type="currency" office:currency="EUR" office:value="2050">
            <text:p>2.050,00 €</text:p>
          </table:table-cell>
          <table:table-cell table:style-name="ce25" table:formula="of:=SUM([.N66:.N69])" office:value-type="currency" office:currency="EUR" office:value="2050">
            <text:p>2.0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Firmenausgaben</text:p>
          </table:table-cell>
          <table:table-cell table:formula="of:=[.N37]" office:value-type="currency" office:currency="EUR" office:value="250">
            <text:p>250,00 €</text:p>
          </table:table-cell>
          <table:table-cell table:style-name="ce27" table:formula="of:=[.C66]" office:value-type="currency" office:currency="EUR" office:value="250">
            <text:p>250,00 €</text:p>
          </table:table-cell>
          <table:table-cell table:style-name="ce27" table:formula="of:=[.D66]" office:value-type="currency" office:currency="EUR" office:value="250">
            <text:p>250,00 €</text:p>
          </table:table-cell>
          <table:table-cell table:style-name="ce27" table:formula="of:=[.E66]" office:value-type="currency" office:currency="EUR" office:value="250">
            <text:p>250,00 €</text:p>
          </table:table-cell>
          <table:table-cell table:style-name="ce27" table:formula="of:=[.F66]" office:value-type="currency" office:currency="EUR" office:value="250">
            <text:p>250,00 €</text:p>
          </table:table-cell>
          <table:table-cell table:style-name="ce27" table:formula="of:=[.G66]" office:value-type="currency" office:currency="EUR" office:value="250">
            <text:p>250,00 €</text:p>
          </table:table-cell>
          <table:table-cell table:style-name="ce27" table:formula="of:=[.H66]" office:value-type="currency" office:currency="EUR" office:value="250">
            <text:p>250,00 €</text:p>
          </table:table-cell>
          <table:table-cell table:style-name="ce27" table:formula="of:=[.I66]" office:value-type="currency" office:currency="EUR" office:value="250">
            <text:p>250,00 €</text:p>
          </table:table-cell>
          <table:table-cell table:style-name="ce27" table:formula="of:=[.J66]" office:value-type="currency" office:currency="EUR" office:value="250">
            <text:p>250,00 €</text:p>
          </table:table-cell>
          <table:table-cell table:style-name="ce27" table:formula="of:=[.K66]" office:value-type="currency" office:currency="EUR" office:value="250">
            <text:p>250,00 €</text:p>
          </table:table-cell>
          <table:table-cell table:style-name="ce27" table:formula="of:=[.L66]" office:value-type="currency" office:currency="EUR" office:value="250">
            <text:p>250,00 €</text:p>
          </table:table-cell>
          <table:table-cell table:style-name="ce27" table:formula="of:=[.M66]" office:value-type="currency" office:currency="EUR" office:value="250">
            <text:p>2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Versicherungen</text:p>
          </table:table-cell>
          <table:table-cell table:formula="of:=[.N38]" office:value-type="currency" office:currency="EUR" office:value="900">
            <text:p>900,00 €</text:p>
          </table:table-cell>
          <table:table-cell table:style-name="ce27" table:formula="of:=[.C67]" office:value-type="currency" office:currency="EUR" office:value="900">
            <text:p>900,00 €</text:p>
          </table:table-cell>
          <table:table-cell table:style-name="ce27" table:formula="of:=[.D67]" office:value-type="currency" office:currency="EUR" office:value="900">
            <text:p>900,00 €</text:p>
          </table:table-cell>
          <table:table-cell table:style-name="ce27" table:formula="of:=[.E67]" office:value-type="currency" office:currency="EUR" office:value="900">
            <text:p>900,00 €</text:p>
          </table:table-cell>
          <table:table-cell table:style-name="ce27" table:formula="of:=[.F67]" office:value-type="currency" office:currency="EUR" office:value="900">
            <text:p>900,00 €</text:p>
          </table:table-cell>
          <table:table-cell table:style-name="ce27" table:formula="of:=[.G67]" office:value-type="currency" office:currency="EUR" office:value="900">
            <text:p>900,00 €</text:p>
          </table:table-cell>
          <table:table-cell table:style-name="ce27" table:formula="of:=[.H67]" office:value-type="currency" office:currency="EUR" office:value="900">
            <text:p>900,00 €</text:p>
          </table:table-cell>
          <table:table-cell table:style-name="ce27" table:formula="of:=[.I67]" office:value-type="currency" office:currency="EUR" office:value="900">
            <text:p>900,00 €</text:p>
          </table:table-cell>
          <table:table-cell table:style-name="ce27" table:formula="of:=[.J67]" office:value-type="currency" office:currency="EUR" office:value="900">
            <text:p>900,00 €</text:p>
          </table:table-cell>
          <table:table-cell table:style-name="ce27" table:formula="of:=[.K67]" office:value-type="currency" office:currency="EUR" office:value="900">
            <text:p>900,00 €</text:p>
          </table:table-cell>
          <table:table-cell table:style-name="ce27" table:formula="of:=[.L67]" office:value-type="currency" office:currency="EUR" office:value="900">
            <text:p>900,00 €</text:p>
          </table:table-cell>
          <table:table-cell table:style-name="ce27" table:formula="of:=[.M67]" office:value-type="currency" office:currency="EUR" office:value="900">
            <text:p>9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Lebensunterhalt</text:p>
          </table:table-cell>
          <table:table-cell table:formula="of:=[.N39]" office:value-type="currency" office:currency="EUR" office:value="500">
            <text:p>500,00 €</text:p>
          </table:table-cell>
          <table:table-cell table:style-name="ce27" table:formula="of:=[.C68]" office:value-type="currency" office:currency="EUR" office:value="500">
            <text:p>500,00 €</text:p>
          </table:table-cell>
          <table:table-cell table:style-name="ce27" table:formula="of:=[.D68]" office:value-type="currency" office:currency="EUR" office:value="500">
            <text:p>500,00 €</text:p>
          </table:table-cell>
          <table:table-cell table:style-name="ce27" table:formula="of:=[.E68]" office:value-type="currency" office:currency="EUR" office:value="500">
            <text:p>500,00 €</text:p>
          </table:table-cell>
          <table:table-cell table:style-name="ce27" table:formula="of:=[.F68]" office:value-type="currency" office:currency="EUR" office:value="500">
            <text:p>500,00 €</text:p>
          </table:table-cell>
          <table:table-cell table:style-name="ce27" table:formula="of:=[.G68]" office:value-type="currency" office:currency="EUR" office:value="500">
            <text:p>500,00 €</text:p>
          </table:table-cell>
          <table:table-cell table:style-name="ce27" table:formula="of:=[.H68]" office:value-type="currency" office:currency="EUR" office:value="500">
            <text:p>500,00 €</text:p>
          </table:table-cell>
          <table:table-cell table:style-name="ce27" table:formula="of:=[.I68]" office:value-type="currency" office:currency="EUR" office:value="500">
            <text:p>500,00 €</text:p>
          </table:table-cell>
          <table:table-cell table:style-name="ce27" table:formula="of:=[.J68]" office:value-type="currency" office:currency="EUR" office:value="500">
            <text:p>500,00 €</text:p>
          </table:table-cell>
          <table:table-cell table:style-name="ce27" table:formula="of:=[.K68]" office:value-type="currency" office:currency="EUR" office:value="500">
            <text:p>500,00 €</text:p>
          </table:table-cell>
          <table:table-cell table:style-name="ce27" table:formula="of:=[.L68]" office:value-type="currency" office:currency="EUR" office:value="500">
            <text:p>500,00 €</text:p>
          </table:table-cell>
          <table:table-cell table:style-name="ce27" table:formula="of:=[.M68]" office:value-type="currency" office:currency="EUR" office:value="500">
            <text:p>5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Kredite und Zinsen</text:p>
          </table:table-cell>
          <table:table-cell table:formula="of:=[.N40]" office:value-type="currency" office:currency="EUR" office:value="400">
            <text:p>400,00 €</text:p>
          </table:table-cell>
          <table:table-cell table:style-name="ce27" table:formula="of:=[.C69]" office:value-type="currency" office:currency="EUR" office:value="400">
            <text:p>400,00 €</text:p>
          </table:table-cell>
          <table:table-cell table:style-name="ce27" table:formula="of:=[.D69]" office:value-type="currency" office:currency="EUR" office:value="400">
            <text:p>400,00 €</text:p>
          </table:table-cell>
          <table:table-cell table:style-name="ce27" table:formula="of:=[.E69]" office:value-type="currency" office:currency="EUR" office:value="400">
            <text:p>400,00 €</text:p>
          </table:table-cell>
          <table:table-cell table:style-name="ce27" table:formula="of:=[.F69]" office:value-type="currency" office:currency="EUR" office:value="400">
            <text:p>400,00 €</text:p>
          </table:table-cell>
          <table:table-cell table:style-name="ce27" table:formula="of:=[.G69]" office:value-type="currency" office:currency="EUR" office:value="400">
            <text:p>400,00 €</text:p>
          </table:table-cell>
          <table:table-cell table:style-name="ce27" table:formula="of:=[.H69]" office:value-type="currency" office:currency="EUR" office:value="400">
            <text:p>400,00 €</text:p>
          </table:table-cell>
          <table:table-cell table:style-name="ce27" table:formula="of:=[.I69]" office:value-type="currency" office:currency="EUR" office:value="400">
            <text:p>400,00 €</text:p>
          </table:table-cell>
          <table:table-cell table:style-name="ce27" table:formula="of:=[.J69]" office:value-type="currency" office:currency="EUR" office:value="400">
            <text:p>400,00 €</text:p>
          </table:table-cell>
          <table:table-cell table:style-name="ce27" office:value-type="currency" office:currency="EUR" office:value="400">
            <text:p>400,00 €</text:p>
          </table:table-cell>
          <table:table-cell table:style-name="ce27" table:formula="of:=[.L69]" office:value-type="currency" office:currency="EUR" office:value="400">
            <text:p>400,00 €</text:p>
          </table:table-cell>
          <table:table-cell table:style-name="ce27" table:formula="of:=[.M69]" office:value-type="currency" office:currency="EUR" office:value="400">
            <text:p>40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Steuern und Abgaben</text:p>
          </table:table-cell>
          <table:table-cell table:style-name="ce25" table:formula="of:=SUM([.C72:.C75])" office:value-type="currency" office:currency="EUR" office:value="4130">
            <text:p>4.130,00 €</text:p>
          </table:table-cell>
          <table:table-cell table:style-name="ce25" table:formula="of:=SUM([.D72:.D75])" office:value-type="currency" office:currency="EUR" office:value="4130">
            <text:p>4.130,00 €</text:p>
          </table:table-cell>
          <table:table-cell table:style-name="ce25" table:formula="of:=SUM([.E72:.E75])" office:value-type="currency" office:currency="EUR" office:value="4130">
            <text:p>4.130,00 €</text:p>
          </table:table-cell>
          <table:table-cell table:style-name="ce25" table:formula="of:=SUM([.F72:.F75])" office:value-type="currency" office:currency="EUR" office:value="4130">
            <text:p>4.130,00 €</text:p>
          </table:table-cell>
          <table:table-cell table:style-name="ce25" table:formula="of:=SUM([.G72:.G75])" office:value-type="currency" office:currency="EUR" office:value="4130">
            <text:p>4.130,00 €</text:p>
          </table:table-cell>
          <table:table-cell table:style-name="ce25" table:formula="of:=SUM([.H72:.H75])" office:value-type="currency" office:currency="EUR" office:value="4130">
            <text:p>4.130,00 €</text:p>
          </table:table-cell>
          <table:table-cell table:style-name="ce25" table:formula="of:=SUM([.I72:.I75])" office:value-type="currency" office:currency="EUR" office:value="4130">
            <text:p>4.130,00 €</text:p>
          </table:table-cell>
          <table:table-cell table:style-name="ce25" table:formula="of:=SUM([.J72:.J75])" office:value-type="currency" office:currency="EUR" office:value="4130">
            <text:p>4.130,00 €</text:p>
          </table:table-cell>
          <table:table-cell table:style-name="ce25" table:formula="of:=SUM([.K72:.K75])" office:value-type="currency" office:currency="EUR" office:value="4130">
            <text:p>4.130,00 €</text:p>
          </table:table-cell>
          <table:table-cell table:style-name="ce25" table:formula="of:=SUM([.L72:.L75])" office:value-type="currency" office:currency="EUR" office:value="4130">
            <text:p>4.130,00 €</text:p>
          </table:table-cell>
          <table:table-cell table:style-name="ce25" table:formula="of:=SUM([.M72:.M75])" office:value-type="currency" office:currency="EUR" office:value="4130">
            <text:p>4.130,00 €</text:p>
          </table:table-cell>
          <table:table-cell table:style-name="ce25" table:formula="of:=SUM([.N72:.N75])" office:value-type="currency" office:currency="EUR" office:value="4130">
            <text:p>4.13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Gewerbesteuer</text:p>
          </table:table-cell>
          <table:table-cell office:value-type="currency" office:currency="EUR" office:value="350">
            <text:p>350,00 €</text:p>
          </table:table-cell>
          <table:table-cell table:formula="of:=[.C72]" office:value-type="currency" office:currency="EUR" office:value="350">
            <text:p>350,00 €</text:p>
          </table:table-cell>
          <table:table-cell table:formula="of:=[.D72]" office:value-type="currency" office:currency="EUR" office:value="350">
            <text:p>350,00 €</text:p>
          </table:table-cell>
          <table:table-cell table:formula="of:=[.E72]" office:value-type="currency" office:currency="EUR" office:value="350">
            <text:p>350,00 €</text:p>
          </table:table-cell>
          <table:table-cell table:formula="of:=[.F72]" office:value-type="currency" office:currency="EUR" office:value="350">
            <text:p>350,00 €</text:p>
          </table:table-cell>
          <table:table-cell table:formula="of:=[.G72]" office:value-type="currency" office:currency="EUR" office:value="350">
            <text:p>350,00 €</text:p>
          </table:table-cell>
          <table:table-cell table:formula="of:=[.H72]" office:value-type="currency" office:currency="EUR" office:value="350">
            <text:p>350,00 €</text:p>
          </table:table-cell>
          <table:table-cell table:formula="of:=[.I72]" office:value-type="currency" office:currency="EUR" office:value="350">
            <text:p>350,00 €</text:p>
          </table:table-cell>
          <table:table-cell table:formula="of:=[.J72]" office:value-type="currency" office:currency="EUR" office:value="350">
            <text:p>350,00 €</text:p>
          </table:table-cell>
          <table:table-cell table:formula="of:=[.K72]" office:value-type="currency" office:currency="EUR" office:value="350">
            <text:p>350,00 €</text:p>
          </table:table-cell>
          <table:table-cell table:formula="of:=[.L72]" office:value-type="currency" office:currency="EUR" office:value="350">
            <text:p>350,00 €</text:p>
          </table:table-cell>
          <table:table-cell table:formula="of:=[.M72]" office:value-type="currency" office:currency="EUR" office:value="350">
            <text:p>35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Einkommensteuer</text:p>
          </table:table-cell>
          <table:table-cell office:value-type="currency" office:currency="EUR" office:value="3300">
            <text:p>3.300,00 €</text:p>
          </table:table-cell>
          <table:table-cell table:formula="of:=[.C73]" office:value-type="currency" office:currency="EUR" office:value="3300">
            <text:p>3.300,00 €</text:p>
          </table:table-cell>
          <table:table-cell table:formula="of:=[.D73]" office:value-type="currency" office:currency="EUR" office:value="3300">
            <text:p>3.300,00 €</text:p>
          </table:table-cell>
          <table:table-cell table:formula="of:=[.E73]" office:value-type="currency" office:currency="EUR" office:value="3300">
            <text:p>3.300,00 €</text:p>
          </table:table-cell>
          <table:table-cell table:formula="of:=[.F73]" office:value-type="currency" office:currency="EUR" office:value="3300">
            <text:p>3.300,00 €</text:p>
          </table:table-cell>
          <table:table-cell table:formula="of:=[.G73]" office:value-type="currency" office:currency="EUR" office:value="3300">
            <text:p>3.300,00 €</text:p>
          </table:table-cell>
          <table:table-cell table:formula="of:=[.H73]" office:value-type="currency" office:currency="EUR" office:value="3300">
            <text:p>3.300,00 €</text:p>
          </table:table-cell>
          <table:table-cell table:formula="of:=[.I73]" office:value-type="currency" office:currency="EUR" office:value="3300">
            <text:p>3.300,00 €</text:p>
          </table:table-cell>
          <table:table-cell table:formula="of:=[.J73]" office:value-type="currency" office:currency="EUR" office:value="3300">
            <text:p>3.300,00 €</text:p>
          </table:table-cell>
          <table:table-cell table:formula="of:=[.K73]" office:value-type="currency" office:currency="EUR" office:value="3300">
            <text:p>3.300,00 €</text:p>
          </table:table-cell>
          <table:table-cell table:formula="of:=[.L73]" office:value-type="currency" office:currency="EUR" office:value="3300">
            <text:p>3.300,00 €</text:p>
          </table:table-cell>
          <table:table-cell table:formula="of:=[.M73]" office:value-type="currency" office:currency="EUR" office:value="3300">
            <text:p>3.30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Solidaritätszuschlag</text:p>
          </table:table-cell>
          <table:table-cell office:value-type="currency" office:currency="EUR" office:value="180">
            <text:p>180,00 €</text:p>
          </table:table-cell>
          <table:table-cell table:formula="of:=[.C74]" office:value-type="currency" office:currency="EUR" office:value="180">
            <text:p>180,00 €</text:p>
          </table:table-cell>
          <table:table-cell table:formula="of:=[.D74]" office:value-type="currency" office:currency="EUR" office:value="180">
            <text:p>180,00 €</text:p>
          </table:table-cell>
          <table:table-cell table:formula="of:=[.E74]" office:value-type="currency" office:currency="EUR" office:value="180">
            <text:p>180,00 €</text:p>
          </table:table-cell>
          <table:table-cell table:formula="of:=[.F74]" office:value-type="currency" office:currency="EUR" office:value="180">
            <text:p>180,00 €</text:p>
          </table:table-cell>
          <table:table-cell table:formula="of:=[.G74]" office:value-type="currency" office:currency="EUR" office:value="180">
            <text:p>180,00 €</text:p>
          </table:table-cell>
          <table:table-cell table:formula="of:=[.H74]" office:value-type="currency" office:currency="EUR" office:value="180">
            <text:p>180,00 €</text:p>
          </table:table-cell>
          <table:table-cell table:formula="of:=[.I74]" office:value-type="currency" office:currency="EUR" office:value="180">
            <text:p>180,00 €</text:p>
          </table:table-cell>
          <table:table-cell table:formula="of:=[.J74]" office:value-type="currency" office:currency="EUR" office:value="180">
            <text:p>180,00 €</text:p>
          </table:table-cell>
          <table:table-cell table:formula="of:=[.K74]" office:value-type="currency" office:currency="EUR" office:value="180">
            <text:p>180,00 €</text:p>
          </table:table-cell>
          <table:table-cell table:formula="of:=[.L74]" office:value-type="currency" office:currency="EUR" office:value="180">
            <text:p>180,00 €</text:p>
          </table:table-cell>
          <table:table-cell table:formula="of:=[.M74]" office:value-type="currency" office:currency="EUR" office:value="180">
            <text:p>18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Kirchensteuer</text:p>
          </table:table-cell>
          <table:table-cell office:value-type="currency" office:currency="EUR" office:value="300">
            <text:p>300,00 €</text:p>
          </table:table-cell>
          <table:table-cell table:formula="of:=[.C75]" office:value-type="currency" office:currency="EUR" office:value="300">
            <text:p>300,00 €</text:p>
          </table:table-cell>
          <table:table-cell table:formula="of:=[.D75]" office:value-type="currency" office:currency="EUR" office:value="300">
            <text:p>300,00 €</text:p>
          </table:table-cell>
          <table:table-cell table:formula="of:=[.E75]" office:value-type="currency" office:currency="EUR" office:value="300">
            <text:p>300,00 €</text:p>
          </table:table-cell>
          <table:table-cell table:formula="of:=[.F75]" office:value-type="currency" office:currency="EUR" office:value="300">
            <text:p>300,00 €</text:p>
          </table:table-cell>
          <table:table-cell table:formula="of:=[.G75]" office:value-type="currency" office:currency="EUR" office:value="300">
            <text:p>300,00 €</text:p>
          </table:table-cell>
          <table:table-cell table:formula="of:=[.H75]" office:value-type="currency" office:currency="EUR" office:value="300">
            <text:p>300,00 €</text:p>
          </table:table-cell>
          <table:table-cell table:formula="of:=[.I75]" office:value-type="currency" office:currency="EUR" office:value="300">
            <text:p>300,00 €</text:p>
          </table:table-cell>
          <table:table-cell table:formula="of:=[.J75]" office:value-type="currency" office:currency="EUR" office:value="300">
            <text:p>300,00 €</text:p>
          </table:table-cell>
          <table:table-cell table:formula="of:=[.K75]" office:value-type="currency" office:currency="EUR" office:value="300">
            <text:p>300,00 €</text:p>
          </table:table-cell>
          <table:table-cell table:formula="of:=[.L75]" office:value-type="currency" office:currency="EUR" office:value="300">
            <text:p>300,00 €</text:p>
          </table:table-cell>
          <table:table-cell table:formula="of:=[.M75]" office:value-type="currency" office:currency="EUR" office:value="300">
            <text:p>30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Monatssaldo</text:p>
          </table:table-cell>
          <table:table-cell table:style-name="ce25" table:formula="of:=[.C57]+[.C63]-[.C71]-[.C65]" office:value-type="currency" office:currency="EUR" office:value="4570">
            <text:p>4.570,00 €</text:p>
          </table:table-cell>
          <table:table-cell table:style-name="ce25" table:formula="of:=[.D57]+[.D63]-[.D71]-[.D65]" office:value-type="currency" office:currency="EUR" office:value="4570">
            <text:p>4.570,00 €</text:p>
          </table:table-cell>
          <table:table-cell table:style-name="ce25" table:formula="of:=[.E57]+[.E63]-[.E71]-[.E65]" office:value-type="currency" office:currency="EUR" office:value="4570">
            <text:p>4.570,00 €</text:p>
          </table:table-cell>
          <table:table-cell table:style-name="ce25" table:formula="of:=[.F57]+[.F63]-[.F71]-[.F65]" office:value-type="currency" office:currency="EUR" office:value="4570">
            <text:p>4.570,00 €</text:p>
          </table:table-cell>
          <table:table-cell table:style-name="ce25" table:formula="of:=[.G57]+[.G63]-[.G71]-[.G65]" office:value-type="currency" office:currency="EUR" office:value="4570">
            <text:p>4.570,00 €</text:p>
          </table:table-cell>
          <table:table-cell table:style-name="ce25" table:formula="of:=[.H57]+[.H63]-[.H71]-[.H65]" office:value-type="currency" office:currency="EUR" office:value="4570">
            <text:p>4.570,00 €</text:p>
          </table:table-cell>
          <table:table-cell table:style-name="ce25" table:formula="of:=[.I57]+[.I63]-[.I71]-[.I65]" office:value-type="currency" office:currency="EUR" office:value="4570">
            <text:p>4.570,00 €</text:p>
          </table:table-cell>
          <table:table-cell table:style-name="ce25" table:formula="of:=[.J57]+[.J63]-[.J71]-[.J65]" office:value-type="currency" office:currency="EUR" office:value="4570">
            <text:p>4.570,00 €</text:p>
          </table:table-cell>
          <table:table-cell table:style-name="ce25" table:formula="of:=[.K57]+[.K63]-[.K71]-[.K65]" office:value-type="currency" office:currency="EUR" office:value="4570">
            <text:p>4.570,00 €</text:p>
          </table:table-cell>
          <table:table-cell table:style-name="ce25" table:formula="of:=[.L57]+[.L63]-[.L71]-[.L65]" office:value-type="currency" office:currency="EUR" office:value="4570">
            <text:p>4.570,00 €</text:p>
          </table:table-cell>
          <table:table-cell table:style-name="ce25" table:formula="of:=[.M57]+[.M63]-[.M71]-[.M65]" office:value-type="currency" office:currency="EUR" office:value="4570">
            <text:p>4.570,00 €</text:p>
          </table:table-cell>
          <table:table-cell table:style-name="ce25" table:formula="of:=[.N57]+[.N63]-[.N71]-[.N65]" office:value-type="currency" office:currency="EUR" office:value="4570">
            <text:p>4.570,00 €</text:p>
          </table:table-cell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Liquidität</text:p>
          </table:table-cell>
          <table:table-cell table:style-name="ce28" table:formula="of:=[.C77]+[.N49]" office:value-type="currency" office:currency="EUR" office:value="50460">
            <text:p>50.460,00 €</text:p>
          </table:table-cell>
          <table:table-cell table:style-name="ce28" table:formula="of:=[.D77]+[.C78]" office:value-type="currency" office:currency="EUR" office:value="55030">
            <text:p>55.030,00 €</text:p>
          </table:table-cell>
          <table:table-cell table:style-name="ce28" table:formula="of:=[.E77]+[.D78]" office:value-type="currency" office:currency="EUR" office:value="59600">
            <text:p>59.600,00 €</text:p>
          </table:table-cell>
          <table:table-cell table:style-name="ce28" table:formula="of:=[.F77]+[.E78]" office:value-type="currency" office:currency="EUR" office:value="64170">
            <text:p>64.170,00 €</text:p>
          </table:table-cell>
          <table:table-cell table:style-name="ce28" table:formula="of:=[.G77]+[.F78]" office:value-type="currency" office:currency="EUR" office:value="68740">
            <text:p>68.740,00 €</text:p>
          </table:table-cell>
          <table:table-cell table:style-name="ce28" table:formula="of:=[.H77]+[.G78]" office:value-type="currency" office:currency="EUR" office:value="73310">
            <text:p>73.310,00 €</text:p>
          </table:table-cell>
          <table:table-cell table:style-name="ce28" table:formula="of:=[.I77]+[.H78]" office:value-type="currency" office:currency="EUR" office:value="77880">
            <text:p>77.880,00 €</text:p>
          </table:table-cell>
          <table:table-cell table:style-name="ce28" table:formula="of:=[.J77]+[.I78]" office:value-type="currency" office:currency="EUR" office:value="82450">
            <text:p>82.450,00 €</text:p>
          </table:table-cell>
          <table:table-cell table:style-name="ce28" table:formula="of:=[.K77]+[.J78]" office:value-type="currency" office:currency="EUR" office:value="87020">
            <text:p>87.020,00 €</text:p>
          </table:table-cell>
          <table:table-cell table:style-name="ce28" table:formula="of:=[.L77]+[.K78]" office:value-type="currency" office:currency="EUR" office:value="91590">
            <text:p>91.590,00 €</text:p>
          </table:table-cell>
          <table:table-cell table:style-name="ce28" table:formula="of:=[.M77]+[.L78]" office:value-type="currency" office:currency="EUR" office:value="96160">
            <text:p>96.160,00 €</text:p>
          </table:table-cell>
          <table:table-cell table:style-name="ce25" table:formula="of:=[.N77]+[.M78]" office:value-type="currency" office:currency="EUR" office:value="100730">
            <text:p>100.730,00 €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table:style-name="ce18" office:value-type="float" office:value="2014" table:number-columns-spanned="1" table:number-rows-spanned="23">
            <text:p>2014</text:p>
          </table:table-cell>
          <table:table-cell table:style-name="ce21"/>
          <table:table-cell table:style-name="ce24" office:value-type="string">
            <text:p>Januar</text:p>
          </table:table-cell>
          <table:table-cell table:style-name="ce24" office:value-type="string">
            <text:p>Februar</text:p>
          </table:table-cell>
          <table:table-cell table:style-name="ce24" office:value-type="string">
            <text:p>März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i</text:p>
          </table:table-cell>
          <table:table-cell table:style-name="ce24" office:value-type="string">
            <text:p>Juni</text:p>
          </table:table-cell>
          <table:table-cell table:style-name="ce24" office:value-type="string">
            <text:p>Juli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k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zember</text:p>
          </table:table-cell>
          <table:table-cell table:number-columns-repeated="1009"/>
        </table:table-row>
        <table:table-row table:style-name="ro1">
          <table:covered-table-cell table:style-name="ce19"/>
          <table:table-cell table:style-name="ce22" office:value-type="string">
            <text:p>Einnahmen</text:p>
          </table:table-cell>
          <table:table-cell table:style-name="ce25" table:formula="of:=SUM([.C83:.C86])" office:value-type="currency" office:currency="EUR" office:value="10750">
            <text:p>10.750,00 €</text:p>
          </table:table-cell>
          <table:table-cell table:style-name="ce25" table:formula="of:=SUM([.D83:.D86])" office:value-type="currency" office:currency="EUR" office:value="10750">
            <text:p>10.750,00 €</text:p>
          </table:table-cell>
          <table:table-cell table:style-name="ce25" table:formula="of:=SUM([.E83:.E86])" office:value-type="currency" office:currency="EUR" office:value="10750">
            <text:p>10.750,00 €</text:p>
          </table:table-cell>
          <table:table-cell table:style-name="ce25" table:formula="of:=SUM([.F83:.F86])" office:value-type="currency" office:currency="EUR" office:value="10750">
            <text:p>10.750,00 €</text:p>
          </table:table-cell>
          <table:table-cell table:style-name="ce25" table:formula="of:=SUM([.G83:.G86])" office:value-type="currency" office:currency="EUR" office:value="10750">
            <text:p>10.750,00 €</text:p>
          </table:table-cell>
          <table:table-cell table:style-name="ce25" table:formula="of:=SUM([.H83:.H86])" office:value-type="currency" office:currency="EUR" office:value="10750">
            <text:p>10.750,00 €</text:p>
          </table:table-cell>
          <table:table-cell table:style-name="ce25" table:formula="of:=SUM([.I83:.I86])" office:value-type="currency" office:currency="EUR" office:value="10750">
            <text:p>10.750,00 €</text:p>
          </table:table-cell>
          <table:table-cell table:style-name="ce25" table:formula="of:=SUM([.J83:.J86])" office:value-type="currency" office:currency="EUR" office:value="10750">
            <text:p>10.750,00 €</text:p>
          </table:table-cell>
          <table:table-cell table:style-name="ce25" table:formula="of:=SUM([.K83:.K86])" office:value-type="currency" office:currency="EUR" office:value="10750">
            <text:p>10.750,00 €</text:p>
          </table:table-cell>
          <table:table-cell table:style-name="ce25" table:formula="of:=SUM([.L83:.L86])" office:value-type="currency" office:currency="EUR" office:value="10750">
            <text:p>10.750,00 €</text:p>
          </table:table-cell>
          <table:table-cell table:style-name="ce25" table:formula="of:=SUM([.M83:.M86])" office:value-type="currency" office:currency="EUR" office:value="10750">
            <text:p>10.750,00 €</text:p>
          </table:table-cell>
          <table:table-cell table:style-name="ce25" table:formula="of:=SUM([.N83:.N86])" office:value-type="currency" office:currency="EUR" office:value="10750">
            <text:p>10.75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office:value-type="string">
            <text:p>Seminare</text:p>
          </table:table-cell>
          <table:table-cell table:formula="of:=[.N58]" office:value-type="currency" office:currency="EUR" office:value="7000">
            <text:p>7.000,00 €</text:p>
          </table:table-cell>
          <table:table-cell table:formula="of:=[.C83]" office:value-type="currency" office:currency="EUR" office:value="7000">
            <text:p>7.000,00 €</text:p>
          </table:table-cell>
          <table:table-cell table:formula="of:=[.D83]" office:value-type="currency" office:currency="EUR" office:value="7000">
            <text:p>7.000,00 €</text:p>
          </table:table-cell>
          <table:table-cell table:formula="of:=[.E83]" office:value-type="currency" office:currency="EUR" office:value="7000">
            <text:p>7.000,00 €</text:p>
          </table:table-cell>
          <table:table-cell table:formula="of:=[.F83]" office:value-type="currency" office:currency="EUR" office:value="7000">
            <text:p>7.000,00 €</text:p>
          </table:table-cell>
          <table:table-cell table:formula="of:=[.G83]" office:value-type="currency" office:currency="EUR" office:value="7000">
            <text:p>7.000,00 €</text:p>
          </table:table-cell>
          <table:table-cell table:formula="of:=[.H83]" office:value-type="currency" office:currency="EUR" office:value="7000">
            <text:p>7.000,00 €</text:p>
          </table:table-cell>
          <table:table-cell table:formula="of:=[.I83]" office:value-type="currency" office:currency="EUR" office:value="7000">
            <text:p>7.000,00 €</text:p>
          </table:table-cell>
          <table:table-cell table:formula="of:=[.J83]" office:value-type="currency" office:currency="EUR" office:value="7000">
            <text:p>7.000,00 €</text:p>
          </table:table-cell>
          <table:table-cell table:formula="of:=[.K83]" office:value-type="currency" office:currency="EUR" office:value="7000">
            <text:p>7.000,00 €</text:p>
          </table:table-cell>
          <table:table-cell table:formula="of:=[.L83]" office:value-type="currency" office:currency="EUR" office:value="7000">
            <text:p>7.000,00 €</text:p>
          </table:table-cell>
          <table:table-cell table:formula="of:=[.M83]" office:value-type="currency" office:currency="EUR" office:value="7000">
            <text:p>7.0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Lizenzen</text:span></text:p>
          </table:table-cell>
          <table:table-cell table:formula="of:=[.N59]" office:value-type="currency" office:currency="EUR" office:value="750">
            <text:p>750,00 €</text:p>
          </table:table-cell>
          <table:table-cell table:formula="of:=[.C84]" office:value-type="currency" office:currency="EUR" office:value="750">
            <text:p>750,00 €</text:p>
          </table:table-cell>
          <table:table-cell table:formula="of:=[.D84]" office:value-type="currency" office:currency="EUR" office:value="750">
            <text:p>750,00 €</text:p>
          </table:table-cell>
          <table:table-cell table:formula="of:=[.E84]" office:value-type="currency" office:currency="EUR" office:value="750">
            <text:p>750,00 €</text:p>
          </table:table-cell>
          <table:table-cell table:formula="of:=[.F84]" office:value-type="currency" office:currency="EUR" office:value="750">
            <text:p>750,00 €</text:p>
          </table:table-cell>
          <table:table-cell table:formula="of:=[.G84]" office:value-type="currency" office:currency="EUR" office:value="750">
            <text:p>750,00 €</text:p>
          </table:table-cell>
          <table:table-cell table:formula="of:=[.H84]" office:value-type="currency" office:currency="EUR" office:value="750">
            <text:p>750,00 €</text:p>
          </table:table-cell>
          <table:table-cell table:formula="of:=[.I84]" office:value-type="currency" office:currency="EUR" office:value="750">
            <text:p>750,00 €</text:p>
          </table:table-cell>
          <table:table-cell table:formula="of:=[.J84]" office:value-type="currency" office:currency="EUR" office:value="750">
            <text:p>750,00 €</text:p>
          </table:table-cell>
          <table:table-cell table:formula="of:=[.K84]" office:value-type="currency" office:currency="EUR" office:value="750">
            <text:p>750,00 €</text:p>
          </table:table-cell>
          <table:table-cell table:formula="of:=[.L84]" office:value-type="currency" office:currency="EUR" office:value="750">
            <text:p>750,00 €</text:p>
          </table:table-cell>
          <table:table-cell table:formula="of:=[.M84]" office:value-type="currency" office:currency="EUR" office:value="750">
            <text:p>75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Dienstleistungen</text:span></text:p>
          </table:table-cell>
          <table:table-cell table:formula="of:=[.N60]" office:value-type="currency" office:currency="EUR" office:value="2500">
            <text:p>2.500,00 €</text:p>
          </table:table-cell>
          <table:table-cell table:formula="of:=[.C85]" office:value-type="currency" office:currency="EUR" office:value="2500">
            <text:p>2.500,00 €</text:p>
          </table:table-cell>
          <table:table-cell table:formula="of:=[.D85]" office:value-type="currency" office:currency="EUR" office:value="2500">
            <text:p>2.500,00 €</text:p>
          </table:table-cell>
          <table:table-cell table:formula="of:=[.E85]" office:value-type="currency" office:currency="EUR" office:value="2500">
            <text:p>2.500,00 €</text:p>
          </table:table-cell>
          <table:table-cell table:formula="of:=[.F85]" office:value-type="currency" office:currency="EUR" office:value="2500">
            <text:p>2.500,00 €</text:p>
          </table:table-cell>
          <table:table-cell table:formula="of:=[.G85]" office:value-type="currency" office:currency="EUR" office:value="2500">
            <text:p>2.500,00 €</text:p>
          </table:table-cell>
          <table:table-cell table:formula="of:=[.H85]" office:value-type="currency" office:currency="EUR" office:value="2500">
            <text:p>2.500,00 €</text:p>
          </table:table-cell>
          <table:table-cell table:formula="of:=[.I85]" office:value-type="currency" office:currency="EUR" office:value="2500">
            <text:p>2.500,00 €</text:p>
          </table:table-cell>
          <table:table-cell table:formula="of:=[.J85]" office:value-type="currency" office:currency="EUR" office:value="2500">
            <text:p>2.500,00 €</text:p>
          </table:table-cell>
          <table:table-cell table:formula="of:=[.K85]" office:value-type="currency" office:currency="EUR" office:value="2500">
            <text:p>2.500,00 €</text:p>
          </table:table-cell>
          <table:table-cell table:formula="of:=[.L85]" office:value-type="currency" office:currency="EUR" office:value="2500">
            <text:p>2.500,00 €</text:p>
          </table:table-cell>
          <table:table-cell table:formula="of:=[.M85]" office:value-type="currency" office:currency="EUR" office:value="2500">
            <text:p>2.500,00 €</text:p>
          </table:table-cell>
          <table:table-cell table:number-columns-repeated="1009"/>
        </table:table-row>
        <table:table-row table:style-name="ro2">
          <table:covered-table-cell table:style-name="ce19"/>
          <table:table-cell office:value-type="string">
            <text:p>Software: <text:span text:style-name="T1">Werbeeinnahmen</text:span></text:p>
          </table:table-cell>
          <table:table-cell table:formula="of:=[.N61]" office:value-type="currency" office:currency="EUR" office:value="500">
            <text:p>500,00 €</text:p>
          </table:table-cell>
          <table:table-cell table:formula="of:=[.C86]" office:value-type="currency" office:currency="EUR" office:value="500">
            <text:p>500,00 €</text:p>
          </table:table-cell>
          <table:table-cell table:formula="of:=[.D86]" office:value-type="currency" office:currency="EUR" office:value="500">
            <text:p>500,00 €</text:p>
          </table:table-cell>
          <table:table-cell table:formula="of:=[.E86]" office:value-type="currency" office:currency="EUR" office:value="500">
            <text:p>500,00 €</text:p>
          </table:table-cell>
          <table:table-cell table:formula="of:=[.F86]" office:value-type="currency" office:currency="EUR" office:value="500">
            <text:p>500,00 €</text:p>
          </table:table-cell>
          <table:table-cell table:formula="of:=[.G86]" office:value-type="currency" office:currency="EUR" office:value="500">
            <text:p>500,00 €</text:p>
          </table:table-cell>
          <table:table-cell table:formula="of:=[.H86]" office:value-type="currency" office:currency="EUR" office:value="500">
            <text:p>500,00 €</text:p>
          </table:table-cell>
          <table:table-cell table:formula="of:=[.I86]" office:value-type="currency" office:currency="EUR" office:value="500">
            <text:p>500,00 €</text:p>
          </table:table-cell>
          <table:table-cell table:formula="of:=[.J86]" office:value-type="currency" office:currency="EUR" office:value="500">
            <text:p>500,00 €</text:p>
          </table:table-cell>
          <table:table-cell table:formula="of:=[.K86]" office:value-type="currency" office:currency="EUR" office:value="500">
            <text:p>500,00 €</text:p>
          </table:table-cell>
          <table:table-cell table:formula="of:=[.L86]" office:value-type="currency" office:currency="EUR" office:value="500">
            <text:p>500,00 €</text:p>
          </table:table-cell>
          <table:table-cell table:formula="of:=[.M86]" office:value-type="currency" office:currency="EUR" office:value="500">
            <text:p>50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 table:number-columns-repeated="1022"/>
        </table:table-row>
        <table:table-row table:style-name="ro1">
          <table:covered-table-cell table:style-name="ce19"/>
          <table:table-cell table:style-name="ce22" office:value-type="string">
            <text:p>Privateinlagen / Kredite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D88]" office:value-type="currency" office:currency="EUR" office:value="0">
            <text:p>0,00 €</text:p>
          </table:table-cell>
          <table:table-cell table:style-name="ce25" table:formula="of:=[.E88]" office:value-type="currency" office:currency="EUR" office:value="0">
            <text:p>0,00 €</text:p>
          </table:table-cell>
          <table:table-cell table:style-name="ce25" table:formula="of:=[.F88]" office:value-type="currency" office:currency="EUR" office:value="0">
            <text:p>0,00 €</text:p>
          </table:table-cell>
          <table:table-cell table:style-name="ce25" table:formula="of:=[.G88]" office:value-type="currency" office:currency="EUR" office:value="0">
            <text:p>0,00 €</text:p>
          </table:table-cell>
          <table:table-cell table:style-name="ce25" table:formula="of:=[.H88]" office:value-type="currency" office:currency="EUR" office:value="0">
            <text:p>0,00 €</text:p>
          </table:table-cell>
          <table:table-cell table:style-name="ce25" table:formula="of:=[.I88]" office:value-type="currency" office:currency="EUR" office:value="0">
            <text:p>0,00 €</text:p>
          </table:table-cell>
          <table:table-cell table:style-name="ce25" table:formula="of:=[.J88]" office:value-type="currency" office:currency="EUR" office:value="0">
            <text:p>0,00 €</text:p>
          </table:table-cell>
          <table:table-cell table:number-columns-repeated="2" table:style-name="ce25" office:value-type="currency" office:currency="EUR" office:value="0">
            <text:p>0,00 €</text:p>
          </table:table-cell>
          <table:table-cell table:style-name="ce25" table:formula="of:=[.M88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 table:style-name="ce19"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 table:style-name="ce20"/>
          <table:table-cell table:style-name="ce22" office:value-type="string">
            <text:p>Ausgaben</text:p>
          </table:table-cell>
          <table:table-cell table:style-name="ce25" table:formula="of:=SUM([.C91:.C94])" office:value-type="currency" office:currency="EUR" office:value="2050">
            <text:p>2.050,00 €</text:p>
          </table:table-cell>
          <table:table-cell table:style-name="ce25" table:formula="of:=SUM([.D91:.D94])" office:value-type="currency" office:currency="EUR" office:value="2050">
            <text:p>2.050,00 €</text:p>
          </table:table-cell>
          <table:table-cell table:style-name="ce25" table:formula="of:=SUM([.E91:.E94])" office:value-type="currency" office:currency="EUR" office:value="2050">
            <text:p>2.050,00 €</text:p>
          </table:table-cell>
          <table:table-cell table:style-name="ce25" table:formula="of:=SUM([.F91:.F94])" office:value-type="currency" office:currency="EUR" office:value="1550">
            <text:p>1.550,00 €</text:p>
          </table:table-cell>
          <table:table-cell table:style-name="ce25" table:formula="of:=SUM([.G91:.G94])" office:value-type="currency" office:currency="EUR" office:value="1550">
            <text:p>1.550,00 €</text:p>
          </table:table-cell>
          <table:table-cell table:style-name="ce25" table:formula="of:=SUM([.H91:.H94])" office:value-type="currency" office:currency="EUR" office:value="1550">
            <text:p>1.550,00 €</text:p>
          </table:table-cell>
          <table:table-cell table:style-name="ce25" table:formula="of:=SUM([.I91:.I94])" office:value-type="currency" office:currency="EUR" office:value="1550">
            <text:p>1.550,00 €</text:p>
          </table:table-cell>
          <table:table-cell table:style-name="ce25" table:formula="of:=SUM([.J91:.J94])" office:value-type="currency" office:currency="EUR" office:value="1550">
            <text:p>1.550,00 €</text:p>
          </table:table-cell>
          <table:table-cell table:style-name="ce25" table:formula="of:=SUM([.K91:.K94])" office:value-type="currency" office:currency="EUR" office:value="1550">
            <text:p>1.550,00 €</text:p>
          </table:table-cell>
          <table:table-cell table:style-name="ce25" table:formula="of:=SUM([.L91:.L94])" office:value-type="currency" office:currency="EUR" office:value="1550">
            <text:p>1.550,00 €</text:p>
          </table:table-cell>
          <table:table-cell table:style-name="ce25" table:formula="of:=SUM([.M91:.M94])" office:value-type="currency" office:currency="EUR" office:value="1550">
            <text:p>1.550,00 €</text:p>
          </table:table-cell>
          <table:table-cell table:style-name="ce25" table:formula="of:=SUM([.N91:.N94])" office:value-type="currency" office:currency="EUR" office:value="1550">
            <text:p>1.5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Firmenausgaben</text:p>
          </table:table-cell>
          <table:table-cell table:formula="of:=[.N66]" office:value-type="currency" office:currency="EUR" office:value="250">
            <text:p>250,00 €</text:p>
          </table:table-cell>
          <table:table-cell table:style-name="ce27" table:formula="of:=[.C91]" office:value-type="currency" office:currency="EUR" office:value="250">
            <text:p>250,00 €</text:p>
          </table:table-cell>
          <table:table-cell table:style-name="ce27" table:formula="of:=[.D91]" office:value-type="currency" office:currency="EUR" office:value="250">
            <text:p>250,00 €</text:p>
          </table:table-cell>
          <table:table-cell table:style-name="ce27" table:formula="of:=[.E91]" office:value-type="currency" office:currency="EUR" office:value="250">
            <text:p>250,00 €</text:p>
          </table:table-cell>
          <table:table-cell table:style-name="ce27" table:formula="of:=[.F91]" office:value-type="currency" office:currency="EUR" office:value="250">
            <text:p>250,00 €</text:p>
          </table:table-cell>
          <table:table-cell table:style-name="ce27" table:formula="of:=[.G91]" office:value-type="currency" office:currency="EUR" office:value="250">
            <text:p>250,00 €</text:p>
          </table:table-cell>
          <table:table-cell table:style-name="ce27" table:formula="of:=[.H91]" office:value-type="currency" office:currency="EUR" office:value="250">
            <text:p>250,00 €</text:p>
          </table:table-cell>
          <table:table-cell table:style-name="ce27" table:formula="of:=[.I91]" office:value-type="currency" office:currency="EUR" office:value="250">
            <text:p>250,00 €</text:p>
          </table:table-cell>
          <table:table-cell table:style-name="ce27" table:formula="of:=[.J91]" office:value-type="currency" office:currency="EUR" office:value="250">
            <text:p>250,00 €</text:p>
          </table:table-cell>
          <table:table-cell table:style-name="ce27" table:formula="of:=[.K91]" office:value-type="currency" office:currency="EUR" office:value="250">
            <text:p>250,00 €</text:p>
          </table:table-cell>
          <table:table-cell table:style-name="ce27" table:formula="of:=[.L91]" office:value-type="currency" office:currency="EUR" office:value="250">
            <text:p>250,00 €</text:p>
          </table:table-cell>
          <table:table-cell table:style-name="ce27" table:formula="of:=[.M91]" office:value-type="currency" office:currency="EUR" office:value="250">
            <text:p>25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Versicherungen</text:p>
          </table:table-cell>
          <table:table-cell table:formula="of:=[.N67]" office:value-type="currency" office:currency="EUR" office:value="900">
            <text:p>900,00 €</text:p>
          </table:table-cell>
          <table:table-cell table:style-name="ce27" table:formula="of:=[.C92]" office:value-type="currency" office:currency="EUR" office:value="900">
            <text:p>900,00 €</text:p>
          </table:table-cell>
          <table:table-cell table:style-name="ce27" table:formula="of:=[.D92]" office:value-type="currency" office:currency="EUR" office:value="900">
            <text:p>900,00 €</text:p>
          </table:table-cell>
          <table:table-cell table:style-name="ce27" table:formula="of:=[.E92]" office:value-type="currency" office:currency="EUR" office:value="900">
            <text:p>900,00 €</text:p>
          </table:table-cell>
          <table:table-cell table:style-name="ce27" table:formula="of:=[.F92]" office:value-type="currency" office:currency="EUR" office:value="900">
            <text:p>900,00 €</text:p>
          </table:table-cell>
          <table:table-cell table:style-name="ce27" table:formula="of:=[.G92]" office:value-type="currency" office:currency="EUR" office:value="900">
            <text:p>900,00 €</text:p>
          </table:table-cell>
          <table:table-cell table:style-name="ce27" table:formula="of:=[.H92]" office:value-type="currency" office:currency="EUR" office:value="900">
            <text:p>900,00 €</text:p>
          </table:table-cell>
          <table:table-cell table:style-name="ce27" table:formula="of:=[.I92]" office:value-type="currency" office:currency="EUR" office:value="900">
            <text:p>900,00 €</text:p>
          </table:table-cell>
          <table:table-cell table:style-name="ce27" table:formula="of:=[.J92]" office:value-type="currency" office:currency="EUR" office:value="900">
            <text:p>900,00 €</text:p>
          </table:table-cell>
          <table:table-cell table:style-name="ce27" table:formula="of:=[.K92]" office:value-type="currency" office:currency="EUR" office:value="900">
            <text:p>900,00 €</text:p>
          </table:table-cell>
          <table:table-cell table:style-name="ce27" table:formula="of:=[.L92]" office:value-type="currency" office:currency="EUR" office:value="900">
            <text:p>900,00 €</text:p>
          </table:table-cell>
          <table:table-cell table:style-name="ce27" table:formula="of:=[.M92]" office:value-type="currency" office:currency="EUR" office:value="900">
            <text:p>90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Lebensunterhalt</text:p>
          </table:table-cell>
          <table:table-cell table:formula="of:=[.N68]" office:value-type="currency" office:currency="EUR" office:value="500">
            <text:p>500,00 €</text:p>
          </table:table-cell>
          <table:table-cell table:style-name="ce27" table:formula="of:=[.C93]" office:value-type="currency" office:currency="EUR" office:value="500">
            <text:p>500,00 €</text:p>
          </table:table-cell>
          <table:table-cell table:style-name="ce27" table:formula="of:=[.D93]" office:value-type="currency" office:currency="EUR" office:value="500">
            <text:p>500,00 €</text:p>
          </table:table-cell>
          <table:table-cell table:style-name="ce27" office:value-type="currency" office:currency="EUR" office:value="0">
            <text:p>0,00 €</text:p>
          </table:table-cell>
          <table:table-cell table:style-name="ce27" table:formula="of:=[.F93]" office:value-type="currency" office:currency="EUR" office:value="0">
            <text:p>0,00 €</text:p>
          </table:table-cell>
          <table:table-cell table:style-name="ce27" table:formula="of:=[.G93]" office:value-type="currency" office:currency="EUR" office:value="0">
            <text:p>0,00 €</text:p>
          </table:table-cell>
          <table:table-cell table:style-name="ce27" table:formula="of:=[.H93]" office:value-type="currency" office:currency="EUR" office:value="0">
            <text:p>0,00 €</text:p>
          </table:table-cell>
          <table:table-cell table:style-name="ce27" table:formula="of:=[.I93]" office:value-type="currency" office:currency="EUR" office:value="0">
            <text:p>0,00 €</text:p>
          </table:table-cell>
          <table:table-cell table:style-name="ce27" table:formula="of:=[.J93]" office:value-type="currency" office:currency="EUR" office:value="0">
            <text:p>0,00 €</text:p>
          </table:table-cell>
          <table:table-cell table:style-name="ce27" table:formula="of:=[.K93]" office:value-type="currency" office:currency="EUR" office:value="0">
            <text:p>0,00 €</text:p>
          </table:table-cell>
          <table:table-cell table:style-name="ce27" table:formula="of:=[.L93]" office:value-type="currency" office:currency="EUR" office:value="0">
            <text:p>0,00 €</text:p>
          </table:table-cell>
          <table:table-cell table:style-name="ce27" table:formula="of:=[.M93]" office:value-type="currency" office:currency="EUR" office:value="0">
            <text:p>0,00 €</text:p>
          </table:table-cell>
          <table:table-cell table:number-columns-repeated="1009"/>
        </table:table-row>
        <table:table-row table:style-name="ro1">
          <table:covered-table-cell/>
          <table:table-cell table:style-name="ce23" office:value-type="string">
            <text:p>Kredite und Zinsen</text:p>
          </table:table-cell>
          <table:table-cell table:formula="of:=[.N69]" office:value-type="currency" office:currency="EUR" office:value="400">
            <text:p>400,00 €</text:p>
          </table:table-cell>
          <table:table-cell table:style-name="ce27" table:formula="of:=[.C94]" office:value-type="currency" office:currency="EUR" office:value="400">
            <text:p>400,00 €</text:p>
          </table:table-cell>
          <table:table-cell table:style-name="ce27" table:formula="of:=[.D94]" office:value-type="currency" office:currency="EUR" office:value="400">
            <text:p>400,00 €</text:p>
          </table:table-cell>
          <table:table-cell table:style-name="ce27" table:formula="of:=[.E94]" office:value-type="currency" office:currency="EUR" office:value="400">
            <text:p>400,00 €</text:p>
          </table:table-cell>
          <table:table-cell table:style-name="ce27" table:formula="of:=[.F94]" office:value-type="currency" office:currency="EUR" office:value="400">
            <text:p>400,00 €</text:p>
          </table:table-cell>
          <table:table-cell table:style-name="ce27" table:formula="of:=[.G94]" office:value-type="currency" office:currency="EUR" office:value="400">
            <text:p>400,00 €</text:p>
          </table:table-cell>
          <table:table-cell table:style-name="ce27" table:formula="of:=[.H94]" office:value-type="currency" office:currency="EUR" office:value="400">
            <text:p>400,00 €</text:p>
          </table:table-cell>
          <table:table-cell table:style-name="ce27" table:formula="of:=[.I94]" office:value-type="currency" office:currency="EUR" office:value="400">
            <text:p>400,00 €</text:p>
          </table:table-cell>
          <table:table-cell table:style-name="ce27" table:formula="of:=[.J94]" office:value-type="currency" office:currency="EUR" office:value="400">
            <text:p>400,00 €</text:p>
          </table:table-cell>
          <table:table-cell table:style-name="ce27" office:value-type="currency" office:currency="EUR" office:value="400">
            <text:p>400,00 €</text:p>
          </table:table-cell>
          <table:table-cell table:style-name="ce27" table:formula="of:=[.L94]" office:value-type="currency" office:currency="EUR" office:value="400">
            <text:p>400,00 €</text:p>
          </table:table-cell>
          <table:table-cell table:style-name="ce27" table:formula="of:=[.M94]" office:value-type="currency" office:currency="EUR" office:value="400">
            <text:p>40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Steuern und Abgaben</text:p>
          </table:table-cell>
          <table:table-cell table:style-name="ce25" table:formula="of:=SUM([.C97:.C100])" office:value-type="currency" office:currency="EUR" office:value="4130">
            <text:p>4.130,00 €</text:p>
          </table:table-cell>
          <table:table-cell table:style-name="ce25" table:formula="of:=SUM([.D97:.D100])" office:value-type="currency" office:currency="EUR" office:value="4130">
            <text:p>4.130,00 €</text:p>
          </table:table-cell>
          <table:table-cell table:style-name="ce25" table:formula="of:=SUM([.E97:.E100])" office:value-type="currency" office:currency="EUR" office:value="4130">
            <text:p>4.130,00 €</text:p>
          </table:table-cell>
          <table:table-cell table:style-name="ce25" table:formula="of:=SUM([.F97:.F100])" office:value-type="currency" office:currency="EUR" office:value="4130">
            <text:p>4.130,00 €</text:p>
          </table:table-cell>
          <table:table-cell table:style-name="ce25" table:formula="of:=SUM([.G97:.G100])" office:value-type="currency" office:currency="EUR" office:value="4130">
            <text:p>4.130,00 €</text:p>
          </table:table-cell>
          <table:table-cell table:style-name="ce25" table:formula="of:=SUM([.H97:.H100])" office:value-type="currency" office:currency="EUR" office:value="4130">
            <text:p>4.130,00 €</text:p>
          </table:table-cell>
          <table:table-cell table:style-name="ce25" table:formula="of:=SUM([.I97:.I100])" office:value-type="currency" office:currency="EUR" office:value="4130">
            <text:p>4.130,00 €</text:p>
          </table:table-cell>
          <table:table-cell table:style-name="ce25" table:formula="of:=SUM([.J97:.J100])" office:value-type="currency" office:currency="EUR" office:value="4130">
            <text:p>4.130,00 €</text:p>
          </table:table-cell>
          <table:table-cell table:style-name="ce25" table:formula="of:=SUM([.K97:.K100])" office:value-type="currency" office:currency="EUR" office:value="4130">
            <text:p>4.130,00 €</text:p>
          </table:table-cell>
          <table:table-cell table:style-name="ce25" table:formula="of:=SUM([.L97:.L100])" office:value-type="currency" office:currency="EUR" office:value="4130">
            <text:p>4.130,00 €</text:p>
          </table:table-cell>
          <table:table-cell table:style-name="ce25" table:formula="of:=SUM([.M97:.M100])" office:value-type="currency" office:currency="EUR" office:value="4130">
            <text:p>4.130,00 €</text:p>
          </table:table-cell>
          <table:table-cell table:style-name="ce25" table:formula="of:=SUM([.N97:.N100])" office:value-type="currency" office:currency="EUR" office:value="4130">
            <text:p>4.13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Gewerbesteuer</text:p>
          </table:table-cell>
          <table:table-cell table:formula="of:=[.N72]" office:value-type="currency" office:currency="EUR" office:value="350">
            <text:p>350,00 €</text:p>
          </table:table-cell>
          <table:table-cell table:formula="of:=[.C97]" office:value-type="currency" office:currency="EUR" office:value="350">
            <text:p>350,00 €</text:p>
          </table:table-cell>
          <table:table-cell table:formula="of:=[.D97]" office:value-type="currency" office:currency="EUR" office:value="350">
            <text:p>350,00 €</text:p>
          </table:table-cell>
          <table:table-cell table:formula="of:=[.E97]" office:value-type="currency" office:currency="EUR" office:value="350">
            <text:p>350,00 €</text:p>
          </table:table-cell>
          <table:table-cell table:formula="of:=[.F97]" office:value-type="currency" office:currency="EUR" office:value="350">
            <text:p>350,00 €</text:p>
          </table:table-cell>
          <table:table-cell table:formula="of:=[.G97]" office:value-type="currency" office:currency="EUR" office:value="350">
            <text:p>350,00 €</text:p>
          </table:table-cell>
          <table:table-cell table:formula="of:=[.H97]" office:value-type="currency" office:currency="EUR" office:value="350">
            <text:p>350,00 €</text:p>
          </table:table-cell>
          <table:table-cell table:formula="of:=[.I97]" office:value-type="currency" office:currency="EUR" office:value="350">
            <text:p>350,00 €</text:p>
          </table:table-cell>
          <table:table-cell table:formula="of:=[.J97]" office:value-type="currency" office:currency="EUR" office:value="350">
            <text:p>350,00 €</text:p>
          </table:table-cell>
          <table:table-cell table:formula="of:=[.K97]" office:value-type="currency" office:currency="EUR" office:value="350">
            <text:p>350,00 €</text:p>
          </table:table-cell>
          <table:table-cell table:formula="of:=[.L97]" office:value-type="currency" office:currency="EUR" office:value="350">
            <text:p>350,00 €</text:p>
          </table:table-cell>
          <table:table-cell table:formula="of:=[.M97]" office:value-type="currency" office:currency="EUR" office:value="350">
            <text:p>35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Einkommensteuer</text:p>
          </table:table-cell>
          <table:table-cell table:formula="of:=[.N73]" office:value-type="currency" office:currency="EUR" office:value="3300">
            <text:p>3.300,00 €</text:p>
          </table:table-cell>
          <table:table-cell table:formula="of:=[.C98]" office:value-type="currency" office:currency="EUR" office:value="3300">
            <text:p>3.300,00 €</text:p>
          </table:table-cell>
          <table:table-cell table:formula="of:=[.D98]" office:value-type="currency" office:currency="EUR" office:value="3300">
            <text:p>3.300,00 €</text:p>
          </table:table-cell>
          <table:table-cell table:formula="of:=[.E98]" office:value-type="currency" office:currency="EUR" office:value="3300">
            <text:p>3.300,00 €</text:p>
          </table:table-cell>
          <table:table-cell table:formula="of:=[.F98]" office:value-type="currency" office:currency="EUR" office:value="3300">
            <text:p>3.300,00 €</text:p>
          </table:table-cell>
          <table:table-cell table:formula="of:=[.G98]" office:value-type="currency" office:currency="EUR" office:value="3300">
            <text:p>3.300,00 €</text:p>
          </table:table-cell>
          <table:table-cell table:formula="of:=[.H98]" office:value-type="currency" office:currency="EUR" office:value="3300">
            <text:p>3.300,00 €</text:p>
          </table:table-cell>
          <table:table-cell table:formula="of:=[.I98]" office:value-type="currency" office:currency="EUR" office:value="3300">
            <text:p>3.300,00 €</text:p>
          </table:table-cell>
          <table:table-cell table:formula="of:=[.J98]" office:value-type="currency" office:currency="EUR" office:value="3300">
            <text:p>3.300,00 €</text:p>
          </table:table-cell>
          <table:table-cell table:formula="of:=[.K98]" office:value-type="currency" office:currency="EUR" office:value="3300">
            <text:p>3.300,00 €</text:p>
          </table:table-cell>
          <table:table-cell table:formula="of:=[.L98]" office:value-type="currency" office:currency="EUR" office:value="3300">
            <text:p>3.300,00 €</text:p>
          </table:table-cell>
          <table:table-cell table:formula="of:=[.M98]" office:value-type="currency" office:currency="EUR" office:value="3300">
            <text:p>3.30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Solidaritätszuschlag</text:p>
          </table:table-cell>
          <table:table-cell table:formula="of:=[.N74]" office:value-type="currency" office:currency="EUR" office:value="180">
            <text:p>180,00 €</text:p>
          </table:table-cell>
          <table:table-cell table:formula="of:=[.C99]" office:value-type="currency" office:currency="EUR" office:value="180">
            <text:p>180,00 €</text:p>
          </table:table-cell>
          <table:table-cell table:formula="of:=[.D99]" office:value-type="currency" office:currency="EUR" office:value="180">
            <text:p>180,00 €</text:p>
          </table:table-cell>
          <table:table-cell table:formula="of:=[.E99]" office:value-type="currency" office:currency="EUR" office:value="180">
            <text:p>180,00 €</text:p>
          </table:table-cell>
          <table:table-cell table:formula="of:=[.F99]" office:value-type="currency" office:currency="EUR" office:value="180">
            <text:p>180,00 €</text:p>
          </table:table-cell>
          <table:table-cell table:formula="of:=[.G99]" office:value-type="currency" office:currency="EUR" office:value="180">
            <text:p>180,00 €</text:p>
          </table:table-cell>
          <table:table-cell table:formula="of:=[.H99]" office:value-type="currency" office:currency="EUR" office:value="180">
            <text:p>180,00 €</text:p>
          </table:table-cell>
          <table:table-cell table:formula="of:=[.I99]" office:value-type="currency" office:currency="EUR" office:value="180">
            <text:p>180,00 €</text:p>
          </table:table-cell>
          <table:table-cell table:formula="of:=[.J99]" office:value-type="currency" office:currency="EUR" office:value="180">
            <text:p>180,00 €</text:p>
          </table:table-cell>
          <table:table-cell table:formula="of:=[.K99]" office:value-type="currency" office:currency="EUR" office:value="180">
            <text:p>180,00 €</text:p>
          </table:table-cell>
          <table:table-cell table:formula="of:=[.L99]" office:value-type="currency" office:currency="EUR" office:value="180">
            <text:p>180,00 €</text:p>
          </table:table-cell>
          <table:table-cell table:formula="of:=[.M99]" office:value-type="currency" office:currency="EUR" office:value="180">
            <text:p>180,00 €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Kirchensteuer</text:p>
          </table:table-cell>
          <table:table-cell table:formula="of:=[.N75]" office:value-type="currency" office:currency="EUR" office:value="300">
            <text:p>300,00 €</text:p>
          </table:table-cell>
          <table:table-cell table:formula="of:=[.C100]" office:value-type="currency" office:currency="EUR" office:value="300">
            <text:p>300,00 €</text:p>
          </table:table-cell>
          <table:table-cell table:formula="of:=[.D100]" office:value-type="currency" office:currency="EUR" office:value="300">
            <text:p>300,00 €</text:p>
          </table:table-cell>
          <table:table-cell table:formula="of:=[.E100]" office:value-type="currency" office:currency="EUR" office:value="300">
            <text:p>300,00 €</text:p>
          </table:table-cell>
          <table:table-cell table:formula="of:=[.F100]" office:value-type="currency" office:currency="EUR" office:value="300">
            <text:p>300,00 €</text:p>
          </table:table-cell>
          <table:table-cell table:formula="of:=[.G100]" office:value-type="currency" office:currency="EUR" office:value="300">
            <text:p>300,00 €</text:p>
          </table:table-cell>
          <table:table-cell table:formula="of:=[.H100]" office:value-type="currency" office:currency="EUR" office:value="300">
            <text:p>300,00 €</text:p>
          </table:table-cell>
          <table:table-cell table:formula="of:=[.I100]" office:value-type="currency" office:currency="EUR" office:value="300">
            <text:p>300,00 €</text:p>
          </table:table-cell>
          <table:table-cell table:formula="of:=[.J100]" office:value-type="currency" office:currency="EUR" office:value="300">
            <text:p>300,00 €</text:p>
          </table:table-cell>
          <table:table-cell table:formula="of:=[.K100]" office:value-type="currency" office:currency="EUR" office:value="300">
            <text:p>300,00 €</text:p>
          </table:table-cell>
          <table:table-cell table:formula="of:=[.L100]" office:value-type="currency" office:currency="EUR" office:value="300">
            <text:p>300,00 €</text:p>
          </table:table-cell>
          <table:table-cell table:formula="of:=[.M100]" office:value-type="currency" office:currency="EUR" office:value="300">
            <text:p>300,00 €</text:p>
          </table:table-cell>
          <table:table-cell table:number-columns-repeated="1009"/>
        </table:table-row>
        <table:table-row table:style-name="ro1">
          <table:covered-table-cell/>
          <table:table-cell/>
          <table:table-cell table:style-name="ce7" table:number-columns-repeated="12"/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Monatssaldo</text:p>
          </table:table-cell>
          <table:table-cell table:style-name="ce25" table:formula="of:=[.C82]+[.C88]-[.C96]-[.C90]" office:value-type="currency" office:currency="EUR" office:value="4570">
            <text:p>4.570,00 €</text:p>
          </table:table-cell>
          <table:table-cell table:style-name="ce25" table:formula="of:=[.D82]+[.D88]-[.D96]-[.D90]" office:value-type="currency" office:currency="EUR" office:value="4570">
            <text:p>4.570,00 €</text:p>
          </table:table-cell>
          <table:table-cell table:style-name="ce25" table:formula="of:=[.E82]+[.E88]-[.E96]-[.E90]" office:value-type="currency" office:currency="EUR" office:value="4570">
            <text:p>4.570,00 €</text:p>
          </table:table-cell>
          <table:table-cell table:style-name="ce25" table:formula="of:=[.F82]+[.F88]-[.F96]-[.F90]" office:value-type="currency" office:currency="EUR" office:value="5070">
            <text:p>5.070,00 €</text:p>
          </table:table-cell>
          <table:table-cell table:style-name="ce25" table:formula="of:=[.G82]+[.G88]-[.G96]-[.G90]" office:value-type="currency" office:currency="EUR" office:value="5070">
            <text:p>5.070,00 €</text:p>
          </table:table-cell>
          <table:table-cell table:style-name="ce25" table:formula="of:=[.H82]+[.H88]-[.H96]-[.H90]" office:value-type="currency" office:currency="EUR" office:value="5070">
            <text:p>5.070,00 €</text:p>
          </table:table-cell>
          <table:table-cell table:style-name="ce25" table:formula="of:=[.I82]+[.I88]-[.I96]-[.I90]" office:value-type="currency" office:currency="EUR" office:value="5070">
            <text:p>5.070,00 €</text:p>
          </table:table-cell>
          <table:table-cell table:style-name="ce25" table:formula="of:=[.J82]+[.J88]-[.J96]-[.J90]" office:value-type="currency" office:currency="EUR" office:value="5070">
            <text:p>5.070,00 €</text:p>
          </table:table-cell>
          <table:table-cell table:style-name="ce25" table:formula="of:=[.K82]+[.K88]-[.K96]-[.K90]" office:value-type="currency" office:currency="EUR" office:value="5070">
            <text:p>5.070,00 €</text:p>
          </table:table-cell>
          <table:table-cell table:style-name="ce25" table:formula="of:=[.L82]+[.L88]-[.L96]-[.L90]" office:value-type="currency" office:currency="EUR" office:value="5070">
            <text:p>5.070,00 €</text:p>
          </table:table-cell>
          <table:table-cell table:style-name="ce25" table:formula="of:=[.M82]+[.M88]-[.M96]-[.M90]" office:value-type="currency" office:currency="EUR" office:value="5070">
            <text:p>5.070,00 €</text:p>
          </table:table-cell>
          <table:table-cell table:style-name="ce25" table:formula="of:=[.N82]+[.N88]-[.N96]-[.N90]" office:value-type="currency" office:currency="EUR" office:value="5070">
            <text:p>5.070,00 €</text:p>
          </table:table-cell>
          <table:table-cell table:number-columns-repeated="1009"/>
        </table:table-row>
        <table:table-row table:style-name="ro1">
          <table:covered-table-cell/>
          <table:table-cell table:style-name="ce22" office:value-type="string">
            <text:p>Liquidität</text:p>
          </table:table-cell>
          <table:table-cell table:style-name="ce25" table:formula="of:=[.C102]+[.N78]" office:value-type="currency" office:currency="EUR" office:value="105300">
            <text:p>105.300,00 €</text:p>
          </table:table-cell>
          <table:table-cell table:style-name="ce25" table:formula="of:=[.D102]+[.C103]" office:value-type="currency" office:currency="EUR" office:value="109870">
            <text:p>109.870,00 €</text:p>
          </table:table-cell>
          <table:table-cell table:style-name="ce25" table:formula="of:=[.E102]+[.D103]" office:value-type="currency" office:currency="EUR" office:value="114440">
            <text:p>114.440,00 €</text:p>
          </table:table-cell>
          <table:table-cell table:style-name="ce25" table:formula="of:=[.F102]+[.E103]" office:value-type="currency" office:currency="EUR" office:value="119510">
            <text:p>119.510,00 €</text:p>
          </table:table-cell>
          <table:table-cell table:style-name="ce25" table:formula="of:=[.G102]+[.F103]" office:value-type="currency" office:currency="EUR" office:value="124580">
            <text:p>124.580,00 €</text:p>
          </table:table-cell>
          <table:table-cell table:style-name="ce25" table:formula="of:=[.H102]+[.G103]" office:value-type="currency" office:currency="EUR" office:value="129650">
            <text:p>129.650,00 €</text:p>
          </table:table-cell>
          <table:table-cell table:style-name="ce25" table:formula="of:=[.I102]+[.H103]" office:value-type="currency" office:currency="EUR" office:value="134720">
            <text:p>134.720,00 €</text:p>
          </table:table-cell>
          <table:table-cell table:style-name="ce25" table:formula="of:=[.J102]+[.I103]" office:value-type="currency" office:currency="EUR" office:value="139790">
            <text:p>139.790,00 €</text:p>
          </table:table-cell>
          <table:table-cell table:style-name="ce25" table:formula="of:=[.K102]+[.J103]" office:value-type="currency" office:currency="EUR" office:value="144860">
            <text:p>144.860,00 €</text:p>
          </table:table-cell>
          <table:table-cell table:style-name="ce25" table:formula="of:=[.L102]+[.K103]" office:value-type="currency" office:currency="EUR" office:value="149930">
            <text:p>149.930,00 €</text:p>
          </table:table-cell>
          <table:table-cell table:style-name="ce25" table:formula="of:=[.M102]+[.L103]" office:value-type="currency" office:currency="EUR" office:value="155000">
            <text:p>155.000,00 €</text:p>
          </table:table-cell>
          <table:table-cell table:style-name="ce25" table:formula="of:=[.N102]+[.M103]" office:value-type="currency" office:currency="EUR" office:value="160070">
            <text:p>160.070,00 €</text:p>
          </table:table-cell>
          <table:table-cell table:number-columns-repeated="1009"/>
        </table:table-row>
      </table:table>
      <table:table table:name="Tilgungspla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9" office:value-type="string">
            <text:p>Beispielrechnung für Annuitätendarlehen (20.000 €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Die erforderliche regelmäßige Rate beträgt:</text:p>
          </table:table-cell>
          <table:table-cell table:number-columns-repeated="2"/>
          <table:table-cell office:value-type="currency" office:currency="EUR" office:value="391.32">
            <text:p>391,32 €</text:p>
          </table:table-cell>
          <table:table-cell office:value-type="string">
            <text:p>(monatlich)</text:p>
          </table:table-cell>
          <table:table-cell/>
        </table:table-row>
        <table:table-row table:style-name="ro2">
          <table:table-cell/>
          <table:table-cell office:value-type="string">
            <text:p>Zinsen für tilgungsfreie Zeit:</text:p>
          </table:table-cell>
          <table:table-cell table:number-columns-repeated="2"/>
          <table:table-cell office:value-type="currency" office:currency="EUR" office:value="1300">
            <text:p>1.300,00 €</text:p>
          </table:table-cell>
          <table:table-cell office:value-type="string">
            <text:p>(jährlich)</text:p>
          </table:table-cell>
          <table:table-cell/>
        </table:table-row>
        <table:table-row table:style-name="ro1">
          <table:table-cell/>
          <table:table-cell office:value-type="string">
            <text:p>Zinsen und Gebühren gesamt:</text:p>
          </table:table-cell>
          <table:table-cell table:number-columns-repeated="2"/>
          <table:table-cell office:value-type="currency" office:currency="EUR" office:value="4779.37">
            <text:p>4.779,37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samtaufwand:</text:p>
          </table:table-cell>
          <table:table-cell table:number-columns-repeated="2"/>
          <table:table-cell office:value-type="currency" office:currency="EUR" office:value="24779.37">
            <text:p>24.779,37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ktiver Jahreszinssatz:</text:p>
          </table:table-cell>
          <table:table-cell table:number-columns-repeated="2"/>
          <table:table-cell table:style-name="ce30" office:value-type="string">
            <text:p>6,70 % p.a.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ahlungen p.a.</text:p>
          </table:table-cell>
          <table:table-cell table:style-name="Default" office:value-type="string">
            <text:p>Zinsen p.a.</text:p>
          </table:table-cell>
          <table:table-cell office:value-type="string">
            <text:p>Tilgung p.a.</text:p>
          </table:table-cell>
          <table:table-cell office:value-type="string">
            <text:p>Restschuld</text:p>
          </table:table-cell>
        </table:table-row>
        <table:table-row table:style-name="ro2">
          <table:table-cell/>
          <table:table-cell office:value-type="string">
            <text:p>Tilgungsfreie Zeit</text:p>
          </table:table-cell>
          <table:table-cell table:style-name="ce7" office:value-type="currency" office:currency="EUR" office:value="20000">
            <text:p>20.000,00 €</text:p>
          </table:table-cell>
          <table:table-cell table:style-name="ce7" office:value-type="currency" office:currency="EUR" office:value="1299.96">
            <text:p>1.299,96 €</text:p>
          </table:table-cell>
          <table:table-cell office:value-type="currency" office:currency="EUR" office:value="1299.96">
            <text:p>1.299,96 €</text:p>
          </table:table-cell>
          <table:table-cell table:style-name="ce7" office:value-type="currency" office:currency="EUR" office:value="0">
            <text:p>0,00 €</text:p>
          </table:table-cell>
          <table:table-cell table:style-name="ce7" office:value-type="currency" office:currency="EUR" office:value="20000">
            <text:p>20.000,00 €</text:p>
          </table:table-cell>
        </table:table-row>
        <table:table-row table:style-name="ro1">
          <table:table-cell/>
          <table:table-cell office:value-type="string">
            <text:p>1. Jahr</text:p>
          </table:table-cell>
          <table:table-cell table:style-name="ce7" office:value-type="currency" office:currency="EUR" office:value="20000">
            <text:p>20.000,00 €</text:p>
          </table:table-cell>
          <table:table-cell table:style-name="ce7" office:value-type="currency" office:currency="EUR" office:value="4695.88">
            <text:p>4.695,88 €</text:p>
          </table:table-cell>
          <table:table-cell office:value-type="currency" office:currency="EUR" office:value="1196.99">
            <text:p>1.196,99 €</text:p>
          </table:table-cell>
          <table:table-cell table:style-name="ce7" office:value-type="currency" office:currency="EUR" office:value="3498.89">
            <text:p>3.498,89 €</text:p>
          </table:table-cell>
          <table:table-cell table:style-name="ce7" office:value-type="currency" office:currency="EUR" office:value="16501.11">
            <text:p>16.501,11 €</text:p>
          </table:table-cell>
        </table:table-row>
        <table:table-row table:style-name="ro1">
          <table:table-cell/>
          <table:table-cell office:value-type="string">
            <text:p>2. Jahr</text:p>
          </table:table-cell>
          <table:table-cell table:style-name="ce7" office:value-type="currency" office:currency="EUR" office:value="16501.11">
            <text:p>16.501,11 €</text:p>
          </table:table-cell>
          <table:table-cell table:style-name="ce7" office:value-type="currency" office:currency="EUR" office:value="4695.87">
            <text:p>4.695,87 €</text:p>
          </table:table-cell>
          <table:table-cell office:value-type="currency" office:currency="EUR" office:value="962.66">
            <text:p>962,66 €</text:p>
          </table:table-cell>
          <table:table-cell table:style-name="ce7" office:value-type="currency" office:currency="EUR" office:value="3733.21">
            <text:p>3.733,21 €</text:p>
          </table:table-cell>
          <table:table-cell table:style-name="ce7" office:value-type="currency" office:currency="EUR" office:value="12767.9">
            <text:p>12.767,90 €</text:p>
          </table:table-cell>
        </table:table-row>
        <table:table-row table:style-name="ro1">
          <table:table-cell/>
          <table:table-cell office:value-type="string">
            <text:p>3. Jahr</text:p>
          </table:table-cell>
          <table:table-cell table:style-name="ce7" office:value-type="currency" office:currency="EUR" office:value="12767.9">
            <text:p>12.767,90 €</text:p>
          </table:table-cell>
          <table:table-cell table:style-name="ce7" office:value-type="currency" office:currency="EUR" office:value="4695.88">
            <text:p>4.695,88 €</text:p>
          </table:table-cell>
          <table:table-cell office:value-type="currency" office:currency="EUR" office:value="712.64">
            <text:p>712,64 €</text:p>
          </table:table-cell>
          <table:table-cell table:style-name="ce7" office:value-type="currency" office:currency="EUR" office:value="3983.24">
            <text:p>3.983,24 €</text:p>
          </table:table-cell>
          <table:table-cell table:style-name="ce7" office:value-type="currency" office:currency="EUR" office:value="8784.66">
            <text:p>8.784,66 €</text:p>
          </table:table-cell>
        </table:table-row>
        <table:table-row table:style-name="ro1">
          <table:table-cell/>
          <table:table-cell office:value-type="string">
            <text:p>4. Jahr</text:p>
          </table:table-cell>
          <table:table-cell table:style-name="ce7" office:value-type="currency" office:currency="EUR" office:value="8784.66">
            <text:p>8.784,66 €</text:p>
          </table:table-cell>
          <table:table-cell table:style-name="ce7" office:value-type="currency" office:currency="EUR" office:value="4695.87">
            <text:p>4.695,87 €</text:p>
          </table:table-cell>
          <table:table-cell office:value-type="currency" office:currency="EUR" office:value="445.87">
            <text:p>445,87 €</text:p>
          </table:table-cell>
          <table:table-cell table:style-name="ce7" office:value-type="currency" office:currency="EUR" office:value="4250">
            <text:p>4.250,00 €</text:p>
          </table:table-cell>
          <table:table-cell table:style-name="ce7" office:value-type="currency" office:currency="EUR" office:value="4534.66">
            <text:p>4.534,66 €</text:p>
          </table:table-cell>
        </table:table-row>
        <table:table-row table:style-name="ro1">
          <table:table-cell/>
          <table:table-cell office:value-type="string">
            <text:p>5. Jahr</text:p>
          </table:table-cell>
          <table:table-cell table:style-name="ce7" office:value-type="currency" office:currency="EUR" office:value="4534.66">
            <text:p>4.534,66 €</text:p>
          </table:table-cell>
          <table:table-cell table:style-name="ce7" office:value-type="currency" office:currency="EUR" office:value="4695.91">
            <text:p>4.695,91 €</text:p>
          </table:table-cell>
          <table:table-cell office:value-type="currency" office:currency="EUR" office:value="161.25">
            <text:p>161,25 €</text:p>
          </table:table-cell>
          <table:table-cell table:style-name="ce7" office:value-type="currency" office:currency="EUR" office:value="4534.66">
            <text:p>4.534,66 €</text:p>
          </table:table-cell>
          <table:table-cell table:style-name="ce7" office:value-type="currency" office:currency="EUR" office:value="0">
            <text:p>0,0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6cm" fo:margin-bottom="0.529cm" fo:margin-left="0.633cm" fo:margin-right="0.677cm" style:shadow="none" fo:background-color="transparent" style:scale-to="8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Anhang I</text:p>
        </style:region-left>
        <style:region-center>
          <text:p><text:sheet-name>???</text:sheet-name></text:p>
        </style:region-center>
        <style:region-right>
          <text:p>Seit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27.07.2011</text:date>, <text:time>15:4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s Löwe</meta:initial-creator>
    <meta:creation-date>2011-07-26T09:53:15.46</meta:creation-date>
    <dc:date>2011-07-27T15:41:40.53</dc:date>
    <dc:creator>Nils Löwe</dc:creator>
    <meta:editing-duration>PT7H34M8S</meta:editing-duration>
    <meta:editing-cycles>19</meta:editing-cycles>
    <meta:generator>OpenOffice.org/3.3$Win32 OpenOffice.org_project/330m20$Build-9567</meta:generator>
    <meta:document-statistic meta:table-count="3" meta:cell-count="1144" meta:object-count="0"/>
  </office:meta>
</office:document-meta>
</file>